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ourier New" svg:font-family="'Courier New'"/>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1" svg:font-family="'Segoe UI', 'Lucida Grande', Verdana, Arial, Helvetica, sans-serif"/>
    <style:font-face style:name="Tahoma1" svg:font-family="Tahoma"/>
    <style:font-face style:name="Courier New1"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Light1" svg:font-family="'Segoe UI Light', 'Segoe UI', 'Lucida Grande', Verdana, Arial, Helvetica, sans-serif" style:font-adornments="Regular" style:font-family-generic="swiss" style:font-pitch="variable"/>
    <style:font-face style:name="Segoe UI3" svg:font-family="'Segoe UI', 'Lucida Grande', Verdana, Arial, Helvetica, sans-serif" style:font-adornments="Bold" style:font-family-generic="swiss" style:font-pitch="variable"/>
    <style:font-face style:name="Segoe UI2" svg:font-family="'Segoe UI', 'Lucida Grande', Verdana, Arial, Helvetica, sans-serif" style:font-adornments="Italic" style:font-family-generic="swiss" style:font-pitch="variable"/>
    <style:font-face style:name="Segoe UI" svg:font-family="'Segoe UI', 'Lucida Grande', Verdana, Arial, Helvetica, sans-serif" style:font-adornments="Regular"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table:align="left"/>
    </style:style>
    <style:style style:name="Table1.A" style:family="table-column">
      <style:table-column-properties style:column-width="0.7472in"/>
    </style:style>
    <style:style style:name="Table1.B" style:family="table-column">
      <style:table-column-properties style:column-width="1.2264in"/>
    </style:style>
    <style:style style:name="Table1.C" style:family="table-column">
      <style:table-column-properties style:column-width="1.2889in"/>
    </style:style>
    <style:style style:name="Table1.A1" style:family="table-cell">
      <style:table-cell-properties style:vertical-align="middle" fo:background-color="#d9d9d9" fo:padding="0.0201in" fo:border-left="0.0007in solid #000000" fo:border-right="none" fo:border-top="0.0007in solid #000000" fo:border-bottom="none">
        <style:background-image/>
      </style:table-cell-properties>
    </style:style>
    <style:style style:name="Table1.B1" style:family="table-cell">
      <style:table-cell-properties style:vertical-align="middle" fo:background-color="#d9d9d9" fo:padding="0.0201in" fo:border-left="none" fo:border-right="none" fo:border-top="0.0007in solid #000000" fo:border-bottom="none">
        <style:background-image/>
      </style:table-cell-properties>
    </style:style>
    <style:style style:name="Table1.C1" style:family="table-cell">
      <style:table-cell-properties style:vertical-align="middle" fo:background-color="#d9d9d9" fo:padding="0.0201in" fo:border-left="none" fo:border-right="0.0007in solid #000000" fo:border-top="0.0007in solid #000000" fo:border-bottom="none">
        <style:background-image/>
      </style:table-cell-properties>
    </style:style>
    <style:style style:name="Table1.A2" style:family="table-cell">
      <style:table-cell-properties style:vertical-align="middle" fo:padding="0.0201in" fo:border-left="0.0007in solid #000000" fo:border-right="none" fo:border-top="none" fo:border-bottom="none"/>
    </style:style>
    <style:style style:name="Table1.B2" style:family="table-cell">
      <style:table-cell-properties style:vertical-align="middle" fo:padding="0.0201in" fo:border="none"/>
    </style:style>
    <style:style style:name="Table1.C2" style:family="table-cell">
      <style:table-cell-properties style:vertical-align="middle" fo:padding="0.0201in" fo:border-left="none" fo:border-right="0.0007in solid #000000" fo:border-top="none" fo:border-bottom="none"/>
    </style:style>
    <style:style style:name="Table1.B3" style:family="table-cell">
      <style:table-cell-properties style:vertical-align="middle" fo:padding="0.0382in" fo:border="none"/>
    </style:style>
    <style:style style:name="Table1.A9" style:family="table-cell">
      <style:table-cell-properties style:vertical-align="middle" fo:padding="0.0201in" fo:border-left="0.0007in solid #000000" fo:border-right="none" fo:border-top="none" fo:border-bottom="0.0007in solid #000000"/>
    </style:style>
    <style:style style:name="Table1.B9" style:family="table-cell">
      <style:table-cell-properties style:vertical-align="middle" fo:padding="0.0201in" fo:border-left="none" fo:border-right="none" fo:border-top="none" fo:border-bottom="0.0007in solid #000000"/>
    </style:style>
    <style:style style:name="Table1.C9" style:family="table-cell">
      <style:table-cell-properties style:vertical-align="middle" fo:padding="0.0201in" fo:border-left="none"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0.7438in" style:rel-column-width="7281*"/>
    </style:style>
    <style:style style:name="Table2.I" style:family="table-column">
      <style:table-column-properties style:column-width="0.7444in" style:rel-column-width="728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I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I2" style:family="table-cell">
      <style:table-cell-properties fo:padding="0.0382in" fo:border-left="0.0007in solid #000000" fo:border-right="0.0007in solid #000000" fo:border-top="none" fo:border-bottom="0.0007in solid #000000"/>
    </style:style>
    <style:style style:name="Table3" style:family="table">
      <style:table-properties style:width="3.5313in" fo:margin-left="0.0042in" fo:margin-right="3.1569in" table:align="margins"/>
    </style:style>
    <style:style style:name="Table3.A" style:family="table-column">
      <style:table-column-properties style:column-width="0.6563in" style:rel-column-width="12179*"/>
    </style:style>
    <style:style style:name="Table3.B" style:family="table-column">
      <style:table-column-properties style:column-width="0.75in" style:rel-column-width="13918*"/>
    </style:style>
    <style:style style:name="Table3.C" style:family="table-column">
      <style:table-column-properties style:column-width="1.0625in" style:rel-column-width="19718*"/>
    </style:style>
    <style:style style:name="Table3.D" style:family="table-column">
      <style:table-column-properties style:column-width="1.0625in" style:rel-column-width="1972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C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3" style:family="table-cell" style:data-style-name="N0">
      <style:table-cell-properties fo:padding="0.0382in" fo:border-left="0.0007in solid #000000" fo:border-right="none" fo:border-top="none" fo:border-bottom="0.0007in solid #000000"/>
    </style:style>
    <style:style style:name="Table3.D3" style:family="table-cell" style:data-style-name="N0">
      <style:table-cell-properties fo:padding="0.0382in" fo:border-left="0.0007in solid #000000" fo:border-right="0.0007in solid #000000" fo:border-top="none" fo:border-bottom="0.0007in solid #000000"/>
    </style:style>
    <style:style style:name="Table4" style:family="table">
      <style:table-properties style:width="6.6924in" table:align="left"/>
    </style:style>
    <style:style style:name="Table4.A" style:family="table-column">
      <style:table-column-properties style:column-width="1.0069in"/>
    </style:style>
    <style:style style:name="Table4.B" style:family="table-column">
      <style:table-column-properties style:column-width="1.1903in"/>
    </style:style>
    <style:style style:name="Table4.C" style:family="table-column">
      <style:table-column-properties style:column-width="0.7653in"/>
    </style:style>
    <style:style style:name="Table4.D" style:family="table-column">
      <style:table-column-properties style:column-width="1.3264in"/>
    </style:style>
    <style:style style:name="Table4.E" style:family="table-column">
      <style:table-column-properties style:column-width="1.2174in"/>
    </style:style>
    <style:style style:name="Table4.F" style:family="table-column">
      <style:table-column-properties style:column-width="1.1861in"/>
    </style:style>
    <style:style style:name="Table4.A1" style:family="table-cell">
      <style:table-cell-properties style:vertical-align="middle" fo:background-color="#d9d9d9" fo:padding="0.0382in" fo:border="none">
        <style:background-image/>
      </style:table-cell-properties>
    </style:style>
    <style:style style:name="Table4.A3" style:family="table-cell">
      <style:table-cell-properties style:vertical-align="middle" fo:padding="0.0382in" fo:border="none"/>
    </style:style>
    <style:style style:name="Table5" style:family="table">
      <style:table-properties style:width="6.6924in" table:align="margins"/>
    </style:style>
    <style:style style:name="Table5.A" style:family="table-column">
      <style:table-column-properties style:column-width="0.6694in" style:rel-column-width="6553*"/>
    </style:style>
    <style:style style:name="Table5.J" style:family="table-column">
      <style:table-column-properties style:column-width="0.6694in" style:rel-column-width="6558*"/>
    </style:style>
    <style:style style:name="Table5.A1" style:family="table-cell" style:data-style-name="N0">
      <style:table-cell-properties fo:padding="0.0382in" fo:border-left="0.0007in solid #000000" fo:border-right="none" fo:border-top="0.0007in solid #000000" fo:border-bottom="0.0007in solid #000000"/>
    </style:style>
    <style:style style:name="Table5.J1" style:family="table-cell" style:data-style-name="N0">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J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0.7438in" style:rel-column-width="7281*"/>
    </style:style>
    <style:style style:name="Table6.I" style:family="table-column">
      <style:table-column-properties style:column-width="0.7444in" style:rel-column-width="7287*"/>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data-style-name="N0">
      <style:table-cell-properties fo:padding="0.0382in" fo:border-left="0.0007in solid #000000" fo:border-right="none" fo:border-top="0.0007in solid #000000" fo:border-bottom="0.0007in solid #000000"/>
    </style:style>
    <style:style style:name="Table6.I1" style:family="table-cell" style:data-style-name="N0">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I2" style:family="table-cell">
      <style:table-cell-properties fo:padding="0.0382in" fo:border-left="0.0007in solid #000000" fo:border-right="0.0007in solid #000000" fo:border-top="none" fo:border-bottom="0.0007in solid #000000"/>
    </style:style>
    <style:style style:name="Table7" style:family="table">
      <style:table-properties style:width="3.3597in" fo:margin-left="0.6396in" fo:margin-right="2.6931in" table:align="margins"/>
    </style:style>
    <style:style style:name="Table7.A" style:family="table-column">
      <style:table-column-properties style:column-width="0.6979in" style:rel-column-width="13613*"/>
    </style:style>
    <style:style style:name="Table7.B" style:family="table-column">
      <style:table-column-properties style:column-width="0.8646in" style:rel-column-width="16864*"/>
    </style:style>
    <style:style style:name="Table7.C" style:family="table-column">
      <style:table-column-properties style:column-width="0.8958in" style:rel-column-width="17474*"/>
    </style:style>
    <style:style style:name="Table7.D" style:family="table-column">
      <style:table-column-properties style:column-width="0.9014in" style:rel-column-width="17584*"/>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C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A3" style:family="table-cell" style:data-style-name="N0">
      <style:table-cell-properties fo:padding="0.0382in" fo:border-left="0.0007in solid #000000" fo:border-right="none" fo:border-top="none" fo:border-bottom="0.0007in solid #000000"/>
    </style:style>
    <style:style style:name="Table7.D3"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6.6924in" table:align="left"/>
    </style:style>
    <style:style style:name="Table8.A" style:family="table-column">
      <style:table-column-properties style:column-width="1.0069in"/>
    </style:style>
    <style:style style:name="Table8.B" style:family="table-column">
      <style:table-column-properties style:column-width="1.1903in"/>
    </style:style>
    <style:style style:name="Table8.C" style:family="table-column">
      <style:table-column-properties style:column-width="0.7653in"/>
    </style:style>
    <style:style style:name="Table8.D" style:family="table-column">
      <style:table-column-properties style:column-width="1.3264in"/>
    </style:style>
    <style:style style:name="Table8.E" style:family="table-column">
      <style:table-column-properties style:column-width="1.2174in"/>
    </style:style>
    <style:style style:name="Table8.F" style:family="table-column">
      <style:table-column-properties style:column-width="1.1861in"/>
    </style:style>
    <style:style style:name="Table8.A1" style:family="table-cell">
      <style:table-cell-properties style:vertical-align="middle" fo:background-color="#d9d9d9" fo:padding="0.0382in" fo:border="none">
        <style:background-image/>
      </style:table-cell-properties>
    </style:style>
    <style:style style:name="Table8.A3" style:family="table-cell">
      <style:table-cell-properties style:vertical-align="middle" fo:padding="0.0382in" fo:border="none"/>
    </style:style>
    <style:style style:name="Table9" style:family="table">
      <style:table-properties style:width="6.6924in" table:align="margins"/>
    </style:style>
    <style:style style:name="Table9.A" style:family="table-column">
      <style:table-column-properties style:column-width="0.6694in" style:rel-column-width="6553*"/>
    </style:style>
    <style:style style:name="Table9.J" style:family="table-column">
      <style:table-column-properties style:column-width="0.6694in" style:rel-column-width="6558*"/>
    </style:style>
    <style:style style:name="Table9.A1" style:family="table-cell" style:data-style-name="N0">
      <style:table-cell-properties fo:padding="0.0382in" fo:border-left="0.0007in solid #000000" fo:border-right="none" fo:border-top="0.0007in solid #000000" fo:border-bottom="0.0007in solid #000000"/>
    </style:style>
    <style:style style:name="Table9.J1" style:family="table-cell" style:data-style-name="N0">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J2" style:family="table-cell">
      <style:table-cell-properties fo:padding="0.0382in" fo:border-left="0.0007in solid #000000" fo:border-right="0.0007in solid #000000" fo:border-top="none" fo:border-bottom="0.0007in solid #000000"/>
    </style:style>
    <style:style style:name="Button_5f_Macros" style:display-name="Button_Macros" style:family="table">
      <style:table-properties style:width="4.4236in" fo:margin-left="0in" fo:margin-right="2.2688in" table:align="margins"/>
    </style:style>
    <style:style style:name="Button_5f_Macros.A" style:display-name="Button_Macros.A" style:family="table-column">
      <style:table-column-properties style:column-width="2.9354in" style:rel-column-width="43484*"/>
    </style:style>
    <style:style style:name="Button_5f_Macros.B" style:display-name="Button_Macros.B" style:family="table-column">
      <style:table-column-properties style:column-width="1.4882in" style:rel-column-width="22051*"/>
    </style:style>
    <style:style style:name="Button_5f_Macros.A1" style:display-name="Button_Macros.A1" style:family="table-cell">
      <style:table-cell-properties fo:padding="0.0382in" fo:border-left="0.0007in solid #000000" fo:border-right="none" fo:border-top="0.0007in solid #000000" fo:border-bottom="0.0007in solid #000000"/>
    </style:style>
    <style:style style:name="Button_5f_Macros.B1" style:display-name="Button_Macros.B1" style:family="table-cell">
      <style:table-cell-properties fo:padding="0.0382in" fo:border="0.0007in solid #000000"/>
    </style:style>
    <style:style style:name="Button_5f_Macros.A2" style:display-name="Button_Macros.A2" style:family="table-cell">
      <style:table-cell-properties fo:padding="0.0382in" fo:border-left="0.0007in solid #000000" fo:border-right="none" fo:border-top="none" fo:border-bottom="0.0007in solid #000000"/>
    </style:style>
    <style:style style:name="Button_5f_Macros.B2" style:display-name="Button_Macros.B2" style:family="table-cell">
      <style:table-cell-properties fo:padding="0.0382in" fo:border-left="0.0007in solid #000000" fo:border-right="0.0007in solid #000000" fo:border-top="none" fo:border-bottom="0.0007in solid #000000"/>
    </style:style>
    <style:style style:name="D-Pad_5f_Macros" style:display-name="D-Pad_Macros" style:family="table">
      <style:table-properties style:width="4.4236in" fo:margin-left="0in" fo:margin-right="2.2688in" table:align="margins"/>
    </style:style>
    <style:style style:name="D-Pad_5f_Macros.A" style:display-name="D-Pad_Macros.A" style:family="table-column">
      <style:table-column-properties style:column-width="2.9354in" style:rel-column-width="43484*"/>
    </style:style>
    <style:style style:name="D-Pad_5f_Macros.B" style:display-name="D-Pad_Macros.B" style:family="table-column">
      <style:table-column-properties style:column-width="1.4882in" style:rel-column-width="22051*"/>
    </style:style>
    <style:style style:name="D-Pad_5f_Macros.A1" style:display-name="D-Pad_Macros.A1" style:family="table-cell">
      <style:table-cell-properties fo:padding="0.0382in" fo:border-left="0.0007in solid #000000" fo:border-right="none" fo:border-top="0.0007in solid #000000" fo:border-bottom="0.0007in solid #000000"/>
    </style:style>
    <style:style style:name="D-Pad_5f_Macros.B1" style:display-name="D-Pad_Macros.B1" style:family="table-cell">
      <style:table-cell-properties fo:padding="0.0382in" fo:border="0.0007in solid #000000"/>
    </style:style>
    <style:style style:name="D-Pad_5f_Macros.A2" style:display-name="D-Pad_Macros.A2" style:family="table-cell">
      <style:table-cell-properties fo:padding="0.0382in" fo:border-left="0.0007in solid #000000" fo:border-right="none" fo:border-top="none" fo:border-bottom="0.0007in solid #000000"/>
    </style:style>
    <style:style style:name="D-Pad_5f_Macros.B2" style:display-name="D-Pad_Macro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2" style:family="paragraph" style:parent-style-name="Text_20_body">
      <style:paragraph-properties fo:margin-top="0in" fo:margin-bottom="0in" fo:line-height="138%" style:writing-mode="lr-tb"/>
      <style:text-properties fo:font-weight="normal"/>
    </style:style>
    <style:style style:name="P3" style:family="paragraph" style:parent-style-name="Standard">
      <style:paragraph-properties fo:text-align="center" style:justify-single-word="false"/>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4" style:family="paragraph" style:parent-style-name="Standard">
      <style:text-properties fo:font-variant="normal" fo:text-transform="none" fo:color="#000000" style:text-line-through-style="none" style:font-name="Arial1" fo:font-size="10.5pt" fo:language="en" fo:country="US" fo:font-style="normal" style:text-underline-style="none" fo:font-weight="normal" style:text-blinking="false" fo:background-color="transparent"/>
    </style:style>
    <style:style style:name="P5" style:family="paragraph" style:parent-style-name="Standard">
      <style:text-properties fo:font-variant="normal" fo:text-transform="none" fo:color="#000000" style:text-line-through-style="none" style:font-name="Arial1" fo:font-size="10.5pt" fo:letter-spacing="normal" fo:language="en" fo:country="US" fo:font-style="italic" style:text-underline-style="none" fo:font-weight="normal" style:text-blinking="false" fo:background-color="transparent"/>
    </style:style>
    <style:style style:name="P6" style:family="paragraph" style:parent-style-name="Standard">
      <style:paragraph-properties fo:text-align="center" style:justify-single-word="false"/>
      <style:text-properties style:font-name="Segoe UI1" fo:font-size="10.5pt"/>
    </style:style>
    <style:style style:name="P7" style:family="paragraph" style:parent-style-name="Standard">
      <style:text-properties fo:language="en" fo:country="US"/>
    </style:style>
    <style:style style:name="P8" style:family="paragraph" style:parent-style-name="Standard">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9" style:family="paragraph" style:parent-style-name="Standard">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10" style:family="paragraph" style:parent-style-name="Standard" style:list-style-name="L8">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11" style:family="paragraph" style:parent-style-name="Text_20_body">
      <style:text-properties style:font-name="Courier New1" fo:language="en" fo:country="US"/>
    </style:style>
    <style:style style:name="P12" style:family="paragraph" style:parent-style-name="Text_20_body">
      <style:text-properties fo:language="en" fo:country="US"/>
    </style:style>
    <style:style style:name="P13" style:family="paragraph" style:parent-style-name="Text_20_body" style:list-style-name="L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4" style:family="paragraph" style:parent-style-name="Text_20_body" style:list-style-name="L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5"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6" style:family="paragraph" style:parent-style-name="Text_20_body" style:list-style-name="L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style:style>
    <style:style style:name="P17"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0.5pt" fo:language="en" fo:country="US" fo:font-style="normal" style:text-underline-style="none" fo:font-weight="normal" style:text-blinking="false" fo:background-color="transparent"/>
    </style:style>
    <style:style style:name="P18" style:family="paragraph" style:parent-style-name="Text_20_body">
      <style:paragraph-properties fo:margin-top="0in" fo:margin-bottom="0in" fo:line-height="138%"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19" style:family="paragraph" style:parent-style-name="Text_20_body">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20" style:family="paragraph" style:parent-style-name="Text_20_body" style:list-style-name="L4">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21" style:family="paragraph" style:parent-style-name="Text_20_body" style:list-style-name="L6">
      <style:paragraph-properties fo:margin-top="0in" fo:margin-bottom="0.0799in" fo:line-height="100%" style:writing-mode="lr-tb"/>
      <style:text-properties fo:font-variant="normal" fo:text-transform="none" fo:color="#000000" style:text-line-through-style="none" style:font-name="Segoe UI" fo:font-size="10.5pt" fo:language="en" fo:country="US" fo:font-style="normal" style:text-underline-style="none" fo:font-weight="normal" style:text-blinking="false" fo:background-color="transparent"/>
    </style:style>
    <style:style style:name="P22" style:family="paragraph" style:parent-style-name="Text_20_body">
      <style:paragraph-properties fo:margin-top="0in" fo:margin-bottom="0.0799in" fo:line-height="100%" style:writing-mode="lr-tb"/>
      <style:text-properties fo:font-variant="normal" fo:text-transform="none" fo:color="#000000" style:text-line-through-style="none" style:font-name="Segoe UI" fo:font-size="10.5pt" fo:font-style="normal" style:text-underline-style="none" fo:font-weight="normal" style:text-blinking="false" fo:background-color="transparent"/>
    </style:style>
    <style:style style:name="P23" style:family="paragraph" style:parent-style-name="Text_20_body" style:list-style-name="L8">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24" style:family="paragraph" style:parent-style-name="Text_20_body" style:list-style-name="L9">
      <style:paragraph-properties fo:margin-top="0in" fo:margin-bottom="0.0799in" fo:widows="1" fo:padding="0in" fo:border="none"/>
      <style:text-properties fo:font-variant="normal" fo:text-transform="none" fo:color="#454545" style:font-name="Segoe UI1" fo:font-size="10.5pt" fo:letter-spacing="normal" fo:font-style="normal" fo:font-weight="normal"/>
    </style:style>
    <style:style style:name="P25" style:family="paragraph" style:parent-style-name="Text_20_body">
      <style:paragraph-properties fo:margin-left="0in" fo:margin-right="0in" fo:margin-top="0in" fo:margin-bottom="0.0799in" fo:line-height="138%" fo:widows="1" fo:text-indent="0in" style:auto-text-indent="false" fo:padding="0in" fo:border="none" style:writing-mode="lr-tb"/>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style>
    <style:style style:name="P26" style:family="paragraph" style:parent-style-name="Text_20_body">
      <style:paragraph-properties fo:margin-left="0in" fo:margin-right="0in" fo:margin-top="0in" fo:margin-bottom="0.0799in" fo:line-height="100%" fo:widows="1" fo:text-indent="0in" style:auto-text-indent="false" fo:padding="0in" fo:border="none" style:writing-mode="lr-tb"/>
      <style:text-properties fo:font-variant="normal" fo:text-transform="none" fo:color="#000000" style:text-line-through-style="none" style:font-name="Segoe UI" fo:font-size="10.5pt" fo:font-style="normal" style:text-underline-style="none" fo:font-weight="normal" style:text-blinking="false" fo:background-color="transparent"/>
    </style:style>
    <style:style style:name="P27"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style>
    <style:style style:name="P28"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italic" style:font-style-complex="italic"/>
    </style:style>
    <style:style style:name="P29"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normal" style:font-style-complex="normal"/>
    </style:style>
    <style:style style:name="P30"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ize-asian="18pt" style:font-style-asian="normal" style:font-size-complex="18pt" style:font-style-complex="normal"/>
    </style:style>
    <style:style style:name="P31"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style-complex="normal"/>
    </style:style>
    <style:style style:name="P32"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33" style:family="paragraph" style:parent-style-name="Text_20_body">
      <style:paragraph-properties fo:margin-left="0in" fo:margin-right="0in" fo:margin-top="0in" fo:margin-bottom="0.0799in" fo:text-align="start" style:justify-single-word="false" fo:widows="1" fo:text-indent="0in" style:auto-text-indent="false" fo:padding="0in" fo:border="none"/>
      <style:text-properties fo:font-variant="normal" fo:text-transform="none" fo:color="#454545" style:font-name="Segoe UI1" fo:font-size="10.5pt" fo:letter-spacing="normal" fo:font-style="normal" fo:font-weight="normal"/>
    </style:style>
    <style:style style:name="P34"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font-size="10.5pt" fo:letter-spacing="normal" fo:language="en" fo:country="US" fo:font-style="normal" fo:font-weight="normal"/>
    </style:style>
    <style:style style:name="P35" style:family="paragraph" style:parent-style-name="Text_20_body">
      <style:paragraph-properties fo:margin-left="0in" fo:margin-right="0in" fo:margin-top="0in" fo:margin-bottom="0.0799in" fo:widows="1" fo:text-indent="0in" style:auto-text-indent="false" fo:padding="0in" fo:border="none"/>
      <style:text-properties fo:font-variant="normal" fo:text-transform="none" fo:color="#454545" style:font-name="Segoe UI1" fo:letter-spacing="normal" fo:font-style="normal" fo:font-weight="normal"/>
    </style:style>
    <style:style style:name="P36" style:family="paragraph" style:parent-style-name="Text_20_body">
      <style:paragraph-properties fo:margin-left="0in" fo:margin-right="0in" fo:margin-top="0in" fo:margin-bottom="0.0799in" fo:widows="1" fo:text-indent="0in" style:auto-text-indent="false" fo:padding="0in" fo:border="none"/>
    </style:style>
    <style:style style:name="P37" style:family="paragraph" style:parent-style-name="Text_20_body" style:list-style-name="">
      <style:paragraph-properties fo:margin-left="0in" fo:margin-right="0in" fo:margin-top="0in" fo:margin-bottom="0.0799in" fo:widows="1" fo:text-indent="0in" style:auto-text-indent="false" fo:padding="0in" fo:border="none"/>
    </style:style>
    <style:style style:name="P38" style:family="paragraph" style:parent-style-name="Text_20_body" style:list-style-name="">
      <style:paragraph-properties fo:margin-left="0in" fo:margin-right="0in" fo:margin-top="0in" fo:margin-bottom="0.1563in" fo:widows="1" fo:text-indent="0in" style:auto-text-indent="false" fo:padding="0in" fo:border="none"/>
    </style:style>
    <style:style style:name="P39"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style-asian="normal" style:font-style-complex="normal"/>
    </style:style>
    <style:style style:name="P40"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style-complex="normal"/>
    </style:style>
    <style:style style:name="P41"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style>
    <style:style style:name="P42" style:family="paragraph" style:parent-style-name="Text_20_body">
      <style:paragraph-properties fo:margin-left="0.4925in" fo:margin-right="0in" fo:margin-top="0in" fo:margin-bottom="0.0799in" fo:widows="1" fo:text-indent="0in" style:auto-text-indent="false" fo:padding="0in" fo:border="none"/>
      <style:text-properties fo:font-variant="normal" fo:text-transform="none" fo:color="#000000" style:text-line-through-style="none" style:font-name="Segoe UI2" fo:font-size="10.5pt" fo:letter-spacing="normal" fo:font-style="normal" style:text-underline-style="none" fo:font-weight="normal" style:text-blinking="false" fo:background-color="transparent"/>
    </style:style>
    <style:style style:name="P43" style:family="paragraph" style:parent-style-name="Text_20_body">
      <style:paragraph-properties fo:margin-left="0.4925in" fo:margin-right="0in" fo:margin-top="0in" fo:margin-bottom="0.0799in" fo:widows="1" fo:text-indent="0in" style:auto-text-indent="false" fo:padding="0in" fo:border="none"/>
    </style:style>
    <style:style style:name="P44" style:family="paragraph" style:parent-style-name="Text_20_body">
      <style:paragraph-properties fo:margin-left="0.4925in" fo:margin-right="0in" fo:margin-top="0in" fo:margin-bottom="0.0799in" fo:widows="1" fo:text-indent="0in" style:auto-text-indent="false" fo:padding="0in" fo:border="none"/>
      <style:text-properties fo:language="en" fo:country="US"/>
    </style:style>
    <style:style style:name="P45" style:family="paragraph" style:parent-style-name="Text_20_body">
      <style:paragraph-properties fo:margin-left="0.4925in" fo:margin-right="0in" fo:margin-top="0in" fo:margin-bottom="0.0799in" fo:widows="1" fo:text-indent="0in" style:auto-text-indent="false" fo:padding="0in" fo:border="none" style:writing-mode="lr-tb"/>
    </style:style>
    <style:style style:name="P46" style:family="paragraph" style:parent-style-name="Text_20_body">
      <style:paragraph-properties style:writing-mode="lr-tb"/>
      <style:text-properties style:font-name="Courier New1" fo:language="en" fo:country="US"/>
    </style:style>
    <style:style style:name="P47" style:family="paragraph" style:parent-style-name="Heading_20_3">
      <style:paragraph-properties fo:margin-top="0.1945in" fo:margin-bottom="0.0555in" fo:line-height="138%" style:writing-mode="lr-tb"/>
      <style:text-properties fo:font-variant="normal" fo:text-transform="none" fo:color="#666666" style:text-line-through-style="none" style:font-name="Arial1" fo:font-size="12pt" fo:font-style="normal" style:text-underline-style="none" fo:font-weight="bold" style:text-blinking="false" fo:background-color="transparent"/>
    </style:style>
    <style:style style:name="P48" style:family="paragraph" style:parent-style-name="Heading_20_2">
      <style:text-properties fo:font-variant="normal" fo:text-transform="none" fo:color="#454545" style:font-name="Segoe UI Semibold" fo:letter-spacing="normal" fo:language="en" fo:country="US" fo:font-style="normal" fo:font-weight="normal"/>
    </style:style>
    <style:style style:name="P49" style:family="paragraph" style:parent-style-name="Heading_20_2">
      <style:text-properties fo:font-variant="normal" fo:text-transform="none" fo:color="#454545" style:font-name="Segoe UI Semibold" fo:letter-spacing="normal" fo:language="en" fo:country="US" fo:font-style="normal" fo:font-weight="normal"/>
    </style:style>
    <style:style style:name="P50" style:family="paragraph" style:parent-style-name="Heading_20_2">
      <style:paragraph-properties fo:break-before="page"/>
    </style:style>
    <style:style style:name="P51"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letter-spacing="normal" fo:language="en" fo:country="US" fo:font-style="normal" fo:font-weight="normal"/>
    </style:style>
    <style:style style:name="P52"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font-size="18pt" fo:letter-spacing="normal" fo:language="en" fo:country="US" fo:font-style="normal" fo:font-weight="normal" style:font-size-asian="18pt" style:font-size-complex="18pt"/>
    </style:style>
    <style:style style:name="P53" style:family="paragraph" style:parent-style-name="Heading_20_2">
      <style:paragraph-properties fo:margin-left="0in" fo:margin-right="0in" fo:margin-top="0in" fo:margin-bottom="0.1563in" fo:widows="1" fo:text-indent="0in" style:auto-text-indent="false" fo:padding="0in" fo:border="none"/>
      <style:text-properties fo:font-variant="normal" fo:text-transform="none" fo:color="#454545" style:font-name="Segoe UI Semibold" fo:font-size="18pt" fo:letter-spacing="normal" fo:language="en" fo:country="US" fo:font-style="normal" fo:font-weight="normal" style:font-size-asian="18pt" style:font-size-complex="18pt"/>
    </style:style>
    <style:style style:name="P54" style:family="paragraph" style:parent-style-name="Heading_20_2">
      <style:paragraph-properties fo:margin-left="0.4925in" fo:margin-right="0in" fo:margin-top="0in" fo:margin-bottom="0.1563in" fo:widows="1" fo:text-indent="0in" style:auto-text-indent="false" fo:padding="0in" fo:border="none"/>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ize-asian="18pt" style:font-style-asian="normal" style:font-size-complex="18pt" style:font-style-complex="normal"/>
    </style:style>
    <style:style style:name="P55" style:family="paragraph" style:parent-style-name="Heading_20_1">
      <style:text-properties fo:font-variant="normal" fo:text-transform="none" fo:color="#454545" style:font-name="Segoe UI Light" fo:letter-spacing="normal" fo:font-style="normal" fo:font-weight="normal"/>
    </style:style>
    <style:style style:name="P56" style:family="paragraph" style:parent-style-name="Heading_20_1" style:list-style-name="">
      <style:text-properties fo:font-variant="normal" fo:text-transform="none" fo:color="#454545" style:font-name="Segoe UI Light" fo:letter-spacing="normal" fo:language="en" fo:country="US" fo:font-style="normal" fo:font-weight="normal"/>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fo:color="#000000" style:text-line-through-style="none" style:font-name="Arial1" fo:font-size="24pt" fo:language="en" fo:country="US" style:text-underline-style="none" fo:font-weight="bold" style:text-blinking="false" fo:background-color="transparent" style:font-size-asian="24pt" style:font-size-complex="24pt"/>
    </style:style>
    <style:style style:name="P59"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60"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61" style:family="paragraph" style:parent-style-name="Heading_20_1">
      <style:paragraph-properties fo:break-before="page"/>
      <style:text-properties fo:font-variant="normal" fo:text-transform="none" fo:color="#454545" style:font-name="Segoe UI Light" fo:letter-spacing="normal" fo:font-style="normal" fo:font-weight="normal"/>
    </style:style>
    <style:style style:name="P62" style:family="paragraph" style:parent-style-name="Heading_20_1">
      <style:paragraph-properties fo:break-before="page"/>
      <style:text-properties fo:font-variant="normal" fo:text-transform="none" fo:color="#454545" style:font-name="Segoe UI Light" fo:letter-spacing="normal" fo:language="en" fo:country="US" fo:font-style="normal" fo:font-weight="normal"/>
    </style:style>
    <style:style style:name="P63" style:family="paragraph" style:parent-style-name="Heading_20_1" style:list-style-name="">
      <style:paragraph-properties fo:break-before="page"/>
      <style:text-properties fo:font-variant="normal" fo:text-transform="none" fo:color="#454545" style:font-name="Segoe UI Light" fo:letter-spacing="normal" fo:language="en" fo:country="US" fo:font-style="normal" fo:font-weight="normal"/>
    </style:style>
    <style:style style:name="P64" style:family="paragraph" style:parent-style-name="Heading_20_1">
      <style:paragraph-properties fo:break-before="page"/>
      <style:text-properties fo:language="en" fo:country="US"/>
    </style:style>
    <style:style style:name="P65" style:family="paragraph" style:parent-style-name="Heading_20_1">
      <style:paragraph-properties fo:break-before="page"/>
    </style:style>
    <style:style style:name="P66"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1" fo:font-size="10.5pt" fo:letter-spacing="normal" fo:font-style="normal" fo:font-weight="normal"/>
    </style:style>
    <style:style style:name="P67"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Light" fo:font-size="10.5pt" fo:letter-spacing="normal" fo:font-style="normal" fo:font-weight="normal"/>
    </style:style>
    <style:style style:name="P68" style:family="paragraph" style:parent-style-name="Heading_20_1">
      <style:paragraph-properties fo:margin-left="0in" fo:margin-right="0in" fo:margin-top="0in" fo:margin-bottom="0.0799in" fo:widows="1" fo:text-indent="0in" style:auto-text-indent="false" fo:break-before="page" fo:padding="0in" fo:border="none"/>
      <style:text-properties fo:font-variant="normal" fo:text-transform="none" fo:color="#454545" style:font-name="Segoe UI Light" fo:font-size="10.5pt" fo:letter-spacing="normal" fo:font-style="normal" fo:font-weight="normal"/>
    </style:style>
    <style:style style:name="P69" style:family="paragraph" style:parent-style-name="Heading_20_1">
      <style:paragraph-properties fo:margin-left="0in" fo:margin-right="0in" fo:margin-top="0in" fo:margin-bottom="0.0799in" fo:line-height="100%" fo:widows="1" fo:text-indent="0in" style:auto-text-indent="false" fo:break-before="page" fo:padding="0in" fo:border="none" style:writing-mode="lr-tb"/>
    </style:style>
    <style:style style:name="P70" style:family="paragraph" style:parent-style-name="Heading_20_1" style:master-page-name="Standard">
      <style:paragraph-properties style:page-number="auto"/>
      <style:text-properties fo:font-variant="normal" fo:text-transform="none" fo:color="#454545" style:font-name="Segoe UI Light" fo:letter-spacing="normal" fo:font-style="normal" fo:font-weight="normal"/>
    </style:style>
    <style:style style:name="P71" style:family="paragraph" style:parent-style-name="Contents_20_1">
      <style:paragraph-properties>
        <style:tab-stops>
          <style:tab-stop style:position="6.6925in" style:type="right" style:leader-style="dotted" style:leader-text="."/>
        </style:tab-stops>
      </style:paragraph-properties>
    </style:style>
    <style:style style:name="P72" style:family="paragraph" style:parent-style-name="Table_20_Contents">
      <style:text-properties style:font-name="Segoe UI1" fo:font-size="10.5pt" fo:font-weight="bold" style:font-weight-asian="bold" style:font-weight-complex="bold"/>
    </style:style>
    <style:style style:name="P73" style:family="paragraph" style:parent-style-name="Table_20_Contents">
      <style:paragraph-properties fo:text-align="center" style:justify-single-word="false"/>
      <style:text-properties style:font-name="Segoe UI1" fo:font-size="10.5pt" fo:font-weight="bold" style:font-weight-asian="bold" style:font-weight-complex="bold"/>
    </style:style>
    <style:style style:name="P74" style:family="paragraph" style:parent-style-name="Table_20_Contents">
      <style:paragraph-properties fo:text-align="end" style:justify-single-word="false"/>
      <style:text-properties style:font-name="Segoe UI1" fo:font-size="10.5pt" fo:font-weight="bold" style:font-weight-asian="bold" style:font-weight-complex="bold"/>
    </style:style>
    <style:style style:name="P75" style:family="paragraph" style:parent-style-name="Table_20_Contents">
      <style:paragraph-properties fo:text-align="center" style:justify-single-word="false"/>
      <style:text-properties style:font-name="Segoe UI1" fo:font-size="10.5pt"/>
    </style:style>
    <style:style style:name="P76" style:family="paragraph" style:parent-style-name="Table_20_Contents">
      <style:text-properties style:font-name="Segoe UI1" fo:font-size="9pt" style:font-size-asian="9pt" style:font-size-complex="9pt"/>
    </style:style>
    <style:style style:name="P77" style:family="paragraph" style:parent-style-name="Contents_20_2">
      <style:paragraph-properties>
        <style:tab-stops>
          <style:tab-stop style:position="6.4957in" style:type="right" style:leader-style="dotted" style:leader-text="."/>
        </style:tab-stops>
      </style:paragraph-properties>
    </style:style>
    <style:style style:name="P78"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background-color="transparent"/>
    </style:style>
    <style:style style:name="T2" style:family="text">
      <style:text-properties style:font-name="Courier New" fo:background-color="#d9d9d9"/>
    </style:style>
    <style:style style:name="T3" style:family="text">
      <style:text-properties fo:font-variant="normal" fo:text-transform="none" fo:color="#000000" style:text-line-through-style="none" style:font-name="Arial1" fo:font-size="10.5pt" fo:font-style="normal" style:text-underline-style="none" style:text-blinking="false" fo:background-color="transparent"/>
    </style:style>
    <style:style style:name="T4" style:family="text">
      <style:text-properties fo:font-variant="normal" fo:text-transform="none" fo:color="#000000" style:text-line-through-style="none" style:font-name="Arial1" fo:font-size="10.5pt" fo:font-style="normal" style:text-underline-style="none" fo:font-weight="bold" style:text-blinking="false" fo:background-color="transparent"/>
    </style:style>
    <style:style style:name="T5" style:family="text">
      <style:text-properties fo:font-variant="normal" fo:text-transform="none" fo:color="#000000" style:text-line-through-style="none" style:font-name="Arial1" fo:font-size="10.5pt" fo:font-style="normal" style:text-underline-style="none" fo:font-weight="bold" style:text-blinking="false" fo:background-color="transparent" style:font-weight-asian="bold" style:font-weight-complex="bold"/>
    </style:style>
    <style:style style:name="T6"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7" style:family="text">
      <style:text-properties fo:font-variant="normal" fo:text-transform="none" fo:color="#000000" style:text-line-through-style="none" style:font-name="Arial1" fo:font-size="10.5pt" fo:font-style="italic" style:text-underline-style="none" style:text-blinking="false" fo:background-color="transparent"/>
    </style:style>
    <style:style style:name="T8" style:family="text">
      <style:text-properties fo:font-variant="normal" fo:text-transform="none" fo:color="#000000" style:text-line-through-style="none" style:font-name="Arial1" fo:font-size="10.5pt" fo:letter-spacing="normal" fo:language="en" fo:country="US"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000000" style:text-line-through-style="none" style:font-name="Arial1" fo:font-size="13.5pt" fo:font-style="normal" style:text-underline-style="none" fo:font-weight="bold" style:text-blinking="false" fo:background-color="transparent"/>
    </style:style>
    <style:style style:name="T10"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Arial1" fo:font-size="24pt" fo:letter-spacing="normal" fo:language="en" fo:country="US" fo:font-style="normal" style:text-underline-style="none" fo:font-weight="bold" style:text-blinking="false" fo:background-color="transparent" style:font-size-asian="24pt" style:font-weight-asian="normal" style:font-size-complex="24pt" style:font-weight-complex="normal"/>
    </style:style>
    <style:style style:name="T12" style:family="text">
      <style:text-properties fo:font-variant="normal" fo:text-transform="none" fo:color="#000000" style:text-line-through-style="none" style:font-name="Arial1" fo:font-size="24pt" fo:letter-spacing="normal" fo:language="en" fo:country="US" fo:font-style="normal" style:text-underline-style="none" fo:font-weight="bold" style:text-blinking="false" fo:background-color="transparent" style:font-name-asian="Consolas" style:font-size-asian="24pt" style:font-style-asian="italic" style:font-weight-asian="normal" style:font-name-complex="Consolas" style:font-size-complex="24pt" style:font-style-complex="italic" style:font-weight-complex="normal"/>
    </style:style>
    <style:style style:name="T13" style:family="text">
      <style:text-properties fo:font-variant="normal" fo:text-transform="none" fo:color="#000000" style:text-line-through-style="none" style:font-name="Arial1" fo:font-size="24pt" fo:letter-spacing="normal" fo:language="en" fo:country="US" fo:font-style="normal" style:text-underline-style="none" style:text-blinking="false" fo:background-color="transparent" style:font-size-asian="24pt" style:font-size-complex="24pt"/>
    </style:style>
    <style:style style:name="T14" style:family="text">
      <style:text-properties fo:font-variant="normal" fo:text-transform="none" fo:color="#000000" style:text-line-through-style="none" style:font-name="Segoe UI2" fo:font-size="10.5pt" fo:letter-spacing="normal" fo:language="en" fo:country="US" fo:font-style="italic" style:text-underline-style="none" fo:font-weight="normal" style:text-blinking="false" fo:background-color="transparent" style:font-style-asian="normal" style:font-weight-asian="normal" style:font-style-complex="normal" style:font-weight-complex="normal"/>
    </style:style>
    <style:style style:name="T15" style:family="text">
      <style:text-properties fo:font-variant="normal" fo:text-transform="none" fo:color="#000000" style:text-line-through-style="none" style:font-name="Segoe UI2"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16" style:family="text">
      <style:text-properties fo:font-variant="normal" fo:text-transform="none" fo:color="#000000" style:text-line-through-style="none" style:font-name="Segoe UI2" fo:font-size="10.5pt" fo:letter-spacing="normal" fo:font-style="normal" style:text-underline-style="none" fo:font-weight="normal" style:text-blinking="false" fo:background-color="transparent" style:font-style-asian="normal" style:font-style-complex="normal"/>
    </style:style>
    <style:style style:name="T17" style:family="text">
      <style:text-properties fo:font-variant="normal" fo:text-transform="none" fo:color="#000000"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18" style:family="text">
      <style:text-properties fo:font-variant="normal" fo:text-transform="none" fo:color="#000000"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19" style:family="text">
      <style:text-properties fo:font-variant="normal" fo:text-transform="none" fo:color="#000000" style:text-line-through-style="none" style:font-name="Segoe UI Light1" fo:font-size="24pt" fo:letter-spacing="normal" fo:language="en" fo:country="US" fo:font-style="normal" style:text-underline-style="none" style:text-blinking="false" fo:background-color="transparent" style:font-size-asian="24pt" style:font-size-complex="24pt"/>
    </style:style>
    <style:style style:name="T20"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weight-asian="bold" style:font-name-complex="Consolas" style:font-size-complex="9.5pt" style:font-weight-complex="bold"/>
    </style:style>
    <style:style style:name="T21"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22"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23"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weight-asian="normal" style:font-weight-complex="normal"/>
    </style:style>
    <style:style style:name="T24" style:family="text">
      <style:text-properties fo:font-variant="normal" fo:text-transform="none" fo:color="#454545" style:text-line-through-style="none" style:font-name="Segoe UI1" fo:font-size="10.5pt" fo:letter-spacing="normal" fo:language="en" fo:country="US" fo:font-style="normal" style:text-underline-style="none" fo:font-weight="normal" style:text-blinking="false" fo:background-color="transparent" style:font-weight-asian="bold" style:font-weight-complex="bold"/>
    </style:style>
    <style:style style:name="T25"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weight-asian="bold" style:font-weight-complex="bold"/>
    </style:style>
    <style:style style:name="T26" style:family="text">
      <style:text-properties fo:font-variant="normal" fo:text-transform="none" fo:color="#454545" style:text-line-through-style="none" style:font-name="Segoe UI1"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27" style:family="text">
      <style:text-properties fo:font-variant="normal" fo:text-transform="none" fo:color="#454545" style:text-line-through-style="none" style:font-name="Segoe UI1" fo:font-size="10.5pt" fo:letter-spacing="normal"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28"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29"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weight-asian="normal" style:font-weight-complex="normal"/>
    </style:style>
    <style:style style:name="T30"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31" style:family="text">
      <style:text-properties fo:font-variant="normal" fo:text-transform="none" fo:color="#454545" style:text-line-through-style="none" style:font-name="Segoe UI" fo:font-size="10.5pt" fo:letter-spacing="normal" fo:language="en" fo:country="US" fo:font-style="normal" style:text-underline-style="none" fo:font-weight="normal" style:text-blinking="false" fo:background-color="transparent" style:font-name-asian="Consolas" style:font-size-asian="9.5pt" style:font-style-asian="normal" style:font-weight-asian="normal" style:font-name-complex="Consolas" style:font-size-complex="9.5pt" style:font-style-complex="normal" style:font-weight-complex="normal"/>
    </style:style>
    <style:style style:name="T32"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weight-asian="bold" style:font-weight-complex="bold"/>
    </style:style>
    <style:style style:name="T33"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weight-asian="bold" style:font-name-complex="Consolas" style:font-size-complex="9.5pt" style:font-weight-complex="bold"/>
    </style:style>
    <style:style style:name="T34"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name-asian="Consolas" style:font-size-asian="9.5pt" style:font-style-asian="normal" style:font-weight-asian="bold" style:font-name-complex="Consolas" style:font-size-complex="9.5pt" style:font-style-complex="normal" style:font-weight-complex="bold"/>
    </style:style>
    <style:style style:name="T35" style:family="text">
      <style:text-properties fo:font-variant="normal" fo:text-transform="none" fo:color="#454545" style:text-line-through-style="none" style:font-name="Segoe UI" fo:font-size="10.5pt" fo:letter-spacing="normal" fo:language="en" fo:country="US" fo:font-style="normal" style:text-underline-style="none" fo:font-weight="bold" style:text-blinking="false" fo:background-color="transparent" style:font-style-asian="normal" style:font-weight-asian="bold" style:font-style-complex="normal" style:font-weight-complex="bold"/>
    </style:style>
    <style:style style:name="T36" style:family="text">
      <style:text-properties fo:font-variant="normal" fo:text-transform="none" fo:color="#454545" style:text-line-through-style="none" style:font-name="Segoe UI" fo:font-size="10.5pt"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37" style:family="text">
      <style:text-properties fo:font-variant="normal" fo:text-transform="none" fo:color="#454545" style:text-line-through-style="none" style:font-name="Segoe UI" fo:font-size="10.5pt" fo:letter-spacing="normal"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38" style:family="text">
      <style:text-properties fo:font-variant="normal" fo:text-transform="none" fo:color="#454545" style:font-name="Segoe UI1" fo:font-size="10.5pt" fo:letter-spacing="normal" fo:language="en" fo:country="US" fo:font-style="normal"/>
    </style:style>
    <style:style style:name="T39" style:family="text">
      <style:text-properties fo:font-variant="normal" fo:text-transform="none" fo:color="#454545" style:font-name="Segoe UI1" fo:font-size="10.5pt" fo:letter-spacing="normal" fo:language="en" fo:country="US" fo:font-style="normal" fo:font-weight="normal"/>
    </style:style>
    <style:style style:name="T40" style:family="text">
      <style:text-properties fo:font-variant="normal" fo:text-transform="none" fo:color="#454545" style:font-name="Segoe UI1" fo:font-size="10.5pt" fo:letter-spacing="normal" fo:language="en" fo:country="US" fo:font-style="normal" fo:font-weight="normal" style:font-weight-asian="bold" style:font-weight-complex="bold"/>
    </style:style>
    <style:style style:name="T41" style:family="text">
      <style:text-properties fo:font-variant="normal" fo:text-transform="none" fo:color="#454545" style:font-name="Segoe UI1" fo:font-size="10.5pt" fo:letter-spacing="normal" fo:language="en" fo:country="US" fo:font-style="normal"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style-asian="normal" style:font-weight-asian="bold" style:font-style-complex="normal" style:font-weight-complex="bold"/>
    </style:style>
    <style:style style:name="T44" style:family="text">
      <style:text-properties style:text-line-through-style="none" style:font-name="Segoe UI" fo:language="en" fo:country="US" style:text-underline-style="none" fo:font-weight="normal" style:text-blinking="false" fo:background-color="transparent" style:font-weight-asian="normal" style:font-weight-complex="normal"/>
    </style:style>
    <style:style style:name="T45" style:family="text">
      <style:text-properties style:text-line-through-style="none" style:font-name="Segoe UI" fo:language="en" fo:country="US" style:text-underline-style="none" fo:font-weight="normal" style:text-blinking="false" fo:background-color="transparent" style:font-name-asian="Consolas" style:font-size-asian="9.5pt" style:font-weight-asian="normal" style:font-name-complex="Consolas" style:font-size-complex="9.5pt" style:font-weight-complex="normal"/>
    </style:style>
    <style:style style:name="T46" style:family="text">
      <style:text-properties style:text-line-through-style="none" style:font-name="Segoe UI" fo:language="en" fo:country="US" style:text-underline-style="none" fo:font-weight="bold" style:text-blinking="false" fo:background-color="transparent" style:font-weight-asian="bold" style:font-weight-complex="bold"/>
    </style:style>
    <style:style style:name="T47" style:family="text">
      <style:text-properties style:text-line-through-style="none" style:font-name="Segoe UI" fo:language="en" fo:country="US" fo:font-style="italic" style:text-underline-style="none" fo:font-weight="normal" style:text-blinking="false" fo:background-color="transparent" style:font-name-asian="Consolas" style:font-size-asian="9.5pt" style:font-style-asian="italic" style:font-weight-asian="normal" style:font-name-complex="Consolas" style:font-size-complex="9.5pt" style:font-style-complex="italic" style:font-weight-complex="normal"/>
    </style:style>
    <style:style style:name="T48" style:family="text">
      <style:text-properties style:text-line-through-style="none" style:font-name="Segoe UI"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49" style:family="text">
      <style:text-properties style:text-line-through-style="none" style:font-name="Segoe UI" fo:language="en" fo:country="US" fo:font-style="italic" style:text-underline-style="solid" style:text-underline-width="auto" style:text-underline-color="font-color" fo:font-weight="normal" style:text-blinking="false" fo:background-color="transparent" style:font-style-asian="italic" style:font-weight-asian="normal" style:font-style-complex="italic" style:font-weight-complex="normal"/>
    </style:style>
    <style:style style:name="T50" style:family="text">
      <style:text-properties style:text-line-through-style="none" style:font-name="Segoe UI" fo:font-size="10.5pt" fo:language="en" fo:country="US" style:text-underline-style="none" fo:font-weight="normal" style:text-blinking="false" fo:background-color="transparent" style:font-weight-asian="normal" style:font-weight-complex="normal"/>
    </style:style>
    <style:style style:name="T51" style:family="text">
      <style:text-properties style:text-line-through-style="none" style:font-name="Segoe UI" fo:font-size="10.5pt" fo:language="en" fo:country="US" style:text-underline-style="none" fo:font-weight="bold" style:text-blinking="false" fo:background-color="transparent" style:font-weight-asian="bold" style:font-weight-complex="bold"/>
    </style:style>
    <style:style style:name="T52" style:family="text">
      <style:text-properties style:text-line-through-style="none" style:font-name="Segoe UI Light1" fo:font-size="24pt" fo:language="en" fo:country="US" style:text-underline-style="none" fo:font-weight="250" style:text-blinking="false" fo:background-color="transparent" style:font-size-asian="24pt" style:font-weight-asian="normal" style:font-size-complex="24pt" style:font-weight-complex="normal"/>
    </style:style>
    <style:style style:name="T53" style:family="text">
      <style:text-properties style:text-line-through-style="none" style:font-name="Segoe UI Light1" fo:language="en" fo:country="US" style:text-underline-style="none" fo:font-weight="250" style:text-blinking="false" fo:background-color="transparent" style:font-weight-asian="normal" style:font-weight-complex="normal"/>
    </style:style>
    <style:style style:name="T54" style:family="text">
      <style:text-properties style:text-line-through-style="none" style:font-name="Segoe UI Light1" fo:language="en" fo:country="US" style:text-underline-style="none" style:text-blinking="false" fo:background-color="transparent" style:font-weight-asian="normal" style:font-weight-complex="normal"/>
    </style:style>
    <style:style style:name="T55" style:family="text">
      <style:text-properties style:text-line-through-style="none" fo:language="en" fo:country="US" style:text-underline-style="none" fo:font-weight="bold" style:text-blinking="false" fo:background-color="transparent" style:font-weight-asian="bold" style:font-weight-complex="bold"/>
    </style:style>
    <style:style style:name="T56" style:family="text">
      <style:text-properties style:text-line-through-style="none" fo:language="en" fo:country="US" style:text-underline-style="none" fo:font-weight="normal" style:text-blinking="false" fo:background-color="transparent" style:font-weight-asian="normal" style:font-weight-complex="normal"/>
    </style:style>
    <style:style style:name="T57" style:family="text">
      <style:text-properties style:text-line-through-style="none" fo:language="en" fo:country="US" style:text-underline-style="none" fo:font-weight="normal" style:text-blinking="false" fo:background-color="transparent" style:font-weight-asian="bold" style:font-weight-complex="bold"/>
    </style:style>
    <style:style style:name="T58" style:family="text">
      <style:text-properties style:text-line-through-style="none" fo:language="en" fo:country="US" style:text-underline-style="none" fo:font-weight="normal" style:text-blinking="false" fo:background-color="transparent" style:font-name-asian="Consolas" style:font-size-asian="24pt" style:font-style-asian="italic" style:font-weight-asian="normal" style:font-name-complex="Consolas" style:font-size-complex="24pt" style:font-style-complex="italic" style:font-weight-complex="normal"/>
    </style:style>
    <style:style style:name="T59" style:family="text">
      <style:text-properties style:text-line-through-style="none"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60" style:family="text">
      <style:text-properties style:text-line-through-style="none" style:font-name="Segoe UI Light" fo:font-size="24pt" fo:language="en" fo:country="US" style:text-underline-style="none" fo:font-weight="normal" style:text-blinking="false" fo:background-color="transparent" style:font-size-asian="24pt" style:font-weight-asian="normal" style:font-size-complex="24pt" style:font-weight-complex="normal"/>
    </style:style>
    <style:style style:name="T61" style:family="text">
      <style:text-properties style:text-line-through-style="none" style:font-name="Segoe UI Light" fo:font-size="24pt" fo:language="en" fo:country="US" style:text-underline-style="none" fo:font-weight="bold" style:text-blinking="false" fo:background-color="transparent" style:font-size-asian="24pt" style:font-weight-asian="normal" style:font-size-complex="24pt" style:font-weight-complex="normal"/>
    </style:style>
    <style:style style:name="T62" style:family="text">
      <style:text-properties style:text-line-through-style="none" fo:font-size="24pt" fo:language="en" fo:country="US" style:text-underline-style="none" fo:font-weight="normal" style:text-blinking="false" fo:background-color="transparent" style:font-size-asian="24pt" style:font-weight-asian="normal" style:font-size-complex="24pt" style:font-weight-complex="normal"/>
    </style:style>
    <style:style style:name="T63" style:family="text">
      <style:text-properties fo:color="#000000" style:text-line-through-style="none" style:font-name="Arial1" fo:font-size="24pt" fo:language="en" fo:country="US" style:text-underline-style="none" fo:font-weight="bold" style:text-blinking="false" fo:background-color="transparent" style:font-size-asian="24pt" style:font-weight-asian="normal" style:font-size-complex="24pt" style:font-weight-complex="normal"/>
    </style:style>
    <style:style style:name="T64" style:family="text">
      <style:text-properties fo:color="#000000" style:text-line-through-style="none" style:font-name="Arial1" fo:font-size="24pt" style:text-underline-style="none" fo:font-weight="bold" style:text-blinking="false" fo:background-color="transparent" style:font-size-asian="24pt" style:font-size-complex="24pt"/>
    </style:style>
    <style:style style:name="T65" style:family="text">
      <style:text-properties fo:color="#000000" style:text-line-through-style="none" style:font-name="Arial1" fo:language="en" fo:country="US" style:text-underline-style="none" fo:font-weight="normal" style:text-blinking="false" fo:background-color="transparent" style:font-weight-asian="bold" style:font-weight-complex="bold"/>
    </style:style>
    <style:style style:name="T66" style:family="text">
      <style:text-properties fo:color="#000000" style:text-line-through-style="none" style:font-name="Arial1" fo:language="en" fo:country="US" style:text-underline-style="none" style:text-blinking="false" fo:background-color="transparent"/>
    </style:style>
    <style:style style:name="T67" style:family="text">
      <style:text-properties fo:color="#000000" style:text-line-through-style="none" style:font-name="Segoe UI2" fo:language="en" fo:country="US" fo:font-style="italic" style:text-underline-style="none" fo:font-weight="normal" style:text-blinking="false" fo:background-color="transparent" style:font-style-asian="normal" style:font-weight-asian="normal" style:font-style-complex="normal" style:font-weight-complex="normal"/>
    </style:style>
    <style:style style:name="T68" style:family="text">
      <style:text-properties fo:color="#000000" style:text-line-through-style="none" style:font-name="Segoe UI2"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69" style:family="text">
      <style:text-properties fo:color="#000000" style:text-line-through-style="none" style:font-name="Segoe UI3" fo:language="en" fo:country="US" style:text-underline-style="none" fo:font-weight="bold" style:text-blinking="false" fo:background-color="transparent" style:font-weight-asian="bold" style:font-weight-complex="bold"/>
    </style:style>
    <style:style style:name="T70" style:family="text">
      <style:text-properties fo:color="#000000" style:text-line-through-style="none" style:font-name="Segoe UI Light1" fo:font-size="24pt" fo:language="en" fo:country="US" style:text-underline-style="none" fo:font-weight="250" style:text-blinking="false" fo:background-color="transparent" style:font-size-asian="24pt" style:font-weight-asian="normal" style:font-size-complex="24pt" style:font-weight-complex="normal"/>
    </style:style>
    <style:style style:name="T71" style:family="text">
      <style:text-properties fo:color="#000000" style:text-line-through-style="none" style:font-name="Segoe UI Light1" fo:font-size="24pt" fo:language="en" fo:country="US" style:text-underline-style="none" style:text-blinking="false" fo:background-color="transparent" style:font-size-asian="24pt" style:font-size-complex="24pt"/>
    </style:style>
    <style:style style:name="T72" style:family="text">
      <style:text-properties fo:language="en" fo:country="US"/>
    </style:style>
    <style:style style:name="T73" style:family="text">
      <style:text-properties fo:language="en" fo:country="US" fo:font-weight="bold" style:font-weight-asian="bold" style:font-weight-complex="bold"/>
    </style:style>
    <style:style style:name="T74" style:family="text">
      <style:text-properties fo:language="en" fo:country="US" style:font-weight-asian="bold" style:font-weight-complex="bold"/>
    </style:style>
    <style:style style:name="T75" style:family="text">
      <style:text-properties fo:language="en" fo:country="US" fo:font-style="italic" style:font-style-asian="italic" style:font-style-complex="italic"/>
    </style:style>
    <style:style style:name="T76" style:family="text">
      <style:text-properties fo:language="en" fo:country="US" style:font-style-asian="normal" style:font-style-complex="normal"/>
    </style:style>
    <style:style style:name="T77" style:family="text">
      <style:text-properties fo:letter-spacing="normal" fo:language="en" fo:country="US" fo:font-weight="normal" style:font-weight-asian="normal" style:font-weight-complex="normal"/>
    </style:style>
    <style:style style:name="T78" style:family="text">
      <style:text-properties fo:letter-spacing="normal" fo:language="en" fo:country="US" fo:font-weight="normal" style:font-weight-asian="normal" style:language-complex="he" style:country-complex="IL" style:font-weight-complex="normal"/>
    </style:style>
    <style:style style:name="T79" style:family="text">
      <style:text-properties fo:letter-spacing="normal" fo:language="en" fo:country="US" fo:font-weight="normal" style:font-name-asian="Consolas" style:font-size-asian="9.5pt" style:font-weight-asian="normal" style:font-name-complex="Consolas" style:font-size-complex="9.5pt" style:font-weight-complex="normal"/>
    </style:style>
    <style:style style:name="T80" style:family="text">
      <style:text-properties fo:letter-spacing="normal" fo:language="en" fo:country="US" fo:font-weight="bold" style:font-weight-asian="bold" style:font-weight-complex="bold"/>
    </style:style>
    <style:style style:name="T81" style:family="text">
      <style:text-properties fo:letter-spacing="normal" fo:font-weight="normal" style:font-name-asian="Consolas" style:font-size-asian="9.5pt" style:font-weight-asian="normal" style:font-name-complex="Consolas" style:font-size-complex="9.5pt" style:font-weight-complex="normal"/>
    </style:style>
    <style:style style:name="T82" style:family="text">
      <style:text-properties fo:letter-spacing="normal" fo:font-weight="bold" style:font-name-asian="Consolas" style:font-size-asian="9.5pt" style:font-weight-asian="bold" style:font-name-complex="Consolas" style:font-size-complex="9.5pt" style:font-weight-complex="bold"/>
    </style:style>
    <style:style style:name="T83" style:family="text">
      <style:text-properties style:font-name="Segoe UI" fo:font-weight="normal" style:font-weight-asian="normal" style:font-weight-complex="normal"/>
    </style:style>
    <style:style style:name="T84" style:family="text">
      <style:text-properties fo:font-weight="normal" style:font-style-asian="normal" style:font-weight-asian="normal" style:font-style-complex="normal" style:font-weight-complex="normal"/>
    </style:style>
    <style:style style:name="T85" style:family="text">
      <style:text-properties fo:font-weight="normal" style:font-weight-asian="normal" style:font-weight-complex="normal"/>
    </style:style>
    <style:style style:name="T86" style:family="text">
      <style:text-properties fo:color="#454545" style:font-name="Segoe UI" fo:font-weight="normal" style:font-weight-asian="normal" style:font-weight-complex="normal"/>
    </style:style>
    <style:style style:name="T87" style:family="text">
      <style:text-properties fo:color="#454545" style:font-name="Segoe UI1" fo:language="en" fo:country="US" fo:font-weight="bold" style:font-style-asian="normal" style:font-weight-asian="bold" style:font-style-complex="normal" style:font-weight-complex="bold"/>
    </style:style>
    <style:style style:name="T88" style:family="text">
      <style:text-properties fo:color="#454545" style:font-name="Segoe UI1" fo:language="en" fo:country="US" style:font-style-asian="normal" style:font-style-complex="normal"/>
    </style:style>
    <style:style style:name="T89" style:family="text">
      <style:text-properties style:font-name="Courier New1"/>
    </style:style>
    <style:style style:name="T90" style:family="text">
      <style:text-properties style:font-style-asian="normal" style:font-style-complex="normal"/>
    </style:style>
    <style:style style:name="T91" style:family="text">
      <style:text-properties fo:font-style="italic" style:font-style-asian="italic" style:font-style-complex="italic"/>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GenInterface</text:p>
      <text:p text:style-name="Subtitle">vJoy and vXbox API</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16583_2036754761" text:style-name="Internet_20_link" text:visited-style-name="Internet_20_link">General</text:a><text:tab/>3</text:p>
          <text:p text:style-name="P77"><text:a xlink:type="simple" xlink:href="#__RefHeading__17179_2036754761" text:style-name="Internet_20_link" text:visited-style-name="Internet_20_link">Which API</text:a><text:tab/>3</text:p>
          <text:p text:style-name="P71"><text:a xlink:type="simple" xlink:href="#__RefHeading__16585_2036754761" text:style-name="Internet_20_link" text:visited-style-name="Internet_20_link">vJoy API</text:a><text:tab/>5</text:p>
          <text:p text:style-name="P71"><text:a xlink:type="simple" xlink:href="#__RefHeading__1934_1727089755" text:style-name="Internet_20_link" text:visited-style-name="Internet_20_link">Common API</text:a><text:tab/>6</text:p>
          <text:p text:style-name="P77"><text:a xlink:type="simple" xlink:href="#__RefHeading__16687_2036754761" text:style-name="Internet_20_link" text:visited-style-name="Internet_20_link">Device Status</text:a><text:tab/>7</text:p>
          <text:p text:style-name="P78"><text:a xlink:type="simple" xlink:href="#__RefHeading__4117_1909459079" text:style-name="Internet_20_link" text:visited-style-name="Internet_20_link">AcquireDev function</text:a><text:tab/>8</text:p>
          <text:p text:style-name="P78"><text:a xlink:type="simple" xlink:href="#__RefHeading__4322_1909459079" text:style-name="Internet_20_link" text:visited-style-name="Internet_20_link">RelinquishDev function</text:a><text:tab/>9</text:p>
          <text:p text:style-name="P78"><text:a xlink:type="simple" xlink:href="#__RefHeading__4477_1909459079" text:style-name="Internet_20_link" text:visited-style-name="Internet_20_link">isDevFree function</text:a><text:tab/>10</text:p>
          <text:p text:style-name="P78"><text:a xlink:type="simple" xlink:href="#__RefHeading__4638_1909459079" text:style-name="Internet_20_link" text:visited-style-name="Internet_20_link">isDevOwned function</text:a><text:tab/>11</text:p>
          <text:p text:style-name="P78"><text:a xlink:type="simple" xlink:href="#__RefHeading__4960_1909459079" text:style-name="Internet_20_link" text:visited-style-name="Internet_20_link">isDevExist function</text:a><text:tab/>12</text:p>
          <text:p text:style-name="P77"><text:a xlink:type="simple" xlink:href="#__RefHeading__5234_1909459079" text:style-name="Internet_20_link" text:visited-style-name="Internet_20_link">Device Information</text:a><text:tab/>13</text:p>
          <text:p text:style-name="P78"><text:a xlink:type="simple" xlink:href="#__RefHeading__5236_1909459079" text:style-name="Internet_20_link" text:visited-style-name="Internet_20_link">isAxisExists function</text:a><text:tab/>14</text:p>
          <text:p text:style-name="P78"><text:a xlink:type="simple" xlink:href="#__RefHeading__5409_1909459079" text:style-name="Internet_20_link" text:visited-style-name="Internet_20_link">GetDevButtonN function</text:a><text:tab/>16</text:p>
          <text:p text:style-name="P78"><text:a xlink:type="simple" xlink:href="#__RefHeading__5582_1909459079" text:style-name="Internet_20_link" text:visited-style-name="Internet_20_link">GetDevHatN function</text:a><text:tab/>17</text:p>
          <text:p text:style-name="P78"><text:a xlink:type="simple" xlink:href="#__RefHeading__6109_1909459079" text:style-name="Internet_20_link" text:visited-style-name="Internet_20_link">GetDevHandle function</text:a><text:tab/>18</text:p>
          <text:p text:style-name="P78"><text:a xlink:type="simple" xlink:href="#__RefHeading__6272_1909459079" text:style-name="Internet_20_link" text:visited-style-name="Internet_20_link">GetDevId function</text:a><text:tab/>19</text:p>
          <text:p text:style-name="P78"><text:a xlink:type="simple" xlink:href="#__RefHeading__6274_1909459079" text:style-name="Internet_20_link" text:visited-style-name="Internet_20_link">GetDevType function</text:a><text:tab/>20</text:p>
          <text:p text:style-name="P78"><text:a xlink:type="simple" xlink:href="#__RefHeading__6276_1909459079" text:style-name="Internet_20_link" text:visited-style-name="Internet_20_link">GetDevNumber function</text:a><text:tab/>21</text:p>
          <text:p text:style-name="P77"><text:a xlink:type="simple" xlink:href="#__RefHeading__8387_1909459079" text:style-name="Internet_20_link" text:visited-style-name="Internet_20_link">Device Feeding</text:a><text:tab/>22</text:p>
          <text:p text:style-name="P78"><text:a xlink:type="simple" xlink:href="#__RefHeading__8389_1909459079" text:style-name="Internet_20_link" text:visited-style-name="Internet_20_link">SetDevAxis function</text:a><text:tab/>24</text:p>
          <text:p text:style-name="P78"><text:a xlink:type="simple" xlink:href="#__RefHeading__8391_1909459079" text:style-name="Internet_20_link" text:visited-style-name="Internet_20_link">SetDevPov function</text:a><text:tab/>26</text:p>
          <text:p text:style-name="P78"><text:a xlink:type="simple" xlink:href="#__RefHeading__8393_1909459079" text:style-name="Internet_20_link" text:visited-style-name="Internet_20_link">SetDevButton function</text:a><text:tab/>28</text:p>
          <text:p text:style-name="P71"><text:a xlink:type="simple" xlink:href="#__RefHeading__16587_2036754761" text:style-name="Internet_20_link" text:visited-style-name="Internet_20_link">vXbox API</text:a><text:tab/>30</text:p>
          <text:p text:style-name="P77"><text:a xlink:type="simple" xlink:href="#__RefHeading__1932_1727089755" text:style-name="Internet_20_link" text:visited-style-name="Internet_20_link">Virtual vXbox bus information </text:a><text:tab/>31</text:p>
          <text:p text:style-name="P78"><text:a xlink:type="simple" xlink:href="#__RefHeading__2524_1727089755" text:style-name="Internet_20_link" text:visited-style-name="Internet_20_link">isVBusExists function</text:a><text:tab/>32</text:p>
          <text:p text:style-name="P78"><text:a xlink:type="simple" xlink:href="#__RefHeading__2526_1727089755" text:style-name="Internet_20_link" text:visited-style-name="Internet_20_link">GetNumEmptySlots function</text:a><text:tab/>33</text:p>
          <text:p text:style-name="P77"><text:a xlink:type="simple" xlink:href="#__RefHeading__1934_17270897551" text:style-name="Internet_20_link" text:visited-style-name="Internet_20_link">Device Status</text:a><text:tab/>34</text:p>
          <text:p text:style-name="P78"><text:a xlink:type="simple" xlink:href="#__RefHeading__2528_1727089755" text:style-name="Internet_20_link" text:visited-style-name="Internet_20_link">PlugIn function</text:a><text:tab/>35</text:p>
          <text:p text:style-name="P78"><text:a xlink:type="simple" xlink:href="#__RefHeading__2530_1727089755" text:style-name="Internet_20_link" text:visited-style-name="Internet_20_link">PlugInNext function</text:a><text:tab/>36</text:p>
          <text:p text:style-name="P78"><text:a xlink:type="simple" xlink:href="#__RefHeading__2532_1727089755" text:style-name="Internet_20_link" text:visited-style-name="Internet_20_link">UnPlug function</text:a><text:tab/>37</text:p>
          <text:p text:style-name="P78"><text:a xlink:type="simple" xlink:href="#__RefHeading__2534_1727089755" text:style-name="Internet_20_link" text:visited-style-name="Internet_20_link">UnPlugForce function</text:a><text:tab/>38</text:p>
          <text:p text:style-name="P78"><text:a xlink:type="simple" xlink:href="#__RefHeading__3456_1727089755" text:style-name="Internet_20_link" text:visited-style-name="Internet_20_link">isControllerPluggedIn function</text:a><text:tab/>39</text:p>
          <text:p text:style-name="P78"><text:a xlink:type="simple" xlink:href="#__RefHeading__3458_1727089755" text:style-name="Internet_20_link" text:visited-style-name="Internet_20_link">isControllerOwned function</text:a><text:tab/>40</text:p>
          <text:p text:style-name="P78"><text:a xlink:type="simple" xlink:href="#__RefHeading__4410_1727089755" text:style-name="Internet_20_link" text:visited-style-name="Internet_20_link">GetLedNumber function</text:a><text:tab/>41</text:p>
          <text:p text:style-name="P77"><text:a xlink:type="simple" xlink:href="#__RefHeading__4412_1727089755" text:style-name="Internet_20_link" text:visited-style-name="Internet_20_link">Device Position Control</text:a><text:tab/>42</text:p>
          <text:p text:style-name="P78"><text:a xlink:type="simple" xlink:href="#__RefHeading__4414_1727089755" text:style-name="Internet_20_link" text:visited-style-name="Internet_20_link">SetAxisLx function</text:a><text:tab/>43</text:p>
          <text:p text:style-name="P78"><text:a xlink:type="simple" xlink:href="#__RefHeading__4416_1727089755" text:style-name="Internet_20_link" text:visited-style-name="Internet_20_link">SetAxisLy function</text:a><text:tab/>44</text:p>
          <text:p text:style-name="P78"><text:a xlink:type="simple" xlink:href="#__RefHeading__4418_1727089755" text:style-name="Internet_20_link" text:visited-style-name="Internet_20_link">SetAxisRx function</text:a><text:tab/>45</text:p>
          <text:p text:style-name="P78"><text:a xlink:type="simple" xlink:href="#__RefHeading__4420_1727089755" text:style-name="Internet_20_link" text:visited-style-name="Internet_20_link">SetAxisRy function</text:a><text:tab/>46</text:p>
          <text:p text:style-name="P78"><text:a xlink:type="simple" xlink:href="#__RefHeading__5289_1727089755" text:style-name="Internet_20_link" text:visited-style-name="Internet_20_link">SetTriggerL function</text:a><text:tab/>47</text:p>
          <text:p text:style-name="P78"><text:a xlink:type="simple" xlink:href="#__RefHeading__5291_1727089755" text:style-name="Internet_20_link" text:visited-style-name="Internet_20_link">SetTriggerR function</text:a><text:tab/>48</text:p>
          <text:p text:style-name="P78"><text:a xlink:type="simple" xlink:href="#__RefHeading__5293_1727089755" text:style-name="Internet_20_link" text:visited-style-name="Internet_20_link">SetBtn function</text:a><text:tab/>49</text:p>
          <text:p text:style-name="P78"><text:a xlink:type="simple" xlink:href="#__RefHeading__5295_1727089755" text:style-name="Internet_20_link" text:visited-style-name="Internet_20_link">SetDpad function</text:a><text:tab/>51</text:p>
          <text:p text:style-name="P78"><text:a xlink:type="simple" xlink:href="#__RefHeading__5660_1727089755" text:style-name="Internet_20_link" text:visited-style-name="Internet_20_link">ResetController function</text:a><text:tab/>52</text:p>
          <text:p text:style-name="P78"><text:soft-page-break/><text:a xlink:type="simple" xlink:href="#__RefHeading__5670_1727089755" text:style-name="Internet_20_link" text:visited-style-name="Internet_20_link">ResetAllControllers function</text:a><text:tab/>54</text:p>
        </text:index-body>
      </text:table-of-content>
      <text:h text:style-name="Heading_20_1" text:outline-level="1"><text:span text:style-name="Strong_20_Emphasis"><text:span text:style-name="T12"/></text:span></text:h>
      <text:h text:style-name="P57" text:outline-level="1"><text:bookmark-start text:name="__RefHeading__16583_2036754761"/><text:span text:style-name="Strong_20_Emphasis"><text:span text:style-name="T12">General</text:span></text:span><text:bookmark-end text:name="__RefHeading__16583_2036754761"/></text:h>
      <text:p text:style-name="P1">vGenInterface is a collection of 3 APIs that can be used for writing a feeder for vXbox devices and for a mixture of vXbox/vJoy devices. It is also possible to use it for writing a vJoy-only feeder but it is currently recommended to use vJoyInterface API for that purpose.</text:p>
      <text:p text:style-name="P1">vGenInterface offers three sets of interface functions:</text:p>
      <text:list xml:id="list8374423870060145527" text:style-name="L1">
        <text:list-item>
          <text:p text:style-name="P13">Common API: Equally useful for vJoy and vXbox.</text:p>
        </text:list-item>
        <text:list-item>
          <text:p text:style-name="P13">vJoy API: Backward Compatible with vJoyInterface. Also supports vXbox.</text:p>
        </text:list-item>
        <text:list-item>
          <text:p text:style-name="P13">vXbox API: Tailored for vXbox feeders. Cannot be used for vJoy devices.</text:p>
        </text:list-item>
      </text:list>
      <text:p text:style-name="P1">You can use a mixture of the above APIs if needed.</text:p>
      <text:h text:style-name="Heading_20_2" text:outline-level="2"><text:bookmark-start text:name="__RefHeading__17179_2036754761"/><text:bookmark text:name="docs-internal-guid-4c7e96fe-d5a2-e195-62a6-f43c3a3889b9"/><text:span text:style-name="T9">Which API</text:span><text:bookmark-end text:name="__RefHeading__17179_2036754761"/></text:h>
      <text:p text:style-name="P1">Each API has it advantages and disadvantages. In addition, you can mix them without difficulty. You should first decide which kind of feeder you are writing:</text:p>
      <text:h text:style-name="P47" text:outline-level="4">vJoy Only:</text:h>
      <text:p text:style-name="P1">If your feeder is designed to feed only vJoy devices, you should not use this API. Use <text:span text:style-name="T42">vJoyInterface.dll</text:span> instead.</text:p>
      <text:h text:style-name="P47" text:outline-level="4">Convert a Feeder:</text:h>
      <text:p text:style-name="P1">Your feeder is written for vJoy devices and you use API file vJoyInterface.dll.</text:p>
      <text:p text:style-name="P1">By linking to this (vGenInterface.dll) API you should get exactly the same results when target devices are vJoy devices.</text:p>
      <text:p text:style-name="P1">If you want to add support for vXbox devices, it is recommended that you make at least the following minimal changes in your code:</text:p>
      <text:list xml:id="list9128878583496422675" text:style-name="L2">
        <text:list-item>
          <text:p text:style-name="P14">Convert vXbox device index values to range 1001-1004</text:p>
        </text:list-item>
        <text:list-item>
          <text:p text:style-name="P14">Report to the user the LED number of the vXbox device.</text:p>
        </text:list-item>
      </text:list>
      <text:p text:style-name="Text_20_body"/>
      <text:p text:style-name="P1">Additional changes you might introduce to improve your feeder:</text:p>
      <text:list xml:id="list6472586793835305810" text:style-name="L3">
        <text:list-item>
          <text:p text:style-name="P15">Use vXbox virtual bus administrative functions:</text:p>
          <text:list>
            <text:list-item>
              <text:p text:style-name="P16"><text:span text:style-name="T1">Call function </text:span><text:span text:style-name="T2">isVBusExists()</text:span><text:span text:style-name="T1"> to verify that the system supports vXbox.</text:span></text:p>
            </text:list-item>
            <text:list-item>
              <text:p text:style-name="P16"><text:span text:style-name="T1">Call function </text:span><text:span text:style-name="T2">GetNumEmptyBusSlots()</text:span><text:span text:style-name="T1"> to see if you can add a new vXbox device.</text:span></text:p>
            </text:list-item>
          </text:list>
        </text:list-item>
        <text:list-item>
          <text:p text:style-name="P16"><text:span text:style-name="T1">If you want to support FFB add an FFB thread and poll Vibration status by repeatedly calling </text:span><text:span text:style-name="T2">GetVibration()</text:span><text:span text:style-name="T1"> and passing vibration values to your hardware.</text:span></text:p>
        </text:list-item>
      </text:list>
      <text:h text:style-name="P47" text:outline-level="4">New Feeders:</text:h>
      <text:p text:style-name="P1">If the new feeder is designed for only one of the target types, you can safely use either vXbox API <text:s/>or vJoyInterface.dll.</text:p>
      <text:p text:style-name="P1">If the new feeder is designed to support both vJoy and vXbox, you should decide whether you want to take the agnostic approach or not.</text:p>
      <text:p text:style-name="P2"><text:soft-page-break/><text:span text:style-name="T4">Agnostic</text:span><text:span text:style-name="T3">: Most operations will treat devices regardless to their type (vJoy/vXbox). </text:span></text:p>
      <text:p text:style-name="P1">This approach simplifies the code but does not take advantage of the specifics of each type. </text:p>
      <text:p text:style-name="P2"><text:span text:style-name="T7">Example</text:span><text:span text:style-name="T3">: you might need to check if button 10 exists before using it though it always exists for vXbox device.</text:span></text:p>
      <text:p text:style-name="P2"><text:span text:style-name="T4">Non-Agnostic</text:span><text:span text:style-name="T3">: Most operations will treat devices according to their type (vJoy/vXbox).</text:span></text:p>
      <text:p text:style-name="P1">This approach requires per-type coding making the code larger. However, it will enable the code to take advantage of the particular features of each type.</text:p>
      <text:p text:style-name="P2"><text:span text:style-name="T7">Example</text:span><text:span text:style-name="T3">: You might take advantage of the large number of buttons in vJoy devices.</text:span></text:p>
      <text:p text:style-name="Text_20_body"><text:span text:style-name="T5">Note</text:span><text:span text:style-name="T6">: <text:s/>It is OK to mix the approaches in your feeder code.</text:span> </text:p>
      <text:h text:style-name="P58" text:outline-level="1"><text:bookmark-start text:name="__RefHeading__16585_2036754761"/>vJoy API<text:bookmark-end text:name="__RefHeading__16585_2036754761"/></text:h>
      <text:p text:style-name="P19">This is an expansion of vJoyInterface API. It covers vJoy devices and vXbox devices.</text:p>
      <text:p text:style-name="P19">The API treats <text:span text:style-name="T42">vJoy</text:span> devices exactly as vJoyInterface API.</text:p>
      <text:p text:style-name="P19">The API treats <text:span text:style-name="T42">vXbox</text:span> devices in a similar way with a few exceptions:</text:p>
      <text:list xml:id="list1651568873977888810" text:style-name="L4">
        <text:list-item>
          <text:p text:style-name="P20">vXbox devices are identified by their ID. You will need to add 1000 (Decimal) to the original device ID hence for this API, the vXbox devices are in the range 1001-1004.</text:p>
        </text:list-item>
        <text:list-item>
          <text:p text:style-name="P20">No FFB support. Use specific vXbox FFB functions</text:p>
        </text:list-item>
        <text:list-item>
          <text:p text:style-name="P20">No LED-number support</text:p>
        </text:list-item>
        <text:list-item>
          <text:p text:style-name="P20">D-Pad: Supports only North, East, South and West.</text:p>
        </text:list-item>
        <text:list-item>
          <text:p text:style-name="P20">Axes (Thumb-stick): Lower resolution</text:p>
        </text:list-item>
      </text:list>
      <text:h text:style-name="P59" text:outline-level="1"><text:bookmark-start text:name="__RefHeading__1934_1727089755"/><text:span text:style-name="Strong_20_Emphasis"><text:span text:style-name="T63">Common API</text:span></text:span><text:bookmark-end text:name="__RefHeading__1934_1727089755"/></text:h>
      <text:h text:style-name="P59" text:outline-level="2"><text:bookmark-start text:name="__RefHeading__16687_2036754761"/><text:span text:style-name="Strong_20_Emphasis"><text:span text:style-name="T63">Device Status</text:span></text:span><text:bookmark-end text:name="__RefHeading__16687_2036754761"/></text:h>
      <text:p text:style-name="P22"><text:span text:style-name="T72">The following functions </text:span><text:span text:style-name="Strong_20_Emphasis"><text:span text:style-name="T77">are used to change and to inquire the status of a virtual device.</text:span></text:span></text:p>
      <text:p text:style-name="P22"><text:span text:style-name="Strong_20_Emphasis"><text:span text:style-name="T77">Feeder life-cycle involve the </text:span></text:span><text:span text:style-name="Strong_20_Emphasis"><text:span text:style-name="T80">acquisition</text:span></text:span><text:span text:style-name="Strong_20_Emphasis"><text:span text:style-name="T77"> of a virtual device, using it and finally </text:span></text:span><text:span text:style-name="Strong_20_Emphasis"><text:span text:style-name="T80">relinquishing</text:span></text:span><text:span text:style-name="Strong_20_Emphasis"><text:span text:style-name="T77"> the device. </text:span></text:span></text:p>
      <text:p text:style-name="P22"><text:span text:style-name="Strong_20_Emphasis"><text:span text:style-name="T77">Only </text:span></text:span><text:span text:style-name="Strong_20_Emphasis"><text:span text:style-name="T80">free</text:span></text:span><text:span text:style-name="Strong_20_Emphasis"><text:span text:style-name="T77"> devices can be acquired and by acquiring a device it becomes </text:span></text:span><text:span text:style-name="Strong_20_Emphasis"><text:span text:style-name="T80">owned</text:span></text:span><text:span text:style-name="Strong_20_Emphasis"><text:span text:style-name="T77"> by the feeder. It is sometimes useful to know whether a device </text:span></text:span><text:span text:style-name="Strong_20_Emphasis"><text:span text:style-name="T80">exists</text:span></text:span><text:span text:style-name="Strong_20_Emphasis"><text:span text:style-name="T77"> even if it is owned by another feeder.</text:span></text:span></text:p>
      <text:p text:style-name="P22"><text:span text:style-name="Strong_20_Emphasis"><text:span text:style-name="T77"/></text:span></text:p>
      <text:h text:style-name="P50" text:outline-level="3"><text:bookmark-start text:name="__RefHeading__4117_1909459079"/><text:span text:style-name="Strong_20_Emphasis"><text:span text:style-name="T52">AcquireDev function</text:span></text:span><text:bookmark-end text:name="__RefHeading__4117_1909459079"/></text:h>
      <text:p text:style-name="P25"><text:span text:style-name="Strong_20_Emphasis"><text:span text:style-name="T83">Acquire a Virtual Device</text:span></text:span></text:p>
      <text:h text:style-name="P48" text:outline-level="4">Syntax</text:h>
      <text:p text:style-name="P11">DWORD AcquireDev(UINT DevId, DevType dType, HDEVICE * hDev);</text:p>
      <text:h text:style-name="P51" text:outline-level="4">Parameters</text:h>
      <text:p text:style-name="P27">DevId</text:p>
      <text:p text:style-name="P39"><text:span text:style-name="Strong_20_Emphasis"><text:span text:style-name="T83">[in] ID of device to acquire</text:span></text:span></text:p>
      <text:p text:style-name="P27">dType</text:p>
      <text:p text:style-name="P43"><text:span text:style-name="Strong_20_Emphasis"><text:span text:style-name="T28">[in] Type of device to acquire (vJoy or vXbox) </text:span></text:span></text:p>
      <text:p text:style-name="P36"><text:span text:style-name="Strong_20_Emphasis"><text:span text:style-name="T14">hDev</text:span></text:span></text:p>
      <text:p text:style-name="P43"><text:span text:style-name="Strong_20_Emphasis"><text:span text:style-name="T28">[out] </text:span></text:span><text:span text:style-name="Strong_20_Emphasis"><text:span text:style-name="T15">Pointer that receives the handle to the acquired device</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parameter dType is invalid, the return code is </text:span><text:span text:style-name="Strong_20_Emphasis"><text:span text:style-name="T55">STATUS_INVALID_PARAMETER_2</text:span></text:span><text:span text:style-name="T72">.</text:span></text:p>
      <text:p text:style-name="P32"><text:span text:style-name="T72">If the function fails and the type of the device is </text:span><text:span text:style-name="T73">vXbox</text:span><text:span text:style-name="T72">, see function PlugIn for return values.</text:span></text:p>
      <text:p text:style-name="P32"><text:span text:style-name="T72">If the function fails and the type of the device is </text:span><text:span text:style-name="T73">vJoy</text:span><text:span text:style-name="T74">, the return code is </text:span><text:span text:style-name="Strong_20_Emphasis"><text:span text:style-name="T73">STATUS_UNSUCCESSFUL</text:span></text:span><text:span text:style-name="T74">. </text:span></text:p>
      <text:p text:style-name="P8"><text:span text:style-name="Strong_20_Emphasis"><text:span text:style-name="T56"/></text:span></text:p>
      <text:h text:style-name="P51" text:outline-level="4">Remarks</text:h>
      <text:p text:style-name="P36"><text:span text:style-name="Strong_20_Emphasis"><text:span text:style-name="T29">Use this function to plug-in a new vXbox device or to acquire a new vJoy device. If the function succeeds it returns </text:span></text:span><text:span text:style-name="Strong_20_Emphasis"><text:span text:style-name="T25">STATUS_SUCCESS</text:span></text:span><text:span text:style-name="Strong_20_Emphasis"><text:span text:style-name="T29"> and sets </text:span></text:span><text:span text:style-name="Strong_20_Emphasis"><text:span text:style-name="T36">hDev</text:span></text:span><text:span text:style-name="Strong_20_Emphasis"><text:span text:style-name="T29"> to point to the handle to the device.</text:span></text:span></text:p>
      <text:p text:style-name="P36"><text:span text:style-name="Strong_20_Emphasis"><text:span text:style-name="T29">Once the device acquired, it is </text:span></text:span><text:span text:style-name="Strong_20_Emphasis"><text:span text:style-name="T32">owned</text:span></text:span><text:span text:style-name="Strong_20_Emphasis"><text:span text:style-name="T29"> by the application and seen as </text:span></text:span><text:span text:style-name="Strong_20_Emphasis"><text:span text:style-name="T32">existing</text:span></text:span><text:span text:style-name="Strong_20_Emphasis"><text:span text:style-name="T29"> or plugged-in by other applications.</text:span></text:span></text:p>
      <text:p text:style-name="P36"><text:span text:style-name="Strong_20_Emphasis"><text:span text:style-name="T29">To remove the device call function </text:span></text:span><text:span text:style-name="Strong_20_Emphasis"><text:span text:style-name="T30">RelinquishDev(hDev) where the </text:span></text:span><text:span text:style-name="Strong_20_Emphasis"><text:span text:style-name="T37">hDev</text:span></text:span><text:span text:style-name="Strong_20_Emphasis"><text:span text:style-name="T30"> parameter is the handle acquired by function AcquireDev().</text:span></text:span></text:p>
      <text:p text:style-name="P36"><text:span text:style-name="Strong_20_Emphasis"><text:span text:style-name="T30">Parameter </text:span></text:span><text:span text:style-name="Strong_20_Emphasis"><text:span text:style-name="T37">DevId</text:span></text:span><text:span text:style-name="Strong_20_Emphasis"><text:span text:style-name="T30"> is the ID of the device to be acquired. If the device type is </text:span></text:span><text:span text:style-name="Strong_20_Emphasis"><text:span text:style-name="T33">vJoy</text:span></text:span><text:span text:style-name="Strong_20_Emphasis"><text:span text:style-name="T30"> then it must be the ID of a free device, in the rage between 1 and 16. If the device type is </text:span></text:span><text:span text:style-name="Strong_20_Emphasis"><text:span text:style-name="T33">vXbox</text:span></text:span><text:span text:style-name="Strong_20_Emphasis"><text:span text:style-name="T30"> then it must be the ID of an empty slot, in the rage between 1 and 4.</text:span></text:span></text:p>
      <text:h text:style-name="P50" text:outline-level="3"><text:bookmark-start text:name="__RefHeading__4322_1909459079"/><text:span text:style-name="Strong_20_Emphasis"><text:span text:style-name="T52">RelinquishDev function</text:span></text:span><text:bookmark-end text:name="__RefHeading__4322_1909459079"/></text:h>
      <text:p text:style-name="P25"><text:span text:style-name="Strong_20_Emphasis"><text:span text:style-name="T83">Relinquish a Virtual Device</text:span></text:span></text:p>
      <text:h text:style-name="P48" text:outline-level="4">Syntax</text:h>
      <text:p text:style-name="P11">DWORD RelinquishDev(HDEVICE <text:s/>hDev);</text:p>
      <text:h text:style-name="P51" text:outline-level="4">Parameters</text:h>
      <text:p text:style-name="P36"><text:span text:style-name="Strong_20_Emphasis"><text:span text:style-name="T14">hDev</text:span></text:span></text:p>
      <text:p text:style-name="P43"><text:span text:style-name="Strong_20_Emphasis"><text:span text:style-name="T22">[in] The handle of the device to be relinquished.</text:span></text:span></text:p>
      <text:h text:style-name="P52" text:outline-level="4">Return Value</text:h>
      <text:p text:style-name="Text_20_body"><text:span text:style-name="T39">If the function successful, the </text:span><text:span text:style-name="T38">return</text:span><text:span text:style-name="T39"> code is </text:span><text:span text:style-name="T41">STATUS_SUCCESS</text:span><text:span text:style-name="T39">.</text:span></text:p>
      <text:p text:style-name="P32"><text:span text:style-name="T72">If parameter </text:span><text:span text:style-name="T75">hDev</text:span><text:span text:style-name="T72"> is an invalid handle, the return code is </text:span><text:span text:style-name="Strong_20_Emphasis"><text:span text:style-name="T55">STATUS_INVALID_HANDLE</text:span></text:span><text:span text:style-name="T72">.</text:span></text:p>
      <text:p text:style-name="P32"><text:span text:style-name="T72">If the function fails and the type of the device is </text:span><text:span text:style-name="T73">vXbox</text:span><text:span text:style-name="T72">, see function UnPlug for return values.</text:span></text:p>
      <text:p text:style-name="P32"><text:span text:style-name="T72">If the function fails and the type of the device is </text:span><text:span text:style-name="T73">vJoy</text:span><text:span text:style-name="T74">, the return code is </text:span><text:span text:style-name="Strong_20_Emphasis"><text:span text:style-name="T73">STATUS_UNSUCCESSFUL</text:span></text:span><text:span text:style-name="T74">. </text:span></text:p>
      <text:h text:style-name="P51" text:outline-level="4">Remarks</text:h>
      <text:p text:style-name="P36"><text:span text:style-name="Strong_20_Emphasis"><text:span text:style-name="T29">Use this function to</text:span></text:span><text:span text:style-name="Strong_20_Emphasis"><text:span text:style-name="T30"> unplug an owned vXbox device or to relinquish an owned vJoy device. You can only relinquish an owned device.</text:span></text:span></text:p>
      <text:p text:style-name="P36"><text:span text:style-name="Strong_20_Emphasis"><text:span text:style-name="T30">Once the function has successfully returned, the handle to the device cannot be used. It is recommended that you mark it as invalid by setting the handle variable to INVALID_DEV.</text:span></text:span></text:p>
      <text:p text:style-name="P36"><text:span text:style-name="Strong_20_Emphasis"><text:span text:style-name="T30"/></text:span></text:p>
      <text:h text:style-name="P50" text:outline-level="3"><text:bookmark-start text:name="__RefHeading__4477_1909459079"/><text:span text:style-name="Strong_20_Emphasis"><text:span text:style-name="T52">isDevFree function</text:span></text:span><text:bookmark-end text:name="__RefHeading__4477_1909459079"/></text:h>
      <text:p text:style-name="P25"><text:span text:style-name="Strong_20_Emphasis"><text:span text:style-name="T83">Test whether a Virtual Device is Free.</text:span></text:span></text:p>
      <text:h text:style-name="P48" text:outline-level="4">Syntax</text:h>
      <text:p text:style-name="P11">DWORD isDevFree(UINT DevId, DevType dType, BOOL * Free);</text:p>
      <text:h text:style-name="P51" text:outline-level="4">Parameters</text:h>
      <text:p text:style-name="P27">DevId</text:p>
      <text:p text:style-name="P43"><text:span text:style-name="Strong_20_Emphasis"><text:span text:style-name="T28">[in] ID of device to inquire.</text:span></text:span></text:p>
      <text:p text:style-name="P36"><text:span text:style-name="Strong_20_Emphasis"><text:span text:style-name="T14">dType</text:span></text:span></text:p>
      <text:p text:style-name="P43"><text:span text:style-name="Strong_20_Emphasis"><text:span text:style-name="T28">[in] Type (</text:span></text:span><text:span text:style-name="Strong_20_Emphasis"><text:span text:style-name="T35">vJoy</text:span></text:span><text:span text:style-name="Strong_20_Emphasis"><text:span text:style-name="T28"> or </text:span></text:span><text:span text:style-name="Strong_20_Emphasis"><text:span text:style-name="T35">vXbox</text:span></text:span><text:span text:style-name="Strong_20_Emphasis"><text:span text:style-name="T28">) of device to inquire.</text:span></text:span></text:p>
      <text:p text:style-name="P27"><text:span text:style-name="Strong_20_Emphasis"><text:span text:style-name="T84">Free</text:span></text:span></text:p>
      <text:p text:style-name="P43"><text:span text:style-name="Strong_20_Emphasis"><text:span text:style-name="T28">[out] Result: TRUE if device is Free. FALSE otherwise.</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59">Free</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3.</text:span></text:span></text:p>
      <text:p text:style-name="P8"><text:span text:style-name="Strong_20_Emphasis"><text:span text:style-name="T56">Other return codes are possible.</text:span></text:span></text:p>
      <text:h text:style-name="P51" text:outline-level="4">Remarks</text:h>
      <text:p text:style-name="P36"><text:span text:style-name="Strong_20_Emphasis"><text:span text:style-name="T29">Use this function to </text:span></text:span><text:span text:style-name="Strong_20_Emphasis"><text:span text:style-name="T30">checks whether a device is Free. </text:span></text:span></text:p>
      <text:p text:style-name="P36"><text:span text:style-name="Strong_20_Emphasis"><text:span text:style-name="T30">A Free device is not owned by any application.</text:span></text:span></text:p>
      <text:p text:style-name="P36"><text:span text:style-name="Strong_20_Emphasis"><text:span text:style-name="T30">Only Free devices can be acquired.</text:span></text:span></text:p>
      <text:h text:style-name="P50" text:outline-level="3"><text:bookmark-start text:name="__RefHeading__4638_1909459079"/><text:span text:style-name="Strong_20_Emphasis"><text:span text:style-name="T52">isDevOwned function</text:span></text:span><text:bookmark-end text:name="__RefHeading__4638_1909459079"/></text:h>
      <text:p text:style-name="P25"><text:span text:style-name="Strong_20_Emphasis"><text:span text:style-name="T83">Verify that a Virtual Device is owned.</text:span></text:span></text:p>
      <text:h text:style-name="P48" text:outline-level="4">Syntax</text:h>
      <text:p text:style-name="P11">DWORD isDevOwned(UINT DevId, DevType dType, BOOL * Owned);</text:p>
      <text:h text:style-name="P51" text:outline-level="4">Parameters</text:h>
      <text:p text:style-name="P27">DevId</text:p>
      <text:p text:style-name="P43"><text:span text:style-name="Strong_20_Emphasis"><text:span text:style-name="T28">[in] ID of device to inquire.</text:span></text:span></text:p>
      <text:p text:style-name="P36"><text:span text:style-name="Strong_20_Emphasis"><text:span text:style-name="T14">dType</text:span></text:span></text:p>
      <text:p text:style-name="P43"><text:span text:style-name="Strong_20_Emphasis"><text:span text:style-name="T28">[in] Type (</text:span></text:span><text:span text:style-name="Strong_20_Emphasis"><text:span text:style-name="T35">vJoy</text:span></text:span><text:span text:style-name="Strong_20_Emphasis"><text:span text:style-name="T28"> or </text:span></text:span><text:span text:style-name="Strong_20_Emphasis"><text:span text:style-name="T35">vXbox</text:span></text:span><text:span text:style-name="Strong_20_Emphasis"><text:span text:style-name="T28">) of device to inquire.</text:span></text:span></text:p>
      <text:p text:style-name="P27"><text:span text:style-name="Strong_20_Emphasis"><text:span text:style-name="T84">Owned</text:span></text:span></text:p>
      <text:p text:style-name="P43"><text:span text:style-name="Strong_20_Emphasis"><text:span text:style-name="T28">[out] Result: TRUE if owned FALSE otherwise.</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59">Owned</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3.</text:span></text:span></text:p>
      <text:p text:style-name="P8"><text:span text:style-name="Strong_20_Emphasis"><text:span text:style-name="T56">Other return codes are possible.</text:span></text:span></text:p>
      <text:h text:style-name="P51" text:outline-level="4">Remarks</text:h>
      <text:p text:style-name="P36"><text:span text:style-name="Strong_20_Emphasis"><text:span text:style-name="T29">Use this function to </text:span></text:span><text:span text:style-name="Strong_20_Emphasis"><text:span text:style-name="T30">checks if a device is owned by the current application. This function is useful to verify that a device is capable of receiving position data and if it is possible to relinquish the device.</text:span></text:span></text:p>
      <text:p text:style-name="P36"><text:span text:style-name="Strong_20_Emphasis"><text:span text:style-name="T30">An application can Relinquish (or unplug) only an owned device.</text:span></text:span></text:p>
      <text:p text:style-name="P36"><text:span text:style-name="Strong_20_Emphasis"><text:span text:style-name="T30">An application can feed with position data only an owned device.</text:span></text:span></text:p>
      <text:p text:style-name="P36"><text:span text:style-name="Strong_20_Emphasis"><text:span text:style-name="T30">Only an owned device has a valid handle.</text:span></text:span></text:p>
      <text:h text:style-name="P50" text:outline-level="3"><text:bookmark-start text:name="__RefHeading__4960_1909459079"/><text:span text:style-name="Strong_20_Emphasis"><text:span text:style-name="T52">isDevExist function</text:span></text:span><text:bookmark-end text:name="__RefHeading__4960_1909459079"/></text:h>
      <text:p text:style-name="P25"><text:span text:style-name="Strong_20_Emphasis"><text:span text:style-name="T83">Verify that a Virtual Device exists.</text:span></text:span></text:p>
      <text:h text:style-name="P48" text:outline-level="4">Syntax</text:h>
      <text:p text:style-name="P11">DWORD isDevExist(UINT DevId, DevType dType, BOOL * Exist);</text:p>
      <text:h text:style-name="P51" text:outline-level="4">Parameters</text:h>
      <text:p text:style-name="P27">DevId</text:p>
      <text:p text:style-name="P43"><text:span text:style-name="Strong_20_Emphasis"><text:span text:style-name="T28">[in] ID of device to inquire.</text:span></text:span></text:p>
      <text:p text:style-name="P36"><text:span text:style-name="Strong_20_Emphasis"><text:span text:style-name="T14">dType</text:span></text:span></text:p>
      <text:p text:style-name="P43"><text:span text:style-name="Strong_20_Emphasis"><text:span text:style-name="T28">[in] Type (</text:span></text:span><text:span text:style-name="Strong_20_Emphasis"><text:span text:style-name="T35">vJoy</text:span></text:span><text:span text:style-name="Strong_20_Emphasis"><text:span text:style-name="T28"> or </text:span></text:span><text:span text:style-name="Strong_20_Emphasis"><text:span text:style-name="T35">vXbox</text:span></text:span><text:span text:style-name="Strong_20_Emphasis"><text:span text:style-name="T28">) of device to inquire.</text:span></text:span></text:p>
      <text:p text:style-name="P27"><text:span text:style-name="Strong_20_Emphasis"><text:span text:style-name="T84">Exist</text:span></text:span></text:p>
      <text:p text:style-name="P43"><text:span text:style-name="Strong_20_Emphasis"><text:span text:style-name="T28">[out] Result: TRUE if device exists FALSE otherwise.</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59">Owned</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3.</text:span></text:span></text:p>
      <text:p text:style-name="P8"><text:span text:style-name="Strong_20_Emphasis"><text:span text:style-name="T56">Other return codes are possible.</text:span></text:span></text:p>
      <text:h text:style-name="P51" text:outline-level="4">Remarks</text:h>
      <text:p text:style-name="P36"><text:span text:style-name="Strong_20_Emphasis"><text:span text:style-name="T29">Use this function to </text:span></text:span><text:span text:style-name="Strong_20_Emphasis"><text:span text:style-name="T30">checks if a device exists. </text:span></text:span></text:p>
      <text:p text:style-name="P36"><text:span text:style-name="Strong_20_Emphasis"><text:span text:style-name="T30">An existing device is owned either by the current application or by another application.</text:span></text:span></text:p>
      <text:p text:style-name="P36"><text:span text:style-name="Strong_20_Emphasis"><text:span text:style-name="T30">There's no point in trying to acquire a device that 'Exists' – either it is already owned or it cannot be owned.</text:span></text:span></text:p>
      <text:p text:style-name="P36"><text:span text:style-name="Strong_20_Emphasis"><text:span text:style-name="T30">It is only possible to acquire a device that does </text:span></text:span><text:span text:style-name="Strong_20_Emphasis"><text:span text:style-name="T33">not</text:span></text:span><text:span text:style-name="Strong_20_Emphasis"><text:span text:style-name="T30"> exist (or free).</text:span></text:span></text:p>
      <text:h text:style-name="P59" text:outline-level="2"><text:bookmark-start text:name="__RefHeading__5234_1909459079"/><text:span text:style-name="Strong_20_Emphasis"><text:span text:style-name="T63">Device Information</text:span></text:span><text:bookmark-end text:name="__RefHeading__5234_1909459079"/></text:h>
      <text:p text:style-name="P22"><text:span text:style-name="T72">The following functions </text:span><text:span text:style-name="Strong_20_Emphasis"><text:span text:style-name="T77">are used to get information about an owned device. </text:span></text:span></text:p>
      <text:p text:style-name="P22"><text:span text:style-name="Strong_20_Emphasis"><text:span text:style-name="T77">Some information is related to the device capabilities such as the number of buttons</text:span></text:span><text:span text:style-name="Strong_20_Emphasis"><text:span text:style-name="T78">, Hat switches and axes</text:span></text:span><text:span text:style-name="Strong_20_Emphasis"><text:span text:style-name="T77"> in the device.</text:span></text:span></text:p>
      <text:p text:style-name="P22"><text:span text:style-name="Strong_20_Emphasis"><text:span text:style-name="T77">Use the functions that inquire for the <text:s/>device capabilities to determine the existing controls while it is not an error to try to feed a non-existing control.</text:span></text:span></text:p>
      <text:p text:style-name="P22"><text:span text:style-name="Strong_20_Emphasis"><text:span text:style-name="T77">Some information is related to administrative data such as the device' type or the device' id.</text:span></text:span></text:p>
      <text:p text:style-name="P22"><text:span text:style-name="Strong_20_Emphasis"><text:span text:style-name="T77">Administrative data can be used if you want to mix function from all vGenInterface APIs.</text:span></text:span></text:p>
      <text:p text:style-name="P22"><text:span text:style-name="Strong_20_Emphasis"><text:span text:style-name="T77">You can obtain device ID and Type from a device Handle to be used by Backward Compatibility API or by the vXbox API.</text:span></text:span></text:p>
      <text:p text:style-name="P22"><text:span text:style-name="Strong_20_Emphasis"><text:span text:style-name="T77">You can obtain device Handle from <text:s/>device ID and Type, if the device was not created by the Common API.</text:span></text:span></text:p>
      <text:p text:style-name="P22"><text:span text:style-name="Strong_20_Emphasis"><text:span text:style-name="T77">You can also obtain the LED number of a vXbox device.</text:span></text:span></text:p>
      <text:p text:style-name="P22"><text:span text:style-name="Strong_20_Emphasis"><text:span text:style-name="T77"/></text:span></text:p>
      <text:h text:style-name="P50" text:outline-level="3"><text:bookmark-start text:name="__RefHeading__5236_1909459079"/><text:span text:style-name="Strong_20_Emphasis"><text:span text:style-name="T52">isAxisExists function</text:span></text:span><text:bookmark-end text:name="__RefHeading__5236_1909459079"/></text:h>
      <text:p text:style-name="P25"><text:span text:style-name="Strong_20_Emphasis"><text:span text:style-name="T83">For an owned Virtual Device, check whether a specific axis exists.</text:span></text:span></text:p>
      <text:h text:style-name="P48" text:outline-level="4">Syntax</text:h>
      <text:p text:style-name="P11">DWORD isAxisExists(HDEVICE hDev, UINT nAxis, BOOL * Exist);</text:p>
      <text:h text:style-name="P51" text:outline-level="4">Parameters</text:h>
      <text:p text:style-name="P27">hDev</text:p>
      <text:p text:style-name="P43"><text:span text:style-name="Strong_20_Emphasis"><text:span text:style-name="T28">[in] Handle of device to inquire.</text:span></text:span></text:p>
      <text:p text:style-name="P27">nAxis</text:p>
      <text:p text:style-name="P43"><text:span text:style-name="Strong_20_Emphasis"><text:span text:style-name="T28">[in] Axis number (See remarks).</text:span></text:span></text:p>
      <text:p text:style-name="P27"><text:span text:style-name="Strong_20_Emphasis"><text:span text:style-name="T84">Exist</text:span></text:span></text:p>
      <text:p text:style-name="P43"><text:span text:style-name="Strong_20_Emphasis"><text:span text:style-name="T28">[out] Pointer to value: T</text:span></text:span><text:span text:style-name="Strong_20_Emphasis"><text:span text:style-name="T31">RUE is axis exists, FALSE otherwise</text:span></text:span><text:span text:style-name="Strong_20_Emphasis"><text:span text:style-name="T28">.</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59">Exist</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3.</text:span></text:span></text:p>
      <text:p text:style-name="P8"><text:span text:style-name="Strong_20_Emphasis"><text:span text:style-name="T56">If the device was removed (possibly by another application), </text:span></text:span><text:span text:style-name="Strong_20_Emphasis"><text:span text:style-name="T57">the function returns</text:span></text:span><text:span text:style-name="Strong_20_Emphasis"><text:span text:style-name="T65"> </text:span></text:span><text:span text:style-name="Strong_20_Emphasis"><text:span text:style-name="T55">STATUS_DEVICE_REMOVED</text:span></text:span><text:span text:style-name="Strong_20_Emphasis"><text:span text:style-name="T56">.</text:span></text:span></text:p>
      <text:h text:style-name="P51" text:outline-level="4">Remarks</text:h>
      <text:p text:style-name="P36"><text:span text:style-name="Strong_20_Emphasis"><text:span text:style-name="T29">Use this function to </text:span></text:span><text:span text:style-name="Strong_20_Emphasis"><text:span text:style-name="T30">check if a specific axis is configured in the specified virtual device.</text:span></text:span></text:p>
      <text:p text:style-name="P36"><text:span text:style-name="Strong_20_Emphasis"><text:span text:style-name="T30">May be used for owned devices only.</text:span></text:span></text:p>
      <text:p text:style-name="P36"><text:span text:style-name="Strong_20_Emphasis"><text:span text:style-name="T30">Useful mainly for </text:span></text:span><text:span text:style-name="Strong_20_Emphasis"><text:span text:style-name="T33">vJoy</text:span></text:span><text:span text:style-name="Strong_20_Emphasis"><text:span text:style-name="T30"> devices because they are configurable. </text:span></text:span><text:span text:style-name="Strong_20_Emphasis"><text:span text:style-name="T33">vXbox</text:span></text:span><text:span text:style-name="Strong_20_Emphasis"><text:span text:style-name="T30"> devices are not configurable so they will always report axes 1 to 6 as existing.</text:span></text:span></text:p>
      <text:p text:style-name="P36"><text:span text:style-name="Strong_20_Emphasis"><text:span text:style-name="T30">The axes are enumerated as follows:</text:span></text:span><text:bookmark text:name="docs-internal-guid-e6a1b5f2-a1a7-363c-b9ad-5e919a2092a9"/></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B1" office:value-type="string">
            <text:p text:style-name="Table_20_Contents">vJoy</text:p>
          </table:table-cell>
          <table:table-cell table:style-name="Table1.C1" office:value-type="string">
            <text:p text:style-name="Table_20_Contents">vXbox</text:p>
          </table:table-cell>
        </table:table-row>
        <table:table-row>
          <table:table-cell table:style-name="Table1.A2" office:value-type="string">
            <text:p text:style-name="Table_20_Contents">1</text:p>
          </table:table-cell>
          <table:table-cell table:style-name="Table1.B2" office:value-type="string">
            <text:p text:style-name="Table_20_Contents">X</text:p>
          </table:table-cell>
          <table:table-cell table:style-name="Table1.C2" office:value-type="string">
            <text:p text:style-name="Table_20_Contents">X</text:p>
          </table:table-cell>
        </table:table-row>
        <table:table-row>
          <table:table-cell table:style-name="Table1.A2" office:value-type="string">
            <text:p text:style-name="Table_20_Contents">2</text:p>
          </table:table-cell>
          <table:table-cell table:style-name="Table1.B3" office:value-type="string">
            <text:p text:style-name="Table_20_Contents">Y</text:p>
          </table:table-cell>
          <table:table-cell table:style-name="Table1.C2" office:value-type="string">
            <text:p text:style-name="Table_20_Contents">Y</text:p>
          </table:table-cell>
        </table:table-row>
        <table:table-row>
          <table:table-cell table:style-name="Table1.A2" office:value-type="string">
            <text:p text:style-name="Table_20_Contents">3</text:p>
          </table:table-cell>
          <table:table-cell table:style-name="Table1.B2" office:value-type="string">
            <text:p text:style-name="Table_20_Contents">Z</text:p>
          </table:table-cell>
          <table:table-cell table:style-name="Table1.C2" office:value-type="string">
            <text:p text:style-name="Table_20_Contents">Trigger (R)</text:p>
          </table:table-cell>
        </table:table-row>
        <table:table-row>
          <table:table-cell table:style-name="Table1.A2" office:value-type="string">
            <text:p text:style-name="Table_20_Contents">4</text:p>
          </table:table-cell>
          <table:table-cell table:style-name="Table1.B2" office:value-type="string">
            <text:p text:style-name="Table_20_Contents">Rx</text:p>
          </table:table-cell>
          <table:table-cell table:style-name="Table1.C2" office:value-type="string">
            <text:p text:style-name="Table_20_Contents">RX</text:p>
          </table:table-cell>
        </table:table-row>
        <table:table-row>
          <table:table-cell table:style-name="Table1.A2" office:value-type="string">
            <text:p text:style-name="Table_20_Contents">5</text:p>
          </table:table-cell>
          <table:table-cell table:style-name="Table1.B2" office:value-type="string">
            <text:p text:style-name="Table_20_Contents">Ry</text:p>
          </table:table-cell>
          <table:table-cell table:style-name="Table1.C2" office:value-type="string">
            <text:p text:style-name="Table_20_Contents">RY</text:p>
          </table:table-cell>
        </table:table-row>
        <table:table-row>
          <table:table-cell table:style-name="Table1.A2" office:value-type="string">
            <text:p text:style-name="Table_20_Contents">6</text:p>
          </table:table-cell>
          <table:table-cell table:style-name="Table1.B2" office:value-type="string">
            <text:p text:style-name="Table_20_Contents">Rz</text:p>
          </table:table-cell>
          <table:table-cell table:style-name="Table1.C2" office:value-type="string">
            <text:p text:style-name="Table_20_Contents">Trigger (L)</text:p>
          </table:table-cell>
        </table:table-row>
        <table:table-row>
          <table:table-cell table:style-name="Table1.A2" office:value-type="string">
            <text:p text:style-name="Table_20_Contents">7</text:p>
          </table:table-cell>
          <table:table-cell table:style-name="Table1.B2" office:value-type="string">
            <text:p text:style-name="Table_20_Contents">Slider 0</text:p>
          </table:table-cell>
          <table:table-cell table:style-name="Table1.C2" office:value-type="string">
            <text:p text:style-name="Table_20_Contents">-</text:p>
          </table:table-cell>
        </table:table-row>
        <table:table-row>
          <table:table-cell table:style-name="Table1.A9" office:value-type="string">
            <text:p text:style-name="Table_20_Contents">8</text:p>
          </table:table-cell>
          <table:table-cell table:style-name="Table1.B9" office:value-type="string">
            <text:p text:style-name="Table_20_Contents">Slider 1</text:p>
          </table:table-cell>
          <table:table-cell table:style-name="Table1.C9" office:value-type="string">
            <text:p text:style-name="Table_20_Contents">-</text:p>
          </table:table-cell>
        </table:table-row>
      </table:table>
      <text:p text:style-name="P26"><text:soft-page-break/><text:span text:style-name="Strong_20_Emphasis"><text:span text:style-name="T30"/></text:span></text:p>
      <text:h text:style-name="P50" text:outline-level="3"><text:bookmark-start text:name="__RefHeading__5409_1909459079"/><text:span text:style-name="Strong_20_Emphasis"><text:span text:style-name="T52">GetDevButtonN function</text:span></text:span><text:bookmark-end text:name="__RefHeading__5409_1909459079"/></text:h>
      <text:p text:style-name="P25"><text:span text:style-name="Strong_20_Emphasis"><text:span text:style-name="T83">For an owned Virtual Device, get the number of buttons.</text:span></text:span></text:p>
      <text:h text:style-name="P48" text:outline-level="4">Syntax</text:h>
      <text:p text:style-name="P11">DWORD GetDevButtonN(HDEVICE hDev, UINT * nBtn);</text:p>
      <text:h text:style-name="P51" text:outline-level="4">Parameters</text:h>
      <text:p text:style-name="P27">hDev</text:p>
      <text:p text:style-name="P43"><text:span text:style-name="Strong_20_Emphasis"><text:span text:style-name="T28">[in] Handle of device to inquire.</text:span></text:span></text:p>
      <text:p text:style-name="P27"><text:span text:style-name="Strong_20_Emphasis"><text:span text:style-name="T84">nBtn</text:span></text:span></text:p>
      <text:p text:style-name="P43"><text:span text:style-name="Strong_20_Emphasis"><text:span text:style-name="T28">[out] Pointer to </text:span></text:span><text:span text:style-name="Strong_20_Emphasis"><text:span text:style-name="T31">the number of buttons</text:span></text:span><text:span text:style-name="Strong_20_Emphasis"><text:span text:style-name="T28">.</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59">nBtn</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2.</text:span></text:span></text:p>
      <text:p text:style-name="P8"><text:span text:style-name="Strong_20_Emphasis"><text:span text:style-name="T56">If the device was removed (possibly by another application), </text:span></text:span><text:span text:style-name="Strong_20_Emphasis"><text:span text:style-name="T57">the function returns</text:span></text:span><text:span text:style-name="Strong_20_Emphasis"><text:span text:style-name="T65"> </text:span></text:span><text:span text:style-name="Strong_20_Emphasis"><text:span text:style-name="T55">STATUS_DEVICE_REMOVED</text:span></text:span><text:span text:style-name="Strong_20_Emphasis"><text:span text:style-name="T56">.</text:span></text:span></text:p>
      <text:h text:style-name="P51" text:outline-level="4">Remarks</text:h>
      <text:p text:style-name="P36"><text:span text:style-name="Strong_20_Emphasis"><text:span text:style-name="T29">Use this function to get the number of buttons</text:span></text:span><text:span text:style-name="Strong_20_Emphasis"><text:span text:style-name="T30"> configured in the specified virtual device.</text:span></text:span></text:p>
      <text:p text:style-name="P36"><text:span text:style-name="Strong_20_Emphasis"><text:span text:style-name="T30">May be used for owned devices only.</text:span></text:span></text:p>
      <text:p text:style-name="P36"><text:span text:style-name="Strong_20_Emphasis"><text:span text:style-name="T30">Useful mainly for </text:span></text:span><text:span text:style-name="Strong_20_Emphasis"><text:span text:style-name="T33">vJoy</text:span></text:span><text:span text:style-name="Strong_20_Emphasis"><text:span text:style-name="T30"> devices because they are configurable. </text:span></text:span><text:span text:style-name="Strong_20_Emphasis"><text:span text:style-name="T33">vXbox</text:span></text:span><text:span text:style-name="Strong_20_Emphasis"><text:span text:style-name="T30"> devices are not configurable so they will always report 10 buttons.</text:span></text:span></text:p>
      <text:p text:style-name="P26"><text:span text:style-name="Strong_20_Emphasis"><text:span text:style-name="T30"/></text:span></text:p>
      <text:h text:style-name="P50" text:outline-level="3"><text:bookmark-start text:name="__RefHeading__5582_1909459079"/><text:span text:style-name="Strong_20_Emphasis"><text:span text:style-name="T52">GetDevHatN function</text:span></text:span><text:bookmark-end text:name="__RefHeading__5582_1909459079"/></text:h>
      <text:p text:style-name="P25"><text:span text:style-name="Strong_20_Emphasis"><text:span text:style-name="T83">For an owned Virtual Device, get the number of Hat Switches (a.k.a. POV) or D-Pads.</text:span></text:span></text:p>
      <text:h text:style-name="P48" text:outline-level="4">Syntax</text:h>
      <text:p text:style-name="P11">DWORD DWORD GetDevHatN(HDEVICE hDev, UINT * nHat);</text:p>
      <text:h text:style-name="P51" text:outline-level="4">Parameters</text:h>
      <text:p text:style-name="P27">hDev</text:p>
      <text:p text:style-name="P45"><text:span text:style-name="Strong_20_Emphasis"><text:span text:style-name="T28">[in] Handle of device to inquire.</text:span></text:span></text:p>
      <text:p text:style-name="P27"><text:span text:style-name="Strong_20_Emphasis"><text:span text:style-name="T84">nHat</text:span></text:span></text:p>
      <text:p text:style-name="P43"><text:span text:style-name="Strong_20_Emphasis"><text:span text:style-name="T28">[out] Pointer to </text:span></text:span><text:span text:style-name="Strong_20_Emphasis"><text:span text:style-name="T31">the number of buttons</text:span></text:span><text:span text:style-name="Strong_20_Emphasis"><text:span text:style-name="T28">.</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59">nHat</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2.</text:span></text:span></text:p>
      <text:p text:style-name="P8"><text:span text:style-name="Strong_20_Emphasis"><text:span text:style-name="T56">If the device was removed (possibly by another application), </text:span></text:span><text:span text:style-name="Strong_20_Emphasis"><text:span text:style-name="T57">the function returns</text:span></text:span><text:span text:style-name="Strong_20_Emphasis"><text:span text:style-name="T65"> </text:span></text:span><text:span text:style-name="Strong_20_Emphasis"><text:span text:style-name="T55">STATUS_DEVICE_REMOVED</text:span></text:span><text:span text:style-name="Strong_20_Emphasis"><text:span text:style-name="T56">.</text:span></text:span></text:p>
      <text:h text:style-name="P51" text:outline-level="4">Remarks</text:h>
      <text:p text:style-name="P36"><text:span text:style-name="Strong_20_Emphasis"><text:span text:style-name="T29">Use this function to get the number of Hat switches or D-Pads</text:span></text:span><text:span text:style-name="Strong_20_Emphasis"><text:span text:style-name="T30"> configured in the specified virtual device.</text:span></text:span></text:p>
      <text:p text:style-name="P36"><text:span text:style-name="Strong_20_Emphasis"><text:span text:style-name="T30">May be used for owned devices only.</text:span></text:span></text:p>
      <text:p text:style-name="P36"><text:span text:style-name="Strong_20_Emphasis"><text:span text:style-name="T30">Useful mainly for </text:span></text:span><text:span text:style-name="Strong_20_Emphasis"><text:span text:style-name="T33">vJoy</text:span></text:span><text:span text:style-name="Strong_20_Emphasis"><text:span text:style-name="T30"> devices because they are configurable. </text:span></text:span><text:span text:style-name="Strong_20_Emphasis"><text:span text:style-name="T33">vXbox</text:span></text:span><text:span text:style-name="Strong_20_Emphasis"><text:span text:style-name="T30"> devices are not configurable so they will always report 1 D-Pad.</text:span></text:span></text:p>
      <text:h text:style-name="P50" text:outline-level="3"><text:bookmark-start text:name="__RefHeading__6109_1909459079"/><text:span text:style-name="Strong_20_Emphasis"><text:span text:style-name="T52">GetDevHandle function</text:span></text:span><text:bookmark-end text:name="__RefHeading__6109_1909459079"/></text:h>
      <text:p text:style-name="P25"><text:span text:style-name="Strong_20_Emphasis"><text:span text:style-name="T83">Retrieve the device handle from the devices' container.</text:span></text:span></text:p>
      <text:h text:style-name="P48" text:outline-level="4">Syntax</text:h>
      <text:p text:style-name="P11">DWORD GetDevHandle(UINT DevId, DevType dType, HDEVICE * hDev);</text:p>
      <text:h text:style-name="P51" text:outline-level="4">Parameters</text:h>
      <text:p text:style-name="P27">DevId</text:p>
      <text:p text:style-name="P43"><text:span text:style-name="Strong_20_Emphasis"><text:span text:style-name="T28">[in] ID of device to inquire.</text:span></text:span></text:p>
      <text:p text:style-name="P36"><text:span text:style-name="Strong_20_Emphasis"><text:span text:style-name="T14">dType</text:span></text:span></text:p>
      <text:p text:style-name="P43"><text:span text:style-name="Strong_20_Emphasis"><text:span text:style-name="T28">[in] Type (</text:span></text:span><text:span text:style-name="Strong_20_Emphasis"><text:span text:style-name="T35">vJoy</text:span></text:span><text:span text:style-name="Strong_20_Emphasis"><text:span text:style-name="T28"> or </text:span></text:span><text:span text:style-name="Strong_20_Emphasis"><text:span text:style-name="T35">vXbox</text:span></text:span><text:span text:style-name="Strong_20_Emphasis"><text:span text:style-name="T28">) of device to inquire.</text:span></text:span></text:p>
      <text:p text:style-name="P27"><text:span text:style-name="Strong_20_Emphasis"><text:span text:style-name="T84">hDev</text:span></text:span></text:p>
      <text:p text:style-name="P43"><text:span text:style-name="Strong_20_Emphasis"><text:span text:style-name="T28">[out] Pointer to the handle corresponding to the indicated device.</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6"><text:span text:style-name="T39">If the function fails because the handle belongs to a device that is no longer owned</text:span><text:span text:style-name="T40">, the return code is </text:span><text:span text:style-name="T41">STATUS_DEVICE_REMOVED</text:span><text:span text:style-name="T40">.</text:span></text:p>
      <text:p text:style-name="P32"><text:span text:style-name="Strong_20_Emphasis"><text:span text:style-name="T56">If pointer </text:span></text:span><text:span text:style-name="Strong_20_Emphasis"><text:span text:style-name="T59">hDev</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3.</text:span></text:span></text:p>
      <text:p text:style-name="P8"><text:span text:style-name="Strong_20_Emphasis"><text:span text:style-name="T56">Other return codes are possible.</text:span></text:span></text:p>
      <text:h text:style-name="P51" text:outline-level="4">Remarks</text:h>
      <text:h text:style-name="P38" text:outline-level="4"><text:span text:style-name="Strong_20_Emphasis"><text:span text:style-name="T30">This function is needed in cases where a device was Plugged-in or Acquired by another part of the API that does not return a device handle.</text:span></text:span></text:h>
      <text:h text:style-name="P38" text:outline-level="4"><text:span text:style-name="Strong_20_Emphasis"><text:span text:style-name="T30">The function searches the device-container for a device that corresponds to the given ID/Type pair. If it finds it, the function verifies that the device is owned by the calling application and returns the handle if verified.</text:span></text:span></text:h>
      <text:h text:style-name="P38" text:outline-level="4"><text:span text:style-name="Strong_20_Emphasis"><text:span text:style-name="T30">If a handle is found but it no longer represents an owned device, the function removes the entry from the device-container and returns </text:span></text:span><text:span text:style-name="Strong_20_Emphasis"><text:span text:style-name="T26">STATUS_DEVICE_REMOVED</text:span></text:span><text:span text:style-name="Strong_20_Emphasis"><text:span text:style-name="T20">.</text:span></text:span></text:h>
      <text:h text:style-name="P50" text:outline-level="3"><text:bookmark-start text:name="__RefHeading__6272_1909459079"/><text:span text:style-name="Strong_20_Emphasis"><text:span text:style-name="T52">GetDevId function</text:span></text:span><text:bookmark-end text:name="__RefHeading__6272_1909459079"/></text:h>
      <text:p text:style-name="P25"><text:span text:style-name="Strong_20_Emphasis"><text:span text:style-name="T83">Get the ID of an owned Virtual Device.</text:span></text:span></text:p>
      <text:h text:style-name="P48" text:outline-level="4">Syntax</text:h>
      <text:p text:style-name="P11">DWORD GetDevId(HDEVICE hDev, UINT * dID);</text:p>
      <text:h text:style-name="P51" text:outline-level="4">Parameters</text:h>
      <text:p text:style-name="P27">hDev</text:p>
      <text:p text:style-name="P43"><text:span text:style-name="Strong_20_Emphasis"><text:span text:style-name="T28">[in] Handle of device to inquire.</text:span></text:span></text:p>
      <text:p text:style-name="P27"><text:span text:style-name="Strong_20_Emphasis"><text:span text:style-name="T84">dID</text:span></text:span></text:p>
      <text:p text:style-name="P43"><text:span text:style-name="Strong_20_Emphasis"><text:span text:style-name="T28">[out] <text:s/>ID of a </text:span></text:span><text:span text:style-name="Strong_20_Emphasis"><text:span text:style-name="T31">device.</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59">dID</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2.</text:span></text:span></text:p>
      <text:p text:style-name="P8"><text:span text:style-name="Strong_20_Emphasis"><text:span text:style-name="T56">If the device was removed (possibly by another application), </text:span></text:span><text:span text:style-name="Strong_20_Emphasis"><text:span text:style-name="T57">the function returns</text:span></text:span><text:span text:style-name="Strong_20_Emphasis"><text:span text:style-name="T65"> </text:span></text:span><text:span text:style-name="Strong_20_Emphasis"><text:span text:style-name="T55">STATUS_DEVICE_REMOVED</text:span></text:span><text:span text:style-name="Strong_20_Emphasis"><text:span text:style-name="T56">.</text:span></text:span></text:p>
      <text:h text:style-name="P51" text:outline-level="4">Remarks</text:h>
      <text:p text:style-name="P36"><text:span text:style-name="Strong_20_Emphasis"><text:span text:style-name="T29">Use this function to retrieve the ID of an owned </text:span></text:span><text:span text:style-name="Strong_20_Emphasis"><text:span text:style-name="T32">vXbox</text:span></text:span><text:span text:style-name="Strong_20_Emphasis"><text:span text:style-name="T29"> or </text:span></text:span><text:span text:style-name="Strong_20_Emphasis"><text:span text:style-name="T32">vJoy</text:span></text:span><text:span text:style-name="Strong_20_Emphasis"><text:span text:style-name="T29"> device from its handle.</text:span></text:span></text:p>
      <text:p text:style-name="P36"><text:span text:style-name="Strong_20_Emphasis"><text:span text:style-name="T30">If the function is successful, </text:span></text:span><text:span text:style-name="Strong_20_Emphasis"><text:span text:style-name="T37">dID</text:span></text:span><text:span text:style-name="Strong_20_Emphasis"><text:span text:style-name="T30"> will point to the ID of the virtual device.</text:span></text:span></text:p>
      <text:h text:style-name="P37" text:outline-level="4"><text:span text:style-name="Strong_20_Emphasis"><text:span text:style-name="T30">Virtual Xbox devices (vXbox) have bus-wide unique </text:span></text:span><text:span text:style-name="Strong_20_Emphasis"><text:span text:style-name="T33">ID</text:span></text:span><text:span text:style-name="Strong_20_Emphasis"><text:span text:style-name="T30">s (Range 1-4). Do not confuse between vXbox IDs and Xbox LED Numbers.</text:span></text:span></text:h>
      <text:h text:style-name="P50" text:outline-level="3"><text:bookmark-start text:name="__RefHeading__6274_1909459079"/><text:span text:style-name="Strong_20_Emphasis"><text:span text:style-name="T52">GetDevType function</text:span></text:span><text:bookmark-end text:name="__RefHeading__6274_1909459079"/></text:h>
      <text:p text:style-name="P25"><text:span text:style-name="Strong_20_Emphasis"><text:span text:style-name="T83">Get the type of an owned Virtual Device.</text:span></text:span></text:p>
      <text:h text:style-name="P48" text:outline-level="4">Syntax</text:h>
      <text:p text:style-name="P11">DWORD GetDevType(HDEVICE hDev, DevType * dType);</text:p>
      <text:h text:style-name="P51" text:outline-level="4">Parameters</text:h>
      <text:p text:style-name="P27">hDev</text:p>
      <text:p text:style-name="P43"><text:span text:style-name="Strong_20_Emphasis"><text:span text:style-name="T28">[in] Handle of device to inquire.</text:span></text:span></text:p>
      <text:p text:style-name="P27"><text:span text:style-name="Strong_20_Emphasis"><text:span text:style-name="T84">dType</text:span></text:span></text:p>
      <text:p text:style-name="P43"><text:span text:style-name="Strong_20_Emphasis"><text:span text:style-name="T28">[out] Type of device </text:span></text:span><text:span text:style-name="Strong_20_Emphasis"><text:span text:style-name="T31">(</text:span></text:span><text:span text:style-name="Strong_20_Emphasis"><text:span text:style-name="T34">vJoy</text:span></text:span><text:span text:style-name="Strong_20_Emphasis"><text:span text:style-name="T31"> or </text:span></text:span><text:span text:style-name="Strong_20_Emphasis"><text:span text:style-name="T34">vXbox</text:span></text:span><text:span text:style-name="Strong_20_Emphasis"><text:span text:style-name="T31">)</text:span></text:span><text:span text:style-name="Strong_20_Emphasis"><text:span text:style-name="T28">.</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67">pType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2.</text:span></text:span></text:p>
      <text:p text:style-name="P8"><text:span text:style-name="Strong_20_Emphasis"><text:span text:style-name="T56">If the device was removed (possibly by another application), </text:span></text:span><text:span text:style-name="Strong_20_Emphasis"><text:span text:style-name="T57">the function returns</text:span></text:span><text:span text:style-name="Strong_20_Emphasis"><text:span text:style-name="T65"> </text:span></text:span><text:span text:style-name="Strong_20_Emphasis"><text:span text:style-name="T55">STATUS_DEVICE_REMOVED</text:span></text:span><text:span text:style-name="Strong_20_Emphasis"><text:span text:style-name="T56">.</text:span></text:span></text:p>
      <text:h text:style-name="P51" text:outline-level="4">Remarks</text:h>
      <text:p text:style-name="P36"><text:span text:style-name="Strong_20_Emphasis"><text:span text:style-name="T29">Use this function to retrieve the type of an owned virtual device from its handle.</text:span></text:span></text:p>
      <text:h text:style-name="P37" text:outline-level="4"><text:span text:style-name="Strong_20_Emphasis"><text:span text:style-name="T30">If the function is successful, </text:span></text:span><text:span text:style-name="Strong_20_Emphasis"><text:span text:style-name="T37">dType</text:span></text:span><text:span text:style-name="Strong_20_Emphasis"><text:span text:style-name="T30"> will point to one of the predefined types (vJoy or vXbox).</text:span></text:span></text:h>
      <text:h text:style-name="P50" text:outline-level="3"><text:bookmark-start text:name="__RefHeading__6276_1909459079"/><text:span text:style-name="Strong_20_Emphasis"><text:span text:style-name="T52">GetDevNumber function</text:span></text:span><text:bookmark-end text:name="__RefHeading__6276_1909459079"/></text:h>
      <text:p text:style-name="P25"><text:span text:style-name="Strong_20_Emphasis"><text:span text:style-name="T83">Get the ID or LED Number of an owned Virtual Device.</text:span></text:span></text:p>
      <text:h text:style-name="P48" text:outline-level="4">Syntax</text:h>
      <text:p text:style-name="P11">DWORD GetDevNumber(HDEVICE hDev, UINT * dNumber);</text:p>
      <text:h text:style-name="P51" text:outline-level="4">Parameters</text:h>
      <text:p text:style-name="P27">hDev</text:p>
      <text:p text:style-name="P43"><text:span text:style-name="Strong_20_Emphasis"><text:span text:style-name="T28">[in] Handle of device to inquire.</text:span></text:span></text:p>
      <text:p text:style-name="P27"><text:span text:style-name="Strong_20_Emphasis"><text:span text:style-name="T84">dNumber</text:span></text:span></text:p>
      <text:p text:style-name="P43"><text:span text:style-name="Strong_20_Emphasis"><text:span text:style-name="T28">[out] LED Number of a </text:span></text:span><text:span text:style-name="Strong_20_Emphasis"><text:span text:style-name="T34">vXbox </text:span></text:span><text:span text:style-name="Strong_20_Emphasis"><text:span text:style-name="T28">device or the ID of a </text:span></text:span><text:span text:style-name="Strong_20_Emphasis"><text:span text:style-name="T34">vJoy</text:span></text:span><text:span text:style-name="Strong_20_Emphasis"><text:span text:style-name="T31"> device.</text:span></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text:span></text:p>
      <text:p text:style-name="P32"><text:span text:style-name="T72">If the function fails because the handle is invalid or if the handle belongs to a device that is no longer owned</text:span><text:span text:style-name="T74">, the return code is </text:span><text:span text:style-name="Strong_20_Emphasis"><text:span text:style-name="T73">STATUS_INVALID_HANDLE</text:span></text:span><text:span text:style-name="T74">. </text:span></text:p>
      <text:p text:style-name="P32"><text:span text:style-name="Strong_20_Emphasis"><text:span text:style-name="T56">If pointer </text:span></text:span><text:span text:style-name="Strong_20_Emphasis"><text:span text:style-name="T59">pNumber</text:span></text:span><text:span text:style-name="Strong_20_Emphasis"><text:span text:style-name="T67">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2.</text:span></text:span></text:p>
      <text:p text:style-name="P8"><text:span text:style-name="Strong_20_Emphasis"><text:span text:style-name="T56">If the device was removed (possibly by another application), </text:span></text:span><text:span text:style-name="Strong_20_Emphasis"><text:span text:style-name="T57">the function returns</text:span></text:span><text:span text:style-name="Strong_20_Emphasis"><text:span text:style-name="T65"> </text:span></text:span><text:span text:style-name="Strong_20_Emphasis"><text:span text:style-name="T55">STATUS_DEVICE_REMOVED</text:span></text:span><text:span text:style-name="Strong_20_Emphasis"><text:span text:style-name="T56">.</text:span></text:span></text:p>
      <text:h text:style-name="P51" text:outline-level="4">Remarks</text:h>
      <text:p text:style-name="P36"><text:span text:style-name="Strong_20_Emphasis"><text:span text:style-name="T29">Use this function to retrieve the LED Number of an owned </text:span></text:span><text:span text:style-name="Strong_20_Emphasis"><text:span text:style-name="T32">vXbox</text:span></text:span><text:span text:style-name="Strong_20_Emphasis"><text:span text:style-name="T29"> device from its handle. For </text:span></text:span><text:span text:style-name="Strong_20_Emphasis"><text:span text:style-name="T32">vJoy</text:span></text:span><text:span text:style-name="Strong_20_Emphasis"><text:span text:style-name="T29"> device the function retrieves the device ID.</text:span></text:span></text:p>
      <text:p text:style-name="P36"><text:span text:style-name="Strong_20_Emphasis"><text:span text:style-name="T30">If the function is successful, </text:span></text:span><text:span text:style-name="Strong_20_Emphasis"><text:span text:style-name="T37">dNumber</text:span></text:span><text:span text:style-name="Strong_20_Emphasis"><text:span text:style-name="T30"> will point to the LED Number of the vXbox device or to the ID of the vJoy device.</text:span></text:span></text:p>
      <text:h text:style-name="P37" text:outline-level="4"><text:span text:style-name="Strong_20_Emphasis"><text:span text:style-name="T30">Every plugged-in Xbox device (Physical or virtual) receives from the system a unique </text:span></text:span><text:span text:style-name="Strong_20_Emphasis"><text:span text:style-name="T33">LED number</text:span></text:span><text:span text:style-name="Strong_20_Emphasis"><text:span text:style-name="T30">. Physical devices Illuminate a quarter of a circle LED that indicates it's number. In addition virtual Xbox devices (vXbox), have bus-wide unique </text:span></text:span><text:span text:style-name="Strong_20_Emphasis"><text:span text:style-name="T33">ID</text:span></text:span><text:span text:style-name="Strong_20_Emphasis"><text:span text:style-name="T30">s (Range 1-4). Do not confuse between vXbox IDs and Xbox LED Numbers.</text:span></text:span></text:h>
      <text:h text:style-name="P59" text:outline-level="2"><text:bookmark-start text:name="__RefHeading__8387_1909459079"/><text:span text:style-name="Strong_20_Emphasis"><text:span text:style-name="T63">Device Feeding</text:span></text:span><text:bookmark-end text:name="__RefHeading__8387_1909459079"/></text:h>
      <text:p text:style-name="P22"><text:span text:style-name="T72">The following functions </text:span><text:span text:style-name="Strong_20_Emphasis"><text:span text:style-name="T77">are used to </text:span></text:span><text:span text:style-name="Strong_20_Emphasis"><text:span text:style-name="T79">feed the virtual device with position data. Position data is the exact position of each vJoy axes, vXbox thumb-stick, vXbox trigger, button and Hat Switch.</text:span></text:span></text:p>
      <text:p text:style-name="P22"><text:span text:style-name="Strong_20_Emphasis"><text:span text:style-name="T79">Hat switches as sometimes referred to as POVs. The vXbox equivalent is D-Pad.</text:span></text:span></text:p>
      <text:p text:style-name="P22"><text:span text:style-name="Strong_20_Emphasis"><text:span text:style-name="T79">The axes, <text:s/>thumb-stick and triggers have specific names. However, the common API enumerates them as follows:</text:span></text:span></text:p>
      <table:table table:name="Table2" table:style-name="Table2">
        <table:table-column table:style-name="Table2.A" table:number-columns-repeated="8"/>
        <table:table-column table:style-name="Table2.I"/>
        <table:table-row>
          <table:table-cell table:style-name="Table2.A1" office:value-type="string">
            <text:p text:style-name="P72"/>
          </table:table-cell>
          <table:table-cell table:style-name="Table2.B1" office:value-type="float" office:value="1">
            <text:p text:style-name="P73">1</text:p>
          </table:table-cell>
          <table:table-cell table:style-name="Table2.B1" office:value-type="float" office:value="2">
            <text:p text:style-name="P73">2</text:p>
          </table:table-cell>
          <table:table-cell table:style-name="Table2.B1" office:value-type="float" office:value="3">
            <text:p text:style-name="P73">3</text:p>
          </table:table-cell>
          <table:table-cell table:style-name="Table2.B1" office:value-type="float" office:value="4">
            <text:p text:style-name="P73">4</text:p>
          </table:table-cell>
          <table:table-cell table:style-name="Table2.B1" office:value-type="float" office:value="5">
            <text:p text:style-name="P73">5</text:p>
          </table:table-cell>
          <table:table-cell table:style-name="Table2.B1" office:value-type="float" office:value="6">
            <text:p text:style-name="P73">6</text:p>
          </table:table-cell>
          <table:table-cell table:style-name="Table2.B1" office:value-type="float" office:value="7">
            <text:p text:style-name="P73">7</text:p>
          </table:table-cell>
          <table:table-cell table:style-name="Table2.I1" office:value-type="float" office:value="8">
            <text:p text:style-name="P73">8</text:p>
          </table:table-cell>
        </table:table-row>
        <table:table-row>
          <table:table-cell table:style-name="Table2.A2" office:value-type="string">
            <text:p text:style-name="P72">vJoy</text:p>
          </table:table-cell>
          <table:table-cell table:style-name="Table2.A2" office:value-type="string">
            <text:p text:style-name="P75">X</text:p>
          </table:table-cell>
          <table:table-cell table:style-name="Table2.A2" office:value-type="string">
            <text:p text:style-name="P75">Y</text:p>
          </table:table-cell>
          <table:table-cell table:style-name="Table2.A2" office:value-type="string">
            <text:p text:style-name="P75">Z</text:p>
          </table:table-cell>
          <table:table-cell table:style-name="Table2.A2" office:value-type="string">
            <text:p text:style-name="P75">Rx</text:p>
          </table:table-cell>
          <table:table-cell table:style-name="Table2.A2" office:value-type="string">
            <text:p text:style-name="P75">Ry</text:p>
          </table:table-cell>
          <table:table-cell table:style-name="Table2.A2" office:value-type="string">
            <text:p text:style-name="P75">Rz</text:p>
          </table:table-cell>
          <table:table-cell table:style-name="Table2.A2" office:value-type="string">
            <text:p text:style-name="P75">Slider 0</text:p>
          </table:table-cell>
          <table:table-cell table:style-name="Table2.I2" office:value-type="string">
            <text:p text:style-name="P75">Slider 1</text:p>
          </table:table-cell>
        </table:table-row>
        <table:table-row>
          <table:table-cell table:style-name="Table2.A2" office:value-type="string">
            <text:p text:style-name="P72">vXbox</text:p>
          </table:table-cell>
          <table:table-cell table:style-name="Table2.A2" office:value-type="string">
            <text:p text:style-name="P75">Left-X</text:p>
          </table:table-cell>
          <table:table-cell table:style-name="Table2.A2" office:value-type="string">
            <text:p text:style-name="P75">Left-Y</text:p>
          </table:table-cell>
          <table:table-cell table:style-name="Table2.A2" office:value-type="string">
            <text:p text:style-name="P75">Right-Trigger</text:p>
          </table:table-cell>
          <table:table-cell table:style-name="Table2.A2" office:value-type="string">
            <text:p text:style-name="P75">Right-X</text:p>
          </table:table-cell>
          <table:table-cell table:style-name="Table2.A2" office:value-type="string">
            <text:p text:style-name="P75">Right-Y</text:p>
          </table:table-cell>
          <table:table-cell table:style-name="Table2.A2" office:value-type="string">
            <text:p text:style-name="P75">Left-Trigger</text:p>
          </table:table-cell>
          <table:table-cell table:style-name="Table2.A2" office:value-type="string">
            <text:p text:style-name="P75">-</text:p>
          </table:table-cell>
          <table:table-cell table:style-name="Table2.I2" office:value-type="string">
            <text:p text:style-name="P75">-</text:p>
          </table:table-cell>
        </table:table-row>
      </table:table>
      <text:p text:style-name="Standard"/>
      <text:p text:style-name="P19"><text:span text:style-name="Strong_20_Emphasis"><text:span text:style-name="T81">The axes, <text:s/>thumb-stick and triggers have different ranges. However, the common API feeds them with position values of 0.00 to 100.00. The actual positions are mapped as follows:</text:span></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2" office:value-type="string">
            <text:p text:style-name="P73">Value</text:p>
          </table:table-cell>
          <table:table-cell table:style-name="Table3.A1" table:number-rows-spanned="2" office:value-type="string">
            <text:p text:style-name="P73">vJoy Axes</text:p>
          </table:table-cell>
          <table:table-cell table:style-name="Table3.C1" table:number-columns-spanned="2" office:value-type="string">
            <text:p text:style-name="P73">vXbox</text:p>
          </table:table-cell>
          <table:covered-table-cell/>
        </table:table-row>
        <table:table-row>
          <table:covered-table-cell/>
          <table:covered-table-cell/>
          <table:table-cell table:style-name="Table3.C2" office:value-type="string">
            <text:p text:style-name="P73">Axes</text:p>
          </table:table-cell>
          <table:table-cell table:style-name="Table3.D2" office:value-type="string">
            <text:p text:style-name="P73">Triggers</text:p>
          </table:table-cell>
        </table:table-row>
        <table:table-row>
          <table:table-cell table:style-name="Table3.A3" office:value-type="float" office:value="0">
            <text:p text:style-name="P74">0</text:p>
          </table:table-cell>
          <table:table-cell table:style-name="Table3.A3" office:value-type="float" office:value="0">
            <text:p text:style-name="P75">0</text:p>
          </table:table-cell>
          <table:table-cell table:style-name="Table3.A3" office:value-type="float" office:value="-32768">
            <text:p text:style-name="P3">-32768</text:p>
          </table:table-cell>
          <table:table-cell table:style-name="Table3.D3" office:value-type="float" office:value="0">
            <text:p text:style-name="P75">0</text:p>
          </table:table-cell>
        </table:table-row>
        <table:table-row>
          <table:table-cell table:style-name="Table3.A3" office:value-type="float" office:value="50">
            <text:p text:style-name="P74">50</text:p>
          </table:table-cell>
          <table:table-cell table:style-name="Table3.A3" office:value-type="float" office:value="16384">
            <text:p text:style-name="P75">16384</text:p>
          </table:table-cell>
          <table:table-cell table:style-name="Table3.A3" office:value-type="float" office:value="0">
            <text:p text:style-name="P75">0</text:p>
          </table:table-cell>
          <table:table-cell table:style-name="Table3.D3" office:value-type="float" office:value="127">
            <text:p text:style-name="P75">127</text:p>
          </table:table-cell>
        </table:table-row>
        <table:table-row>
          <table:table-cell table:style-name="Table3.A3" office:value-type="float" office:value="100">
            <text:p text:style-name="P74">100</text:p>
          </table:table-cell>
          <table:table-cell table:style-name="Table3.C2" office:value-type="string">
            <text:p text:style-name="P6"><text:span text:style-name="T10">32768</text:span> </text:p>
          </table:table-cell>
          <table:table-cell table:style-name="Table3.A3" office:value-type="float" office:value="32767">
            <text:p text:style-name="P3">32767</text:p>
          </table:table-cell>
          <table:table-cell table:style-name="Table3.D3" office:value-type="float" office:value="255">
            <text:p text:style-name="P75">255</text:p>
          </table:table-cell>
        </table:table-row>
      </table:table>
      <text:p text:style-name="P7"/>
      <text:p text:style-name="P19"><text:span text:style-name="Strong_20_Emphasis"><text:span text:style-name="T81">A </text:span></text:span><text:span text:style-name="Strong_20_Emphasis"><text:span text:style-name="T82">vJoy</text:span></text:span><text:span text:style-name="Strong_20_Emphasis"><text:span text:style-name="T81"> device may contain up to four Hat switch devices enumerated 1 to 4. The Hat switches may be </text:span></text:span><text:span text:style-name="Strong_20_Emphasis"><text:span text:style-name="T82">continuous</text:span></text:span><text:span text:style-name="Strong_20_Emphasis"><text:span text:style-name="T81"> or </text:span></text:span><text:span text:style-name="Strong_20_Emphasis"><text:span text:style-name="T82">discrete</text:span></text:span><text:span text:style-name="Strong_20_Emphasis"><text:span text:style-name="T81">. Continuous Hat switches position ranges from 0° to 359.99°. Discrete <text:s/>Hat switches may be in one of 4 positions: 0° (North), 90° (East), 180° (South), 270° (West). Hat switches (of both types) may also be in Neutral position.</text:span></text:span></text:p>
      <text:p text:style-name="P19"><text:span text:style-name="Strong_20_Emphasis"><text:span text:style-name="T81">A </text:span></text:span><text:span text:style-name="Strong_20_Emphasis"><text:span text:style-name="T82">vXbox</text:span></text:span><text:span text:style-name="Strong_20_Emphasis"><text:span text:style-name="T81"> device has one D-Pad which is referred to as Hat switch number 1. It may be in the Neutral position or in one of the eight positions as described in the following table:</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table:number-rows-spanned="2" office:value-type="string">
            <text:p text:style-name="Table_20_Contents">Value</text:p>
          </table:table-cell>
          <table:table-cell table:style-name="Table4.A1" table:number-rows-spanned="2" table:number-columns-spanned="2" office:value-type="string">
            <text:p text:style-name="Table_20_Contents">Position</text:p>
          </table:table-cell>
          <table:covered-table-cell/>
          <table:table-cell table:style-name="Table4.A1" table:number-columns-spanned="3" office:value-type="string">
            <text:p text:style-name="Table_20_Contents">Applies to:</text:p>
          </table:table-cell>
          <table:covered-table-cell/>
          <table:covered-table-cell/>
        </table:table-row>
        <table:table-row>
          <table:covered-table-cell/>
          <table:covered-table-cell/>
          <table:covered-table-cell/>
          <table:table-cell table:style-name="Table4.A1" office:value-type="string">
            <text:p text:style-name="Table_20_Contents">Continuous (vJoy)</text:p>
          </table:table-cell>
          <table:table-cell table:style-name="Table4.A1" office:value-type="string">
            <text:p text:style-name="Table_20_Contents">Discrete (vJoy)</text:p>
          </table:table-cell>
          <table:table-cell table:style-name="Table4.A1" office:value-type="string">
            <text:p text:style-name="Table_20_Contents">D-Pad</text:p>
          </table:table-cell>
        </table:table-row>
        <table:table-row>
          <table:table-cell table:style-name="Table4.A3" office:value-type="string">
            <text:p text:style-name="Table_20_Contents">0%</text:p>
          </table:table-cell>
          <table:table-cell table:style-name="Table4.A3" office:value-type="string">
            <text:p text:style-name="Table_20_Contents">North</text:p>
          </table:table-cell>
          <table:table-cell table:style-name="Table4.A3" office:value-type="string">
            <text:p text:style-name="Table_20_Contents">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12.5%</text:p>
          </table:table-cell>
          <table:table-cell table:style-name="Table4.A3" office:value-type="string">
            <text:p text:style-name="Table_20_Contents">North-East</text:p>
          </table:table-cell>
          <table:table-cell table:style-name="Table4.A3" office:value-type="string">
            <text:p text:style-name="Table_20_Contents">4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25%</text:p>
          </table:table-cell>
          <table:table-cell table:style-name="Table4.A3" office:value-type="string">
            <text:p text:style-name="Table_20_Contents">East</text:p>
          </table:table-cell>
          <table:table-cell table:style-name="Table4.A3" office:value-type="string">
            <text:p text:style-name="Table_20_Contents">9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37.5%</text:p>
          </table:table-cell>
          <table:table-cell table:style-name="Table4.A3" office:value-type="string">
            <text:p text:style-name="Table_20_Contents">South-East</text:p>
          </table:table-cell>
          <table:table-cell table:style-name="Table4.A3" office:value-type="string">
            <text:p text:style-name="Table_20_Contents">13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50%</text:p>
          </table:table-cell>
          <table:table-cell table:style-name="Table4.A3" office:value-type="string">
            <text:p text:style-name="Table_20_Contents">South</text:p>
          </table:table-cell>
          <table:table-cell table:style-name="Table4.A3" office:value-type="string">
            <text:p text:style-name="Table_20_Contents">18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62.5%</text:p>
          </table:table-cell>
          <table:table-cell table:style-name="Table4.A3" office:value-type="string">
            <text:p text:style-name="Table_20_Contents">South-West</text:p>
          </table:table-cell>
          <table:table-cell table:style-name="Table4.A3" office:value-type="string">
            <text:p text:style-name="Table_20_Contents">22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75%</text:p>
          </table:table-cell>
          <table:table-cell table:style-name="Table4.A3" office:value-type="string">
            <text:p text:style-name="Table_20_Contents">West</text:p>
          </table:table-cell>
          <table:table-cell table:style-name="Table4.A3" office:value-type="string">
            <text:p text:style-name="Table_20_Contents">270°</text:p>
          </table:table-cell>
          <table:table-cell table:style-name="Table4.A3" office:value-type="string">
            <text:p text:style-name="Table_20_Contents">✅</text:p>
          </table:table-cell>
          <table:table-cell table:style-name="Table4.A3" office:value-type="string">
            <text:p text:style-name="Table_20_Contents">✅</text:p>
          </table:table-cell>
          <table:table-cell table:style-name="Table4.A3" office:value-type="string">
            <text:p text:style-name="Table_20_Contents">✅</text:p>
          </table:table-cell>
        </table:table-row>
        <table:table-row>
          <table:table-cell table:style-name="Table4.A3" office:value-type="string">
            <text:p text:style-name="Table_20_Contents">87.5%</text:p>
          </table:table-cell>
          <table:table-cell table:style-name="Table4.A3" office:value-type="string">
            <text:p text:style-name="Table_20_Contents">North-West</text:p>
          </table:table-cell>
          <table:table-cell table:style-name="Table4.A3" office:value-type="string">
            <text:p text:style-name="Table_20_Contents">315°</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text:p>
          </table:table-cell>
        </table:table-row>
        <table:table-row>
          <table:table-cell table:style-name="Table4.A3" office:value-type="string">
            <text:p text:style-name="Table_20_Contents">99%</text:p>
          </table:table-cell>
          <table:table-cell table:style-name="Table4.A3" office:value-type="string">
            <text:p text:style-name="Table_20_Contents">Almost North</text:p>
          </table:table-cell>
          <table:table-cell table:style-name="Table4.A3" office:value-type="string">
            <text:p text:style-name="Table_20_Contents">356.4°</text:p>
          </table:table-cell>
          <table:table-cell table:style-name="Table4.A3" office:value-type="string">
            <text:p text:style-name="Table_20_Contents">✅</text:p>
          </table:table-cell>
          <table:table-cell table:style-name="Table4.A3" office:value-type="string">
            <text:p text:style-name="Table_20_Contents"/>
          </table:table-cell>
          <table:table-cell table:style-name="Table4.A3" office:value-type="string">
            <text:p text:style-name="Table_20_Contents"/>
          </table:table-cell>
        </table:table-row>
      </table:table>
      <text:p text:style-name="Standard"><text:span text:style-name="T72">Note the </text:span><text:span text:style-name="Strong_20_Emphasis"><text:span text:style-name="T17">the common API feeds the Hat with position values of 0.00 to 99.99. </text:span></text:span></text:p>
      <text:p text:style-name="Standard"><text:soft-page-break/><text:span text:style-name="Strong_20_Emphasis"><text:span text:style-name="T17"/></text:span></text:p>
      <text:p text:style-name="Standard"><text:span text:style-name="Strong_20_Emphasis"><text:span text:style-name="T17">A </text:span></text:span><text:span text:style-name="Strong_20_Emphasis"><text:span text:style-name="T18">vJoy</text:span></text:span><text:span text:style-name="Strong_20_Emphasis"><text:span text:style-name="T17"> device may contain up to 128 buttons. However, the Common API supports only the first 32 buttons. The buttons are simply enumerated 1 to 32.</text:span></text:span></text:p>
      <text:p text:style-name="Standard"><text:span text:style-name="Strong_20_Emphasis"><text:span text:style-name="T17">A </text:span></text:span><text:span text:style-name="Strong_20_Emphasis"><text:span text:style-name="T18">vXbox</text:span></text:span><text:span text:style-name="Strong_20_Emphasis"><text:span text:style-name="T17"> device always contains ten buttons. Each button has a unique function. However, the common API refers to them by a serial number as follows:</text:span></text:span></text:p>
      <table:table table:name="Table5" table:style-name="Table5">
        <table:table-column table:style-name="Table5.A" table:number-columns-repeated="9"/>
        <table:table-column table:style-name="Table5.J"/>
        <table:table-row>
          <table:table-cell table:style-name="Table5.A1" office:value-type="float" office:value="1">
            <text:p text:style-name="P73">1</text:p>
          </table:table-cell>
          <table:table-cell table:style-name="Table5.A1" office:value-type="float" office:value="2">
            <text:p text:style-name="P73">2</text:p>
          </table:table-cell>
          <table:table-cell table:style-name="Table5.A1" office:value-type="float" office:value="3">
            <text:p text:style-name="P73">3</text:p>
          </table:table-cell>
          <table:table-cell table:style-name="Table5.A1" office:value-type="float" office:value="4">
            <text:p text:style-name="P73">4</text:p>
          </table:table-cell>
          <table:table-cell table:style-name="Table5.A1" office:value-type="float" office:value="5">
            <text:p text:style-name="P73">5</text:p>
          </table:table-cell>
          <table:table-cell table:style-name="Table5.A1" office:value-type="float" office:value="6">
            <text:p text:style-name="P73">6</text:p>
          </table:table-cell>
          <table:table-cell table:style-name="Table5.A1" office:value-type="float" office:value="7">
            <text:p text:style-name="P73">7</text:p>
          </table:table-cell>
          <table:table-cell table:style-name="Table5.A1" office:value-type="float" office:value="8">
            <text:p text:style-name="P73">8</text:p>
          </table:table-cell>
          <table:table-cell table:style-name="Table5.A1" office:value-type="float" office:value="9">
            <text:p text:style-name="P73">9</text:p>
          </table:table-cell>
          <table:table-cell table:style-name="Table5.J1" office:value-type="float" office:value="10">
            <text:p text:style-name="P73">10</text:p>
          </table:table-cell>
        </table:table-row>
        <table:table-row>
          <table:table-cell table:style-name="Table5.A2" office:value-type="string">
            <text:p text:style-name="P76">A</text:p>
          </table:table-cell>
          <table:table-cell table:style-name="Table5.A2" office:value-type="string">
            <text:p text:style-name="P76">B</text:p>
          </table:table-cell>
          <table:table-cell table:style-name="Table5.A2" office:value-type="string">
            <text:p text:style-name="P76">X</text:p>
          </table:table-cell>
          <table:table-cell table:style-name="Table5.A2" office:value-type="string">
            <text:p text:style-name="P76">Y</text:p>
          </table:table-cell>
          <table:table-cell table:style-name="Table5.A2" office:value-type="string">
            <text:p text:style-name="P76">Left- Shoulder</text:p>
          </table:table-cell>
          <table:table-cell table:style-name="Table5.A2" office:value-type="string">
            <text:p text:style-name="P76">Right- Shoulder</text:p>
          </table:table-cell>
          <table:table-cell table:style-name="Table5.A2" office:value-type="string">
            <text:p text:style-name="P76">Back</text:p>
          </table:table-cell>
          <table:table-cell table:style-name="Table5.A2" office:value-type="string">
            <text:p text:style-name="P76">Start</text:p>
          </table:table-cell>
          <table:table-cell table:style-name="Table5.A2" office:value-type="string">
            <text:p text:style-name="P76">Left-thumb</text:p>
          </table:table-cell>
          <table:table-cell table:style-name="Table5.J2" office:value-type="string">
            <text:p text:style-name="P76">Right-thumb</text:p>
          </table:table-cell>
        </table:table-row>
      </table:table>
      <text:p text:style-name="Standard"/>
      <text:h text:style-name="P66" text:outline-level="3"><text:bookmark-start text:name="__RefHeading__8389_1909459079"/><text:span text:style-name="Strong_20_Emphasis"><text:span text:style-name="T60">SetDevAxis function</text:span></text:span><text:bookmark-end text:name="__RefHeading__8389_1909459079"/></text:h>
      <text:p text:style-name="P17">Set position of virtual device axis or trigger.</text:p>
      <text:h text:style-name="P48" text:outline-level="4">Syntax</text:h>
      <text:p text:style-name="P46">DWORD SetDevAxis(HDEVICE hDev, UINT Axis, FLOAT Value);</text:p>
      <text:h text:style-name="P51" text:outline-level="4">Parameters</text:h>
      <text:p text:style-name="P27">hDev</text:p>
      <text:p text:style-name="P40"><text:span text:style-name="Strong_20_Emphasis"><text:span text:style-name="T85">[in] Handle of device to feed.</text:span></text:span></text:p>
      <text:p text:style-name="P28">Axis</text:p>
      <text:p text:style-name="P40">[in] Axis or trigger to change.</text:p>
      <text:p text:style-name="P28">Value</text:p>
      <text:h text:style-name="P54" text:outline-level="4">[in] Position of axis in the range 0 to 100</text:h>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7">If the function fails because the handle is invalid or if the handle belongs to a device that is no longer owned, the return code is </text:span></text:span><text:span text:style-name="Strong_20_Emphasis"><text:span text:style-name="T55">STATUS_INVALID_HANDLE</text:span></text:span><text:span text:style-name="Strong_20_Emphasis"><text:span text:style-name="T57">. </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set an axis or trigger control of the specified device to the required position. </text:span></text:span></text:p>
      <text:p text:style-name="P32"><text:span text:style-name="Strong_20_Emphasis"><text:span text:style-name="T45">Meaning of </text:span></text:span><text:span text:style-name="Strong_20_Emphasis"><text:span text:style-name="T47">Axis</text:span></text:span><text:span text:style-name="Strong_20_Emphasis"><text:span text:style-name="T45"> parameter:</text:span></text:span></text:p>
      <table:table table:name="Table6" table:style-name="Table6">
        <table:table-column table:style-name="Table6.A" table:number-columns-repeated="8"/>
        <table:table-column table:style-name="Table6.I"/>
        <table:table-row>
          <table:table-cell table:style-name="Table6.A1" office:value-type="string">
            <text:p text:style-name="P72"/>
          </table:table-cell>
          <table:table-cell table:style-name="Table6.B1" office:value-type="float" office:value="1">
            <text:p text:style-name="P73">1</text:p>
          </table:table-cell>
          <table:table-cell table:style-name="Table6.B1" office:value-type="float" office:value="2">
            <text:p text:style-name="P73">2</text:p>
          </table:table-cell>
          <table:table-cell table:style-name="Table6.B1" office:value-type="float" office:value="3">
            <text:p text:style-name="P73">3</text:p>
          </table:table-cell>
          <table:table-cell table:style-name="Table6.B1" office:value-type="float" office:value="4">
            <text:p text:style-name="P73">4</text:p>
          </table:table-cell>
          <table:table-cell table:style-name="Table6.B1" office:value-type="float" office:value="5">
            <text:p text:style-name="P73">5</text:p>
          </table:table-cell>
          <table:table-cell table:style-name="Table6.B1" office:value-type="float" office:value="6">
            <text:p text:style-name="P73">6</text:p>
          </table:table-cell>
          <table:table-cell table:style-name="Table6.B1" office:value-type="float" office:value="7">
            <text:p text:style-name="P73">7</text:p>
          </table:table-cell>
          <table:table-cell table:style-name="Table6.I1" office:value-type="float" office:value="8">
            <text:p text:style-name="P73">8</text:p>
          </table:table-cell>
        </table:table-row>
        <table:table-row>
          <table:table-cell table:style-name="Table6.A2" office:value-type="string">
            <text:p text:style-name="P72">vJoy</text:p>
          </table:table-cell>
          <table:table-cell table:style-name="Table6.A2" office:value-type="string">
            <text:p text:style-name="P75">X</text:p>
          </table:table-cell>
          <table:table-cell table:style-name="Table6.A2" office:value-type="string">
            <text:p text:style-name="P75">Y</text:p>
          </table:table-cell>
          <table:table-cell table:style-name="Table6.A2" office:value-type="string">
            <text:p text:style-name="P75">Z</text:p>
          </table:table-cell>
          <table:table-cell table:style-name="Table6.A2" office:value-type="string">
            <text:p text:style-name="P75">Rx</text:p>
          </table:table-cell>
          <table:table-cell table:style-name="Table6.A2" office:value-type="string">
            <text:p text:style-name="P75">Ry</text:p>
          </table:table-cell>
          <table:table-cell table:style-name="Table6.A2" office:value-type="string">
            <text:p text:style-name="P75">Rz</text:p>
          </table:table-cell>
          <table:table-cell table:style-name="Table6.A2" office:value-type="string">
            <text:p text:style-name="P75">Slider 0</text:p>
          </table:table-cell>
          <table:table-cell table:style-name="Table6.I2" office:value-type="string">
            <text:p text:style-name="P75">Slider 1</text:p>
          </table:table-cell>
        </table:table-row>
        <table:table-row>
          <table:table-cell table:style-name="Table6.A2" office:value-type="string">
            <text:p text:style-name="P72">vXbox</text:p>
          </table:table-cell>
          <table:table-cell table:style-name="Table6.A2" office:value-type="string">
            <text:p text:style-name="P75">Left-X</text:p>
          </table:table-cell>
          <table:table-cell table:style-name="Table6.A2" office:value-type="string">
            <text:p text:style-name="P75">Left-Y</text:p>
          </table:table-cell>
          <table:table-cell table:style-name="Table6.A2" office:value-type="string">
            <text:p text:style-name="P75">Right-Trigger</text:p>
          </table:table-cell>
          <table:table-cell table:style-name="Table6.A2" office:value-type="string">
            <text:p text:style-name="P75">Right-X</text:p>
          </table:table-cell>
          <table:table-cell table:style-name="Table6.A2" office:value-type="string">
            <text:p text:style-name="P75">Right-Y</text:p>
          </table:table-cell>
          <table:table-cell table:style-name="Table6.A2" office:value-type="string">
            <text:p text:style-name="P75">Left-Trigger</text:p>
          </table:table-cell>
          <table:table-cell table:style-name="Table6.A2" office:value-type="string">
            <text:p text:style-name="P75">-</text:p>
          </table:table-cell>
          <table:table-cell table:style-name="Table6.I2" office:value-type="string">
            <text:p text:style-name="P75">-</text:p>
          </table:table-cell>
        </table:table-row>
      </table:table>
      <text:p text:style-name="P32"><text:soft-page-break/><text:span text:style-name="Strong_20_Emphasis"><text:span text:style-name="T45"><text:s/></text:span></text:span></text:p>
      <text:p text:style-name="P32"><text:span text:style-name="Strong_20_Emphasis"><text:span text:style-name="T45">Parameter </text:span></text:span><text:span text:style-name="Strong_20_Emphasis"><text:span text:style-name="T47">Value</text:span></text:span><text:span text:style-name="Strong_20_Emphasis"><text:span text:style-name="T45"> ranges between 0 and 100 and is passed as a FLOAT to enable high precision. The value is mapped to an internal value based on the specifics of the target axis: </text:span></text:span></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73">Value</text:p>
          </table:table-cell>
          <table:table-cell table:style-name="Table7.A1" table:number-rows-spanned="2" office:value-type="string">
            <text:p text:style-name="P73">vJoy Axes</text:p>
          </table:table-cell>
          <table:table-cell table:style-name="Table7.C1" table:number-columns-spanned="2" office:value-type="string">
            <text:p text:style-name="P73">vXbox</text:p>
          </table:table-cell>
          <table:covered-table-cell/>
        </table:table-row>
        <table:table-row>
          <table:covered-table-cell/>
          <table:covered-table-cell/>
          <table:table-cell table:style-name="Table7.C2" office:value-type="string">
            <text:p text:style-name="P73">Axes</text:p>
          </table:table-cell>
          <table:table-cell table:style-name="Table7.D2" office:value-type="string">
            <text:p text:style-name="P73">Triggers</text:p>
          </table:table-cell>
        </table:table-row>
        <table:table-row>
          <table:table-cell table:style-name="Table7.A3" office:value-type="float" office:value="0">
            <text:p text:style-name="P74">0</text:p>
          </table:table-cell>
          <table:table-cell table:style-name="Table7.A3" office:value-type="float" office:value="0">
            <text:p text:style-name="P75">0</text:p>
          </table:table-cell>
          <table:table-cell table:style-name="Table7.A3" office:value-type="float" office:value="-32768">
            <text:p text:style-name="P3"><text:bookmark text:name="docs-internal-guid-4c7e96fe-abd7-5d4f-8db7-2a112d0e9bf9"/>-32768</text:p>
          </table:table-cell>
          <table:table-cell table:style-name="Table7.D3" office:value-type="float" office:value="0">
            <text:p text:style-name="P75">0</text:p>
          </table:table-cell>
        </table:table-row>
        <table:table-row>
          <table:table-cell table:style-name="Table7.A3" office:value-type="float" office:value="50">
            <text:p text:style-name="P74">50</text:p>
          </table:table-cell>
          <table:table-cell table:style-name="Table7.A3" office:value-type="float" office:value="16384">
            <text:p text:style-name="P75">16384</text:p>
          </table:table-cell>
          <table:table-cell table:style-name="Table7.A3" office:value-type="float" office:value="0">
            <text:p text:style-name="P75">0</text:p>
          </table:table-cell>
          <table:table-cell table:style-name="Table7.D3" office:value-type="float" office:value="127">
            <text:p text:style-name="P75">127</text:p>
          </table:table-cell>
        </table:table-row>
        <table:table-row>
          <table:table-cell table:style-name="Table7.A3" office:value-type="float" office:value="100">
            <text:p text:style-name="P74">100</text:p>
          </table:table-cell>
          <table:table-cell table:style-name="Table7.C2" office:value-type="string">
            <text:p text:style-name="P6"><text:span text:style-name="T10">32768</text:span> </text:p>
          </table:table-cell>
          <table:table-cell table:style-name="Table7.A3" office:value-type="float" office:value="32767">
            <text:p text:style-name="P3"><text:bookmark text:name="docs-internal-guid-4c7e96fe-abd7-e1b2-0f99-f78fabfe954c"/>32767</text:p>
          </table:table-cell>
          <table:table-cell table:style-name="Table7.D3" office:value-type="float" office:value="255">
            <text:p text:style-name="P75">255</text:p>
          </table:table-cell>
        </table:table-row>
      </table:table>
      <text:p text:style-name="P8"><text:span text:style-name="Strong_20_Emphasis"><text:span text:style-name="T21"/></text:span></text:p>
      <text:h text:style-name="P66" text:outline-level="3"><text:bookmark-start text:name="__RefHeading__8391_1909459079"/><text:span text:style-name="Strong_20_Emphasis"><text:span text:style-name="T60">SetDevPov function</text:span></text:span><text:bookmark-end text:name="__RefHeading__8391_1909459079"/></text:h>
      <text:p text:style-name="P17">Set position of virtual device axis or trigger.</text:p>
      <text:h text:style-name="P48" text:outline-level="4">Syntax</text:h>
      <text:p text:style-name="P46">DWORD SetDevPov(HDEVICE hDev, UINT nPov, FLOAT Value);</text:p>
      <text:h text:style-name="P51" text:outline-level="4">Parameters</text:h>
      <text:p text:style-name="P27">hDev</text:p>
      <text:p text:style-name="P40"><text:span text:style-name="Strong_20_Emphasis"><text:span text:style-name="T85">[in] Handle of device to feed.</text:span></text:span></text:p>
      <text:p text:style-name="P28">nPov</text:p>
      <text:p text:style-name="P40">[in] Hat switch (a.k.a. POV) or D-Pad to control</text:p>
      <text:p text:style-name="P28">Value</text:p>
      <text:h text:style-name="P54" text:outline-level="4">[in] Position of axis in the range 0 to 100</text:h>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7">If the function fails because the handle is invalid or if the handle belongs to a device that is no longer owned, the return code is </text:span></text:span><text:span text:style-name="Strong_20_Emphasis"><text:span text:style-name="T55">STATUS_INVALID_HANDLE</text:span></text:span><text:span text:style-name="Strong_20_Emphasis"><text:span text:style-name="T57">. </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set a POV Hat switch or D-Pad control of the specified device to the required position.</text:span></text:span></text:p>
      <text:p text:style-name="P32"><text:span text:style-name="Strong_20_Emphasis"><text:span text:style-name="T45">vJoy supports up to four POV hat switches that can be of two types: Continuous or Discrete.</text:span></text:span></text:p>
      <text:p text:style-name="P32"><text:span text:style-name="Strong_20_Emphasis"><text:span text:style-name="T45">vXbox supports exactly one D-Pad which supports eight directions.</text:span></text:span></text:p>
      <text:p text:style-name="P32"><text:span text:style-name="Strong_20_Emphasis"><text:span text:style-name="T45">These controls can also be in neutral state.</text:span></text:span></text:p>
      <text:p text:style-name="P32"><text:soft-page-break/><text:span text:style-name="Strong_20_Emphasis"><text:span text:style-name="T45">POV hat Switches are accessed by their serial number (1-4). The D-Pad is considered as POV hat Switch number 1.</text:span></text:span></text:p>
      <text:p text:style-name="P32"><text:span text:style-name="Strong_20_Emphasis"><text:span text:style-name="T45">The value passed to a POV hat Switch/D-pad control ranges between 0% and 99.999%. Value -1 corresponds to the neutral state.</text:span></text:span></text:p>
      <text:p text:style-name="P32"><text:span text:style-name="Strong_20_Emphasis"><text:span text:style-name="T45">Example Values:</text:span></text:span><text:bookmark text:name="docs-internal-guid-9eda3cd3-ac21-a294-3f7c-e3265dae84f2"/></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table:number-rows-spanned="2" office:value-type="string">
            <text:p text:style-name="Table_20_Contents">Value</text:p>
          </table:table-cell>
          <table:table-cell table:style-name="Table8.A1" table:number-rows-spanned="2" table:number-columns-spanned="2" office:value-type="string">
            <text:p text:style-name="Table_20_Contents">Position</text:p>
          </table:table-cell>
          <table:covered-table-cell/>
          <table:table-cell table:style-name="Table8.A1" table:number-columns-spanned="3" office:value-type="string">
            <text:p text:style-name="Table_20_Contents">Applies to:</text:p>
          </table:table-cell>
          <table:covered-table-cell/>
          <table:covered-table-cell/>
        </table:table-row>
        <table:table-row>
          <table:covered-table-cell/>
          <table:covered-table-cell/>
          <table:covered-table-cell/>
          <table:table-cell table:style-name="Table8.A1" office:value-type="string">
            <text:p text:style-name="Table_20_Contents">Continuous (vJoy)</text:p>
          </table:table-cell>
          <table:table-cell table:style-name="Table8.A1" office:value-type="string">
            <text:p text:style-name="Table_20_Contents">Discrete (vJoy)</text:p>
          </table:table-cell>
          <table:table-cell table:style-name="Table8.A1" office:value-type="string">
            <text:p text:style-name="Table_20_Contents">D-Pad</text:p>
          </table:table-cell>
        </table:table-row>
        <table:table-row>
          <table:table-cell table:style-name="Table8.A3" office:value-type="string">
            <text:p text:style-name="Table_20_Contents">0%</text:p>
          </table:table-cell>
          <table:table-cell table:style-name="Table8.A3" office:value-type="string">
            <text:p text:style-name="Table_20_Contents">North</text:p>
          </table:table-cell>
          <table:table-cell table:style-name="Table8.A3" office:value-type="string">
            <text:p text:style-name="Table_20_Contents">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12.5%</text:p>
          </table:table-cell>
          <table:table-cell table:style-name="Table8.A3" office:value-type="string">
            <text:p text:style-name="Table_20_Contents">North-East</text:p>
          </table:table-cell>
          <table:table-cell table:style-name="Table8.A3" office:value-type="string">
            <text:p text:style-name="Table_20_Contents">4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25%</text:p>
          </table:table-cell>
          <table:table-cell table:style-name="Table8.A3" office:value-type="string">
            <text:p text:style-name="Table_20_Contents">East</text:p>
          </table:table-cell>
          <table:table-cell table:style-name="Table8.A3" office:value-type="string">
            <text:p text:style-name="Table_20_Contents">9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37.5%</text:p>
          </table:table-cell>
          <table:table-cell table:style-name="Table8.A3" office:value-type="string">
            <text:p text:style-name="Table_20_Contents">South-East</text:p>
          </table:table-cell>
          <table:table-cell table:style-name="Table8.A3" office:value-type="string">
            <text:p text:style-name="Table_20_Contents">13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50%</text:p>
          </table:table-cell>
          <table:table-cell table:style-name="Table8.A3" office:value-type="string">
            <text:p text:style-name="Table_20_Contents">South</text:p>
          </table:table-cell>
          <table:table-cell table:style-name="Table8.A3" office:value-type="string">
            <text:p text:style-name="Table_20_Contents">18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62.5%</text:p>
          </table:table-cell>
          <table:table-cell table:style-name="Table8.A3" office:value-type="string">
            <text:p text:style-name="Table_20_Contents">South-West</text:p>
          </table:table-cell>
          <table:table-cell table:style-name="Table8.A3" office:value-type="string">
            <text:p text:style-name="Table_20_Contents">22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75%</text:p>
          </table:table-cell>
          <table:table-cell table:style-name="Table8.A3" office:value-type="string">
            <text:p text:style-name="Table_20_Contents">West</text:p>
          </table:table-cell>
          <table:table-cell table:style-name="Table8.A3" office:value-type="string">
            <text:p text:style-name="Table_20_Contents">270°</text:p>
          </table:table-cell>
          <table:table-cell table:style-name="Table8.A3" office:value-type="string">
            <text:p text:style-name="Table_20_Contents">✅</text:p>
          </table:table-cell>
          <table:table-cell table:style-name="Table8.A3" office:value-type="string">
            <text:p text:style-name="Table_20_Contents">✅</text:p>
          </table:table-cell>
          <table:table-cell table:style-name="Table8.A3" office:value-type="string">
            <text:p text:style-name="Table_20_Contents">✅</text:p>
          </table:table-cell>
        </table:table-row>
        <table:table-row>
          <table:table-cell table:style-name="Table8.A3" office:value-type="string">
            <text:p text:style-name="Table_20_Contents">87.5%</text:p>
          </table:table-cell>
          <table:table-cell table:style-name="Table8.A3" office:value-type="string">
            <text:p text:style-name="Table_20_Contents">North-West</text:p>
          </table:table-cell>
          <table:table-cell table:style-name="Table8.A3" office:value-type="string">
            <text:p text:style-name="Table_20_Contents">315°</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text:p>
          </table:table-cell>
        </table:table-row>
        <table:table-row>
          <table:table-cell table:style-name="Table8.A3" office:value-type="string">
            <text:p text:style-name="Table_20_Contents">99%</text:p>
          </table:table-cell>
          <table:table-cell table:style-name="Table8.A3" office:value-type="string">
            <text:p text:style-name="Table_20_Contents">Almost North</text:p>
          </table:table-cell>
          <table:table-cell table:style-name="Table8.A3" office:value-type="string">
            <text:p text:style-name="Table_20_Contents">356.4°</text:p>
          </table:table-cell>
          <table:table-cell table:style-name="Table8.A3" office:value-type="string">
            <text:p text:style-name="Table_20_Contents">✅</text:p>
          </table:table-cell>
          <table:table-cell table:style-name="Table8.A3" office:value-type="string">
            <text:p text:style-name="Table_20_Contents"/>
          </table:table-cell>
          <table:table-cell table:style-name="Table8.A3" office:value-type="string">
            <text:p text:style-name="Table_20_Contents"/>
          </table:table-cell>
        </table:table-row>
      </table:table>
      <text:p text:style-name="P32"><text:span text:style-name="Strong_20_Emphasis"><text:span text:style-name="T27"/></text:span></text:p>
      <text:h text:style-name="P66" text:outline-level="3"><text:bookmark-start text:name="__RefHeading__8393_1909459079"/><text:span text:style-name="Strong_20_Emphasis"><text:span text:style-name="T60">SetDevButton function</text:span></text:span><text:bookmark-end text:name="__RefHeading__8393_1909459079"/></text:h>
      <text:p text:style-name="P17">Press/Release one or more virtual device buttons.</text:p>
      <text:h text:style-name="P48" text:outline-level="4">Syntax</text:h>
      <text:p text:style-name="P46">DWORD SetDevButton(HDEVICE hDev, UINT Button, BOOL Press);</text:p>
      <text:h text:style-name="P51" text:outline-level="4">Parameters</text:h>
      <text:p text:style-name="P27">hDev</text:p>
      <text:p text:style-name="P40"><text:span text:style-name="Strong_20_Emphasis"><text:span text:style-name="T86">[in] Handle of device to feed.</text:span></text:span></text:p>
      <text:p text:style-name="P28">Button</text:p>
      <text:p text:style-name="P40">[in] Button(s) to Press or Release</text:p>
      <text:p text:style-name="P28">Press</text:p>
      <text:h text:style-name="P54" text:outline-level="4">[in] Press or Release button</text:h>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7">If the function fails because the handle is invalid or if the handle belongs to a device that is no longer owned, the return code is </text:span></text:span><text:span text:style-name="Strong_20_Emphasis"><text:span text:style-name="T55">STATUS_INVALID_HANDLE</text:span></text:span><text:span text:style-name="Strong_20_Emphasis"><text:span text:style-name="T57">. </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Press or Release one or more buttons of the specified device.</text:span></text:span></text:p>
      <text:p text:style-name="P32"><text:span text:style-name="Strong_20_Emphasis"><text:span text:style-name="T44">If you want to </text:span></text:span><text:span text:style-name="Strong_20_Emphasis"><text:span text:style-name="T46">Press</text:span></text:span><text:span text:style-name="Strong_20_Emphasis"><text:span text:style-name="T44"> the buttons, set parameter </text:span></text:span><text:span text:style-name="Strong_20_Emphasis"><text:span text:style-name="T48">Press</text:span></text:span><text:span text:style-name="Strong_20_Emphasis"><text:span text:style-name="T44"> to </text:span></text:span><text:span text:style-name="Strong_20_Emphasis"><text:span text:style-name="T46">TRUE</text:span></text:span><text:span text:style-name="Strong_20_Emphasis"><text:span text:style-name="T44">. </text:span></text:span></text:p>
      <text:p text:style-name="P32"><text:span text:style-name="Strong_20_Emphasis"><text:span text:style-name="T44">If you want to </text:span></text:span><text:span text:style-name="Strong_20_Emphasis"><text:span text:style-name="T46">Release</text:span></text:span><text:span text:style-name="Strong_20_Emphasis"><text:span text:style-name="T44"> the buttons, set parameter </text:span></text:span><text:span text:style-name="Strong_20_Emphasis"><text:span text:style-name="T48">Press</text:span></text:span><text:span text:style-name="Strong_20_Emphasis"><text:span text:style-name="T44"> to </text:span></text:span><text:span text:style-name="Strong_20_Emphasis"><text:span text:style-name="T46">FALSE</text:span></text:span><text:span text:style-name="Strong_20_Emphasis"><text:span text:style-name="T44">.</text:span></text:span></text:p>
      <text:p text:style-name="P32"><text:span text:style-name="Strong_20_Emphasis"><text:span text:style-name="T44">Specify the button to Press or Release by setting the correct value in parameter </text:span></text:span><text:span text:style-name="Strong_20_Emphasis"><text:span text:style-name="T48">Button</text:span></text:span><text:span text:style-name="Strong_20_Emphasis"><text:span text:style-name="T44">. </text:span></text:span></text:p>
      <text:p text:style-name="P32"><text:span text:style-name="Strong_20_Emphasis"><text:span text:style-name="T45">The vXbox buttons are enumerated as followed:</text:span></text:span></text:p>
      <table:table table:name="Table9" table:style-name="Table9">
        <table:table-column table:style-name="Table9.A" table:number-columns-repeated="9"/>
        <table:table-column table:style-name="Table9.J"/>
        <table:table-row>
          <table:table-cell table:style-name="Table9.A1" office:value-type="float" office:value="1">
            <text:p text:style-name="P73">1</text:p>
          </table:table-cell>
          <table:table-cell table:style-name="Table9.A1" office:value-type="float" office:value="2">
            <text:p text:style-name="P73">2</text:p>
          </table:table-cell>
          <table:table-cell table:style-name="Table9.A1" office:value-type="float" office:value="3">
            <text:p text:style-name="P73">3</text:p>
          </table:table-cell>
          <table:table-cell table:style-name="Table9.A1" office:value-type="float" office:value="4">
            <text:p text:style-name="P73">4</text:p>
          </table:table-cell>
          <table:table-cell table:style-name="Table9.A1" office:value-type="float" office:value="5">
            <text:p text:style-name="P73">5</text:p>
          </table:table-cell>
          <table:table-cell table:style-name="Table9.A1" office:value-type="float" office:value="6">
            <text:p text:style-name="P73">6</text:p>
          </table:table-cell>
          <table:table-cell table:style-name="Table9.A1" office:value-type="float" office:value="7">
            <text:p text:style-name="P73">7</text:p>
          </table:table-cell>
          <table:table-cell table:style-name="Table9.A1" office:value-type="float" office:value="8">
            <text:p text:style-name="P73">8</text:p>
          </table:table-cell>
          <table:table-cell table:style-name="Table9.A1" office:value-type="float" office:value="9">
            <text:p text:style-name="P73">9</text:p>
          </table:table-cell>
          <table:table-cell table:style-name="Table9.J1" office:value-type="float" office:value="10">
            <text:p text:style-name="P73">10</text:p>
          </table:table-cell>
        </table:table-row>
        <text:soft-page-break/>
        <table:table-row>
          <table:table-cell table:style-name="Table9.A2" office:value-type="string">
            <text:p text:style-name="P76">A</text:p>
          </table:table-cell>
          <table:table-cell table:style-name="Table9.A2" office:value-type="string">
            <text:p text:style-name="P76">B</text:p>
          </table:table-cell>
          <table:table-cell table:style-name="Table9.A2" office:value-type="string">
            <text:p text:style-name="P76">X</text:p>
          </table:table-cell>
          <table:table-cell table:style-name="Table9.A2" office:value-type="string">
            <text:p text:style-name="P76">Y</text:p>
          </table:table-cell>
          <table:table-cell table:style-name="Table9.A2" office:value-type="string">
            <text:p text:style-name="P76">Left- Shoulder</text:p>
          </table:table-cell>
          <table:table-cell table:style-name="Table9.A2" office:value-type="string">
            <text:p text:style-name="P76">Right- Shoulder</text:p>
          </table:table-cell>
          <table:table-cell table:style-name="Table9.A2" office:value-type="string">
            <text:p text:style-name="P76">Back</text:p>
          </table:table-cell>
          <table:table-cell table:style-name="Table9.A2" office:value-type="string">
            <text:p text:style-name="P76">Start</text:p>
          </table:table-cell>
          <table:table-cell table:style-name="Table9.A2" office:value-type="string">
            <text:p text:style-name="P76">Left-thumb</text:p>
          </table:table-cell>
          <table:table-cell table:style-name="Table9.J2" office:value-type="string">
            <text:p text:style-name="P76">Right-thumb</text:p>
          </table:table-cell>
        </table:table-row>
      </table:table>
      <text:p text:style-name="P32"><text:span text:style-name="Strong_20_Emphasis"><text:span text:style-name="T45"/></text:span></text:p>
      <text:h text:style-name="P69" text:outline-level="1"><text:bookmark-start text:name="__RefHeading__16587_2036754761"/><text:span text:style-name="Strong_20_Emphasis"><text:span text:style-name="T12">vXbox API</text:span></text:span><text:bookmark-end text:name="__RefHeading__16587_2036754761"/></text:h>
      <text:h text:style-name="P64" text:outline-level="2"><text:bookmark-start text:name="__RefHeading__1932_1727089755"/><text:bookmark text:name="docs-internal-guid-2e06da5d-787f-f165-0bd2-f916f936c07d"/><text:span text:style-name="T64">Virtual vXbox bus information</text:span> <text:bookmark-end text:name="__RefHeading__1932_1727089755"/></text:h>
      <text:p text:style-name="P17"/>
      <text:p text:style-name="P19">The following functions return information about the Virtual USB bus that the xXbox devices may be connected to. This but presents 4 virtual slots to which vXbox devices may be plugged-in.</text:p>
      <text:p text:style-name="P19">An Empty Slot is a slot into which it is possible to plug-in a new vXbox device.</text:p>
      <text:h text:style-name="P62" text:outline-level="3"><text:bookmark-start text:name="__RefHeading__2524_1727089755"/>isVBusExists function<text:bookmark-end text:name="__RefHeading__2524_1727089755"/></text:h>
      <text:p text:style-name="P18">Tests that Virtual USB bus exists.</text:p>
      <text:h text:style-name="P48" text:outline-level="4">Syntax</text:h>
      <text:p text:style-name="P12"><text:span text:style-name="T89">DWORD </text:span><text:bookmark text:name="docs-internal-guid-4b1401ef-54ab-e37f-190e-1aa5fbc78c87"/><text:span text:style-name="T89">isVBusExists(void);</text:span></text:p>
      <text:h text:style-name="P51" text:outline-level="4">Parameters</text:h>
      <text:p text:style-name="P4">None.</text:p>
      <text:p text:style-name="P5"/>
      <text:h text:style-name="P52" text:outline-level="4">Return Value</text:h>
      <text:p text:style-name="P32"><text:span text:style-name="T72">If the function finds a valid virtual bus installed on the computer, the return code is </text:span><text:span text:style-name="T73">STATUS</text:span><text:span text:style-name="Strong_20_Emphasis"><text:span text:style-name="T73">_SUCCESS</text:span></text:span><text:span text:style-name="T72">. </text:span></text:p>
      <text:p text:style-name="P32"><text:span text:style-name="T72">If there is no such bus, the function returns <text:s/></text:span><text:span text:style-name="T66"><text:s/></text:span><text:span text:style-name="T55">STATUS</text:span><text:span text:style-name="Strong_20_Emphasis"><text:span text:style-name="T55">_NO_SUCH_DEVICE.</text:span></text:span></text:p>
      <text:h text:style-name="P51" text:outline-level="4">Remarks</text:h>
      <text:p text:style-name="P32"><text:span text:style-name="Strong_20_Emphasis"><text:span text:style-name="T44">Always use this function before any other vXbox related operation. </text:span></text:span></text:p>
      <text:p text:style-name="P36"><text:span text:style-name="Strong_20_Emphasis"><text:span text:style-name="T29">If the Virtual USB bus is absent then there's no point to continue.</text:span></text:span></text:p>
      <text:h text:style-name="P59" text:outline-level="3"><text:bookmark-start text:name="__RefHeading__2526_1727089755"/><text:span text:style-name="Strong_20_Emphasis"><text:span text:style-name="T56">GetNumEmptySlots function</text:span></text:span><text:bookmark-end text:name="__RefHeading__2526_1727089755"/></text:h>
      <text:p text:style-name="P17">Tests that Virtual USB bus exists.</text:p>
      <text:h text:style-name="P48" text:outline-level="4">Syntax</text:h>
      <text:p text:style-name="P11">DWORD GetNumEmptySlots(UCHAR * nSlots);</text:p>
      <text:h text:style-name="P51" text:outline-level="4">Parameters</text:h>
      <text:p text:style-name="P27">nSlots</text:p>
      <text:p text:style-name="P40">[out] Pointer that receives the number of empty vXbox slots. <text:s/>Use this number to determine how many vXbox devices can still be plugged-in.</text:p>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h text:style-name="P51" text:outline-level="4">Remarks</text:h>
      <text:p text:style-name="P32"><text:span text:style-name="Strong_20_Emphasis"><text:span text:style-name="T44">Use this function if you want to test how many slots are available.</text:span></text:span></text:p>
      <text:p text:style-name="P8"><text:span text:style-name="Strong_20_Emphasis"><text:span text:style-name="T44">The number of available slots is the number of possible slots (4) minus the number of vXbox devices plugged-in by all feeders.</text:span></text:span></text:p>
      <text:h text:style-name="P59" text:outline-level="2"><text:bookmark-start text:name="__RefHeading__1934_17270897551"/><text:span text:style-name="Strong_20_Emphasis"><text:span text:style-name="T63">Device Status</text:span></text:span><text:bookmark-end text:name="__RefHeading__1934_17270897551"/></text:h>
      <text:p text:style-name="P22"><text:span text:style-name="T72">The following functions </text:span><text:span text:style-name="Strong_20_Emphasis"><text:span text:style-name="T77">are used to change and to inquire the status of a vXbox device.</text:span></text:span></text:p>
      <text:p text:style-name="P22"><text:span text:style-name="Strong_20_Emphasis"><text:span text:style-name="T77">An application may </text:span></text:span><text:span text:style-name="Strong_20_Emphasis"><text:span text:style-name="T80">plug-in</text:span></text:span><text:span text:style-name="Strong_20_Emphasis"><text:span text:style-name="T77"> a vXbox device into an empty slot (or free slot). Once the devices is plugged <text:s/>in, the slot is no longer empty and this device is considered as </text:span></text:span><text:span text:style-name="Strong_20_Emphasis"><text:span text:style-name="T80">plugged-in</text:span></text:span><text:span text:style-name="Strong_20_Emphasis"><text:span text:style-name="T77">.</text:span></text:span></text:p>
      <text:p text:style-name="P22"><text:span text:style-name="Strong_20_Emphasis"><text:span text:style-name="T77">The plugged-in device is said to be </text:span></text:span><text:span text:style-name="Strong_20_Emphasis"><text:span text:style-name="T80">owned</text:span></text:span><text:span text:style-name="Strong_20_Emphasis"><text:span text:style-name="T77"> by the application that plugged it in.</text:span></text:span></text:p>
      <text:p text:style-name="P22"><text:span text:style-name="Strong_20_Emphasis"><text:span text:style-name="T77">The virtual devices are enumerated between 1 to 4. The application can access every device (or slot) by its UserIndex. However, the UserIndex of a device is not recognized by the system. The system recognizes the device by its </text:span></text:span><text:span text:style-name="Strong_20_Emphasis"><text:span text:style-name="T80">LED number</text:span></text:span><text:span text:style-name="Strong_20_Emphasis"><text:span text:style-name="T77">.</text:span></text:span></text:p>
      <text:p text:style-name="P22"><text:span text:style-name="Strong_20_Emphasis"><text:span text:style-name="T77">When the application no longer needs an owned device, it should </text:span></text:span><text:span text:style-name="Strong_20_Emphasis"><text:span text:style-name="T80">unplug</text:span></text:span><text:span text:style-name="Strong_20_Emphasis"><text:span text:style-name="T77"> it. By this the corresponding bus-slot becomes empty.</text:span></text:span></text:p>
      <text:p text:style-name="P22"><text:span text:style-name="Strong_20_Emphasis"><text:span text:style-name="T77">Only an application that owns a vXbox device can unplug it. In the rare cases that an application has crashed and its devices were not unplugged you may use </text:span></text:span><text:span text:style-name="Strong_20_Emphasis"><text:span text:style-name="T80">force</text:span></text:span><text:span text:style-name="Strong_20_Emphasis"><text:span text:style-name="T77"> unplug. Use this option with extreme caution.</text:span></text:span></text:p>
      <text:p text:style-name="P22"><text:span text:style-name="Strong_20_Emphasis"><text:span text:style-name="T77"/></text:span></text:p>
      <text:h text:style-name="P59" text:outline-level="3"><text:bookmark-start text:name="__RefHeading__2528_1727089755"/><text:span text:style-name="Strong_20_Emphasis">PlugIn function</text:span><text:bookmark-end text:name="__RefHeading__2528_1727089755"/></text:h>
      <text:p text:style-name="P17">Plugged-in a vXbox controller in the specified slot.</text:p>
      <text:h text:style-name="P48" text:outline-level="4">Syntax</text:h>
      <text:p text:style-name="P11">DWORD PlugIn(UINT UserIndex);</text:p>
      <text:h text:style-name="P51" text:outline-level="4">Parameters</text:h>
      <text:p text:style-name="P27">UserIndex</text:p>
      <text:p text:style-name="P40">[in] Index of the target slot.</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 </text:span></text:p>
      <text:p text:style-name="P32"><text:span text:style-name="T72">If the virtual USB bus is missing,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6">If device already plugged-in in the specified socket</text:span></text:span><text:span text:style-name="Strong_20_Emphasis"><text:span text:style-name="T57">, the function returns</text:span></text:span><text:span text:style-name="Strong_20_Emphasis"><text:span text:style-name="T65"> </text:span></text:span><text:span text:style-name="Strong_20_Emphasis"><text:span text:style-name="T55">STATUS_DEVICE_ALREADY_ATTACHED.</text:span></text:span><text:span text:style-name="Strong_20_Emphasis"><text:span text:style-name="T56"> </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2"><text:span text:style-name="Strong_20_Emphasis"><text:span text:style-name="T56">If device failed to start after it has been inserted, the function will unplug it and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the DLL fails to create a handle for this device, the function will unplug the device and return </text:span></text:span><text:span text:style-name="Strong_20_Emphasis"><text:span text:style-name="T55">STATUS_INVALID_HANDLE</text:span></text:span><text:span text:style-name="Strong_20_Emphasis"><text:span text:style-name="T56">.</text:span></text:span></text:p>
      <text:h text:style-name="P51" text:outline-level="4">Remarks</text:h>
      <text:p text:style-name="P32"><text:span text:style-name="Strong_20_Emphasis"><text:span text:style-name="T44">Use this function to plug-in a vBox device in the user-specifies slot. Indices are bus-wide unique and range between 1 and 4.</text:span></text:span></text:p>
      <text:p text:style-name="P32"><text:span text:style-name="Strong_20_Emphasis"><text:span text:style-name="T44">Do not confuse </text:span></text:span><text:span text:style-name="Strong_20_Emphasis"><text:span text:style-name="T48">UserIndex</text:span></text:span><text:span text:style-name="Strong_20_Emphasis"><text:span text:style-name="T44"> (which is a virtual bus internal index) with the system-wide recognized </text:span></text:span><text:span text:style-name="Strong_20_Emphasis"><text:span text:style-name="T46">LED</text:span></text:span><text:span text:style-name="Strong_20_Emphasis"><text:span text:style-name="T44"> number (or index).</text:span></text:span></text:p>
      <text:p text:style-name="P32"><text:span text:style-name="Strong_20_Emphasis"><text:span text:style-name="T44">If a device is plugged-in (or exists) in a specified slot the function will fail.</text:span></text:span></text:p>
      <text:p text:style-name="P36"><text:span text:style-name="Strong_20_Emphasis"><text:span text:style-name="T29">After the function returns successfully, the device is Plugged-in, Owned by the current feeder and its handle is valid and may be obtained by calling function </text:span></text:span><text:span text:style-name="Strong_20_Emphasis"><text:span text:style-name="T32">GetDevHandle</text:span></text:span><text:span text:style-name="Strong_20_Emphasis"><text:span text:style-name="T29">.</text:span></text:span></text:p>
      <text:p text:style-name="P36"><text:span text:style-name="Strong_20_Emphasis"><text:span text:style-name="T29">To remove the device call function </text:span></text:span><text:span text:style-name="Strong_20_Emphasis"><text:span text:style-name="T32">UnPlug </text:span></text:span><text:span text:style-name="Strong_20_Emphasis"><text:span text:style-name="T29">or </text:span></text:span><text:bookmark text:name="docs-internal-guid-4b1401ef-5ea4-3d33-d644-682edd55458c1"/><text:span text:style-name="Strong_20_Emphasis"><text:span text:style-name="T8">UnPlugForce</text:span></text:span><text:span text:style-name="Strong_20_Emphasis"><text:span text:style-name="T29">.</text:span></text:span></text:p>
      <text:p text:style-name="Standard"><text:span text:style-name="Strong_20_Emphasis"><text:span text:style-name="T44"/></text:span></text:p>
      <text:h text:style-name="P70" text:outline-level="3"><text:bookmark-start text:name="__RefHeading__2530_1727089755"/><text:span text:style-name="Strong_20_Emphasis"><text:span text:style-name="T53">PlugInNext function</text:span></text:span><text:bookmark-end text:name="__RefHeading__2530_1727089755"/></text:h>
      <text:p text:style-name="P17">Plugged-in a vXbox controller in the next free slot.</text:p>
      <text:h text:style-name="P48" text:outline-level="4">Syntax</text:h>
      <text:p text:style-name="P11">DWORD PlugInNext(UINT * UserIndex);</text:p>
      <text:h text:style-name="P51" text:outline-level="4">Parameters</text:h>
      <text:p text:style-name="P27">UserIndex</text:p>
      <text:p text:style-name="P40">[out] Pointer that receives the device User Index.</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 </text:span></text:p>
      <text:p text:style-name="P32"><text:span text:style-name="T72">If the virtual USB bus is missing,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device cannot be plugged-in because all sockets already in use</text:span></text:span><text:span text:style-name="Strong_20_Emphasis"><text:span text:style-name="T57">, the function returns</text:span></text:span><text:span text:style-name="Strong_20_Emphasis"><text:span text:style-name="T65"> </text:span></text:span><text:span text:style-name="Strong_20_Emphasis"><text:span text:style-name="T55">STATUS_DEVICE_ALREADY_ATTACHED.</text:span></text:span><text:span text:style-name="Strong_20_Emphasis"><text:span text:style-name="T56"> </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2"><text:span text:style-name="Strong_20_Emphasis"><text:span text:style-name="T56">If device failed to start after it has been inserted, the function will unplug it and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the DLL fails to create a handle for this device, the function will unplug the device and return </text:span></text:span><text:span text:style-name="Strong_20_Emphasis"><text:span text:style-name="T55">STATUS_INVALID_HANDLE</text:span></text:span><text:span text:style-name="Strong_20_Emphasis"><text:span text:style-name="T56">.</text:span></text:span></text:p>
      <text:h text:style-name="P51" text:outline-level="4">Remarks</text:h>
      <text:p text:style-name="P32"><text:span text:style-name="Strong_20_Emphasis"><text:span text:style-name="T44">Use this function to plug-in a vBox device in any available slot. If successful, the selected slot index is pointed by </text:span></text:span><text:span text:style-name="Strong_20_Emphasis"><text:span text:style-name="T48">UserIndex</text:span></text:span><text:span text:style-name="Strong_20_Emphasis"><text:span text:style-name="T44">. Indices are bus-wide unique and range between 1 and 4.</text:span></text:span></text:p>
      <text:p text:style-name="P32"><text:span text:style-name="Strong_20_Emphasis"><text:span text:style-name="T44">Do not confuse </text:span></text:span><text:span text:style-name="Strong_20_Emphasis"><text:span text:style-name="T48">UserIndex</text:span></text:span><text:span text:style-name="Strong_20_Emphasis"><text:span text:style-name="T44"> (which is a virtual bus internal index) with the system-wide recognized </text:span></text:span><text:span text:style-name="Strong_20_Emphasis"><text:span text:style-name="T46">LED</text:span></text:span><text:span text:style-name="Strong_20_Emphasis"><text:span text:style-name="T44"> number (or index).</text:span></text:span></text:p>
      <text:p text:style-name="P32"><text:span text:style-name="Strong_20_Emphasis"><text:span text:style-name="T44">If there are no available slots (4 devices are already plugged-in) the function will fail.</text:span></text:span></text:p>
      <text:p text:style-name="P36"><text:span text:style-name="Strong_20_Emphasis"><text:span text:style-name="T29">After the function returns successfully, the device is Plugged-in, Owned by the current feeder and its handle is valid and may be obtained by calling function </text:span></text:span><text:span text:style-name="Strong_20_Emphasis"><text:span text:style-name="T32">GetDevHandle</text:span></text:span><text:span text:style-name="Strong_20_Emphasis"><text:span text:style-name="T29">.</text:span></text:span></text:p>
      <text:p text:style-name="P36"><text:span text:style-name="Strong_20_Emphasis"><text:span text:style-name="T29">To remove the device call function </text:span></text:span><text:span text:style-name="Strong_20_Emphasis"><text:span text:style-name="T32">UnPlug </text:span></text:span><text:span text:style-name="Strong_20_Emphasis"><text:span text:style-name="T29">or </text:span></text:span><text:span text:style-name="Strong_20_Emphasis"><text:span text:style-name="T32">UnPlugForce</text:span></text:span></text:p>
      <text:h text:style-name="P59" text:outline-level="3"><text:bookmark-start text:name="__RefHeading__2532_1727089755"/><text:span text:style-name="Strong_20_Emphasis"><text:span text:style-name="T53">UnPlug function</text:span></text:span><text:bookmark-end text:name="__RefHeading__2532_1727089755"/></text:h>
      <text:p text:style-name="P17">Unplug an owned controller from the specified slot.</text:p>
      <text:h text:style-name="P48" text:outline-level="4">Syntax</text:h>
      <text:p text:style-name="P11">DWORD UnPlug(UINT UserIndex);</text:p>
      <text:h text:style-name="P51" text:outline-level="4">Parameters</text:h>
      <text:p text:style-name="P27">UserIndex</text:p>
      <text:p text:style-name="P40">[in] Index of the device to unplug</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 </text:span></text:p>
      <text:p text:style-name="P32"><text:span text:style-name="T72">If the virtual USB bus is missing,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7">If the API fails to get the information from the virtual USB bus, the function returns</text:span></text:span><text:span text:style-name="Strong_20_Emphasis"><text:span text:style-name="T65"> </text:span></text:span><text:span text:style-name="Strong_20_Emphasis"><text:span text:style-name="T55">STATUS_IO_DEVICE_ERROR.</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span text:style-name="Strong_20_Emphasis"><text:span text:style-name="T56">.</text:span></text:span></text:p>
      <text:p text:style-name="P33"><text:span text:style-name="Strong_20_Emphasis"><text:span text:style-name="T56">If specified device does not exist, </text:span></text:span><text:span text:style-name="Strong_20_Emphasis"><text:span text:style-name="T57">the function returns</text:span></text:span><text:span text:style-name="Strong_20_Emphasis"><text:span text:style-name="T65"> </text:span></text:span><text:span text:style-name="Strong_20_Emphasis"><text:span text:style-name="T69">STATUS_DEVICE_DOES_NOT_EXIST</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Device failed to unload after a long wait, </text:span></text:span><text:span text:style-name="Strong_20_Emphasis"><text:span text:style-name="T24">the function returns </text:span></text:span><text:span text:style-name="Strong_20_Emphasis"><text:span text:style-name="T25">STATUS_TIMEOUT</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unplug (Remove) devices from the specified slot. Indices are bus-wide unique and range between 1 and 4.</text:span></text:span></text:p>
      <text:p text:style-name="P32"><text:span text:style-name="Strong_20_Emphasis"><text:span text:style-name="T44">Do not confuse </text:span></text:span><text:span text:style-name="Strong_20_Emphasis"><text:span text:style-name="T48">UserIndex</text:span></text:span><text:span text:style-name="Strong_20_Emphasis"><text:span text:style-name="T44"> (which is a virtual bus internal index) with the system-wide recognized </text:span></text:span><text:span text:style-name="Strong_20_Emphasis"><text:span text:style-name="T46">LED</text:span></text:span><text:span text:style-name="Strong_20_Emphasis"><text:span text:style-name="T44"> number (or index).</text:span></text:span></text:p>
      <text:p text:style-name="P32"><text:span text:style-name="Strong_20_Emphasis"><text:span text:style-name="T44">The feeder can unplug only devices that it </text:span></text:span><text:span text:style-name="Strong_20_Emphasis"><text:span text:style-name="T46">owns</text:span></text:span><text:span text:style-name="Strong_20_Emphasis"><text:span text:style-name="T44">. The feeder owns only devices it has plugged-in. It does not own devices plugged-in by another feeder.</text:span></text:span></text:p>
      <text:p text:style-name="P35"><text:span text:style-name="Strong_20_Emphasis"><text:span text:style-name="T50">Only </text:span></text:span><text:span text:style-name="Strong_20_Emphasis"><text:span text:style-name="T51">plugged-in</text:span></text:span><text:span text:style-name="Strong_20_Emphasis"><text:span text:style-name="T50"> device can be unplugged.</text:span></text:span></text:p>
      <text:h text:style-name="P59" text:outline-level="3"><text:bookmark-start text:name="__RefHeading__2534_1727089755"/><text:span text:style-name="Strong_20_Emphasis"><text:span text:style-name="T53">UnPlugForce function</text:span></text:span><text:bookmark-end text:name="__RefHeading__2534_1727089755"/></text:h>
      <text:p text:style-name="P17">Unplug a controller from the specified slot even if not owned.</text:p>
      <text:h text:style-name="P48" text:outline-level="4">Syntax</text:h>
      <text:p text:style-name="P11">DWORD UnPlugForce(UINT UserIndex);</text:p>
      <text:h text:style-name="P51" text:outline-level="4">Parameters</text:h>
      <text:p text:style-name="P27">UserIndex</text:p>
      <text:p text:style-name="P40">[in] Index of the device to unplug</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 </text:span></text:p>
      <text:p text:style-name="P32"><text:span text:style-name="T72">If the virtual USB bus is missing,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7">If the API fails to get the information from the virtual USB bus, the function returns</text:span></text:span><text:span text:style-name="Strong_20_Emphasis"><text:span text:style-name="T65"> </text:span></text:span><text:span text:style-name="Strong_20_Emphasis"><text:span text:style-name="T55">STATUS_IO_DEVICE_ERROR.</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span text:style-name="Strong_20_Emphasis"><text:span text:style-name="T56">.</text:span></text:span></text:p>
      <text:p text:style-name="P33"><text:span text:style-name="Strong_20_Emphasis"><text:span text:style-name="T56">If specified device does not exist, </text:span></text:span><text:span text:style-name="Strong_20_Emphasis"><text:span text:style-name="T57">the function returns</text:span></text:span><text:span text:style-name="Strong_20_Emphasis"><text:span text:style-name="T65"> </text:span></text:span><text:span text:style-name="Strong_20_Emphasis"><text:span text:style-name="T69">STATUS_DEVICE_DOES_NOT_EXIST</text:span></text:span><text:span text:style-name="Strong_20_Emphasis"><text:span text:style-name="T56">.</text:span></text:span></text:p>
      <text:p text:style-name="P36"><text:span text:style-name="Strong_20_Emphasis"><text:span text:style-name="T23">If Device failed to unload after a long wait, </text:span></text:span><text:span text:style-name="Strong_20_Emphasis"><text:span text:style-name="T24">the function returns </text:span></text:span><text:span text:style-name="Strong_20_Emphasis"><text:span text:style-name="T25">STATUS_TIMEOUT</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9">Warning</text:span></text:span><text:span text:style-name="Strong_20_Emphasis"><text:span text:style-name="T44">: This function will remove any device including devices that are owned by </text:span></text:span><text:span text:style-name="Strong_20_Emphasis"><text:span text:style-name="T46">other feeders</text:span></text:span><text:span text:style-name="Strong_20_Emphasis"><text:span text:style-name="T44">.</text:span></text:span></text:p>
      <text:p text:style-name="P32"><text:span text:style-name="Strong_20_Emphasis"><text:span text:style-name="T44">Use this function unplug (Remove) devices from the specified slot. Indices are bus-wide unique and range between 1 and 4.</text:span></text:span></text:p>
      <text:p text:style-name="P32"><text:span text:style-name="Strong_20_Emphasis"><text:span text:style-name="T44">Do not confuse </text:span></text:span><text:span text:style-name="Strong_20_Emphasis"><text:span text:style-name="T48">UserIndex</text:span></text:span><text:span text:style-name="Strong_20_Emphasis"><text:span text:style-name="T44"> (which is a virtual bus internal index) with the system-wide recognized </text:span></text:span><text:span text:style-name="Strong_20_Emphasis"><text:span text:style-name="T46">LED</text:span></text:span><text:span text:style-name="Strong_20_Emphasis"><text:span text:style-name="T44"> number (or index).</text:span></text:span></text:p>
      <text:p text:style-name="P35"><text:span text:style-name="Strong_20_Emphasis"><text:span text:style-name="T50">Only </text:span></text:span><text:span text:style-name="Strong_20_Emphasis"><text:span text:style-name="T51">plugged-in</text:span></text:span><text:span text:style-name="Strong_20_Emphasis"><text:span text:style-name="T50"> device can be unplugged.</text:span></text:span></text:p>
      <text:h text:style-name="P59" text:outline-level="3"><text:bookmark-start text:name="__RefHeading__3456_1727089755"/><text:span text:style-name="Strong_20_Emphasis"><text:span text:style-name="T53">isControllerPluggedIn function</text:span></text:span><text:bookmark-end text:name="__RefHeading__3456_1727089755"/></text:h>
      <text:p text:style-name="P17">Tests that a vXbox controller is plugged-in in the specified slot.</text:p>
      <text:h text:style-name="P48" text:outline-level="4">Syntax</text:h>
      <text:p text:style-name="P12"><text:span text:style-name="T89">DWORD </text:span><text:bookmark text:name="docs-internal-guid-4b1401ef-54ab-e37f-190e-1aa5fbc78c871"/><text:span text:style-name="T89">isControllerPluggedIn(UINT UserIndex, PBOOL Exist);</text:span></text:p>
      <text:h text:style-name="P51" text:outline-level="4">Parameters</text:h>
      <text:p text:style-name="P27">UserIndex</text:p>
      <text:p text:style-name="P40">[in] Index of the slot to test.</text:p>
      <text:p text:style-name="P28">Exist</text:p>
      <text:p text:style-name="P42"><text:span text:style-name="T76">[out] Pointer that receives the Boolean value. Valid only when function returns </text:span><text:span text:style-name="T87">STATUS</text:span><text:span text:style-name="Strong_20_Emphasis"><text:span text:style-name="T87">_SUCCESS</text:span></text:span><text:span text:style-name="T88">. </text:span></text:p>
      <text:p text:style-name="P41"><text:span text:style-name="T43">TRUE</text:span><text:span text:style-name="T90"> if a vBox device is plugged-in in the specifies slot.</text:span></text:p>
      <text:p text:style-name="P41"><text:span text:style-name="T43">FALSE</text:span><text:span text:style-name="T90"> if specifies slot is empty.</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 </text:span></text:p>
      <text:p text:style-name="P32"><text:span text:style-name="T72">If the virtual USB bus is missing,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 </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h text:style-name="P51" text:outline-level="4">Remarks</text:h>
      <text:p text:style-name="P32"><text:span text:style-name="Strong_20_Emphasis"><text:span text:style-name="T44">Use this function to test existence of a vBox device in the user-specifies slot. Indices are bus-wide unique and range between 1 and 4.</text:span></text:span></text:p>
      <text:p text:style-name="P32"><text:span text:style-name="Strong_20_Emphasis"><text:span text:style-name="T44">Do not confuse </text:span></text:span><text:span text:style-name="Strong_20_Emphasis"><text:span text:style-name="T48">UserIndex</text:span></text:span><text:span text:style-name="Strong_20_Emphasis"><text:span text:style-name="T44"> (which is a virtual bus internal index) with the system-wide recognized </text:span></text:span><text:span text:style-name="Strong_20_Emphasis"><text:span text:style-name="T46">LED</text:span></text:span><text:span text:style-name="Strong_20_Emphasis"><text:span text:style-name="T44"> number (or index).</text:span></text:span></text:p>
      <text:p text:style-name="P32"><text:span text:style-name="Strong_20_Emphasis"><text:span text:style-name="T44">If a device is plugged-in (or exists) in a specified slot it means that another device cannot be plugged in into this slot.</text:span></text:span></text:p>
      <text:p text:style-name="P35"><text:span text:style-name="Strong_20_Emphasis"><text:span text:style-name="T50">The feeder can control only devices that it </text:span></text:span><text:span text:style-name="Strong_20_Emphasis"><text:span text:style-name="T51">owns</text:span></text:span><text:span text:style-name="Strong_20_Emphasis"><text:span text:style-name="T50">. The feeder owns only devices it has plugged-in. It does not own devices plugged-in by another feeder.</text:span></text:span></text:p>
      <text:h text:style-name="P59" text:outline-level="3"><text:bookmark-start text:name="__RefHeading__3458_1727089755"/><text:span text:style-name="Strong_20_Emphasis"><text:span text:style-name="T53">isControllerOwned function</text:span></text:span><text:bookmark-end text:name="__RefHeading__3458_1727089755"/></text:h>
      <text:p text:style-name="P17">Tests that a vXbox controller is plugged-in in the specified slot.</text:p>
      <text:h text:style-name="P48" text:outline-level="4">Syntax</text:h>
      <text:p text:style-name="P11">DWORD isControllerOwned(UINT UserIndex, PBOOL Owned);</text:p>
      <text:h text:style-name="P51" text:outline-level="4">Parameters</text:h>
      <text:p text:style-name="P27">UserIndex</text:p>
      <text:p text:style-name="P40">[in] Index of the slot to test.</text:p>
      <text:p text:style-name="P28">Owned</text:p>
      <text:p text:style-name="P42"><text:span text:style-name="T76">[out] Pointer that receives the Boolean value. Valid only when function returns </text:span><text:span text:style-name="T87">STATUS</text:span><text:span text:style-name="Strong_20_Emphasis"><text:span text:style-name="T87">_SUCCESS</text:span></text:span><text:span text:style-name="T88">. </text:span></text:p>
      <text:p text:style-name="P41"><text:span text:style-name="T43">TRUE</text:span><text:span text:style-name="T90"> if a vBox device in the specifies slot is owned by the current feeder.</text:span></text:p>
      <text:p text:style-name="P41"><text:span text:style-name="T43">FALSE</text:span><text:span text:style-name="T90"> if a vBox device in the specifies slot is </text:span><text:span text:style-name="T91">not</text:span><text:span text:style-name="T90"> owned by the current feeder.</text:span></text:p>
      <text:h text:style-name="P52" text:outline-level="4">Return Value</text:h>
      <text:p text:style-name="P32"><text:span text:style-name="T72">If the function successful, the return code is </text:span><text:span text:style-name="T73">STATUS</text:span><text:span text:style-name="Strong_20_Emphasis"><text:span text:style-name="T73">_SUCCESS</text:span></text:span><text:span text:style-name="T72">. </text:span></text:p>
      <text:p text:style-name="P32"><text:span text:style-name="T72">If the virtual USB bus is missing,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7">If the API fails to get the information from the virtual USB bus, the function returns</text:span></text:span><text:span text:style-name="Strong_20_Emphasis"><text:span text:style-name="T65"> </text:span></text:span><text:span text:style-name="Strong_20_Emphasis"><text:span text:style-name="T55">STATUS_IO_DEVICE_ERROR.</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 </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h text:style-name="P51" text:outline-level="4">Remarks</text:h>
      <text:p text:style-name="P32"><text:span text:style-name="Strong_20_Emphasis"><text:span text:style-name="T44">Use this function to test if the vBox device in the user-specifies slot is owned by the current feeder. Indices are bus-wide unique and range between 1 and 4.</text:span></text:span></text:p>
      <text:p text:style-name="P32"><text:span text:style-name="Strong_20_Emphasis"><text:span text:style-name="T44">Do not confuse </text:span></text:span><text:span text:style-name="Strong_20_Emphasis"><text:span text:style-name="T48">UserIndex</text:span></text:span><text:span text:style-name="Strong_20_Emphasis"><text:span text:style-name="T44"> (which is a virtual bus internal index) with the system-wide recognized </text:span></text:span><text:span text:style-name="Strong_20_Emphasis"><text:span text:style-name="T46">LED</text:span></text:span><text:span text:style-name="Strong_20_Emphasis"><text:span text:style-name="T44"> number (or index).</text:span></text:span></text:p>
      <text:p text:style-name="P32"><text:span text:style-name="Strong_20_Emphasis"><text:span text:style-name="T44">The feeder can control only devices that it </text:span></text:span><text:span text:style-name="Strong_20_Emphasis"><text:span text:style-name="T46">owns</text:span></text:span><text:span text:style-name="Strong_20_Emphasis"><text:span text:style-name="T44">. The feeder owns only devices it has plugged-in. It does not own devices plugged-in by another feeder.</text:span></text:span></text:p>
      <text:p text:style-name="P35"><text:span text:style-name="Strong_20_Emphasis"><text:span text:style-name="T50">Only </text:span></text:span><text:span text:style-name="Strong_20_Emphasis"><text:span text:style-name="T51">plugged-in</text:span></text:span><text:span text:style-name="Strong_20_Emphasis"><text:span text:style-name="T50"> device can be owned.</text:span></text:span></text:p>
      <text:h text:style-name="P59" text:outline-level="3"><text:bookmark-start text:name="__RefHeading__4410_1727089755"/><text:span text:style-name="Strong_20_Emphasis"><text:span text:style-name="T53">GetLedNumber function</text:span></text:span><text:bookmark-end text:name="__RefHeading__4410_1727089755"/></text:h>
      <text:p text:style-name="P17">Get the LED Number associated with a vXbox device..</text:p>
      <text:h text:style-name="P48" text:outline-level="4">Syntax</text:h>
      <text:p text:style-name="P46">DWORD GetLedNumber(UINT UserIndex, PBYTE pLed);</text:p>
      <text:h text:style-name="P51" text:outline-level="4">Parameters</text:h>
      <text:p text:style-name="P27">UserIndex</text:p>
      <text:p text:style-name="P40">[in] Index of the device</text:p>
      <text:p text:style-name="P29">pLed</text:p>
      <text:p text:style-name="P40">[out] Pointer that receives the LED Number associated with the current device.</text:p>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the DLL fails to create a handle for this device, the function will unplug the device and return </text:span></text:span><text:span text:style-name="Strong_20_Emphasis"><text:span text:style-name="T55">STATUS_INVALID_HANDLE</text:span></text:span><text:span text:style-name="Strong_20_Emphasis"><text:span text:style-name="T56">.</text:span></text:span></text:p>
      <text:p text:style-name="P32"><text:span text:style-name="Strong_20_Emphasis"><text:span text:style-name="T56">If pointer </text:span></text:span><text:span text:style-name="Strong_20_Emphasis"><text:span text:style-name="T67">pLed </text:span></text:span><text:span text:style-name="Strong_20_Emphasis"><text:span text:style-name="T56">is invalid, </text:span></text:span><text:span text:style-name="Strong_20_Emphasis"><text:span text:style-name="T57">the function returns</text:span></text:span><text:span text:style-name="Strong_20_Emphasis"><text:span text:style-name="T65"> </text:span></text:span><text:span text:style-name="Strong_20_Emphasis"><text:span text:style-name="T55">STATUS_INVALID_PARAMETER_2.</text:span></text:span></text:p>
      <text:h text:style-name="P51" text:outline-level="4">Remarks</text:h>
      <text:p text:style-name="P32"><text:span text:style-name="Strong_20_Emphasis"><text:span text:style-name="T44">Use this function to retrieve the LED number (a.k.a. LED Index) associated with the current device. This number represents the illuminated quarter-circle that indicates the Controller number.</text:span></text:span></text:p>
      <text:p text:style-name="P8"><text:span text:style-name="Strong_20_Emphasis"><text:span text:style-name="T44">The LED Number is not related to the User Index of the vXbox device.</text:span></text:span></text:p>
      <text:h text:style-name="P67" text:outline-level="2"><text:bookmark-start text:name="__RefHeading__4412_1727089755"/><text:span text:style-name="Strong_20_Emphasis"><text:span text:style-name="T63">Device Position Control</text:span></text:span><text:bookmark-end text:name="__RefHeading__4412_1727089755"/></text:h>
      <text:p text:style-name="P19">The following functions change the position of the vXbox device controls.</text:p>
      <text:p text:style-name="P19">They change the position of the Axes, Trigger buttons, buttons and D-Pad.</text:p>
      <text:p text:style-name="P19">The functions that control the <text:s/>Axes and the Trigger buttons set each control individually. The functions that control the buttons and the D-Pad may set/reset a number of controls simultaneously.</text:p>
      <text:p text:style-name="P19">There are also functions that reset a device to its neutral position:</text:p>
      <text:list xml:id="list7512746924546502382" text:style-name="L6">
        <text:list-item>
          <text:p text:style-name="P21">Axes are centered.</text:p>
        </text:list-item>
        <text:list-item>
          <text:p text:style-name="P21">Trigger buttons not pressed</text:p>
        </text:list-item>
        <text:list-item>
          <text:p text:style-name="P21">Buttons released</text:p>
        </text:list-item>
        <text:list-item>
          <text:p text:style-name="P21">D-Pad in neutral position</text:p>
        </text:list-item>
      </text:list>
      <text:h text:style-name="P67" text:outline-level="3"><text:bookmark-start text:name="__RefHeading__4414_1727089755"/><text:span text:style-name="Strong_20_Emphasis"><text:span text:style-name="T70">SetAxisLx function</text:span></text:span><text:bookmark-end text:name="__RefHeading__4414_1727089755"/></text:h>
      <text:p text:style-name="P17">Set Left Stick X-Axis to specified value</text:p>
      <text:h text:style-name="P48" text:outline-level="4">Syntax</text:h>
      <text:p text:style-name="P46">DWORD SetAxisLx(UINT UserIndex, SHORT Value);</text:p>
      <text:h text:style-name="P51" text:outline-level="4">Parameters</text:h>
      <text:p text:style-name="P27">UserIndex</text:p>
      <text:p text:style-name="P40">[in] Index of the device</text:p>
      <text:p text:style-name="P28">Value</text:p>
      <text:p text:style-name="P44"><text:span text:style-name="T16">[in] Axis value (Range: </text:span><text:bookmark text:name="docs-internal-guid-4b1401ef-6964-340c-7941-6cf7c957608d"/><text:span text:style-name="T6">-32768 to 32767</text:span> <text:span text:style-name="T16">)</text:span></text:p>
      <text:p text:style-name="P30"/>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6">If </text:span></text:span><text:span text:style-name="Strong_20_Emphasis"><text:span text:style-name="T68">Value</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_2.</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set the position of the X-Axis in the Left-thumb stick of the specified device.</text:span></text:span></text:p>
      <text:p text:style-name="P8"><text:span text:style-name="Strong_20_Emphasis"><text:span text:style-name="T44">The valid range is <text:s/>-32768 to 32767. Center value is 0.</text:span></text:span></text:p>
      <text:h text:style-name="P66" text:outline-level="3"><text:bookmark-start text:name="__RefHeading__4416_1727089755"/><text:span text:style-name="Strong_20_Emphasis"><text:span text:style-name="T70">SetAxisLy function</text:span></text:span><text:bookmark-end text:name="__RefHeading__4416_1727089755"/></text:h>
      <text:p text:style-name="P17">Set Left Stick Y-Axis to specified value</text:p>
      <text:h text:style-name="P48" text:outline-level="4">Syntax</text:h>
      <text:p text:style-name="P46">DWORD SetAxisLy(UINT UserIndex, SHORT Value);</text:p>
      <text:h text:style-name="P51" text:outline-level="4">Parameters</text:h>
      <text:p text:style-name="P27">UserIndex</text:p>
      <text:p text:style-name="P40">[in] Index of the device</text:p>
      <text:p text:style-name="P28">Value</text:p>
      <text:p text:style-name="P44"><text:span text:style-name="T16">[in] Axis value (Range: </text:span><text:bookmark text:name="docs-internal-guid-4b1401ef-6964-340c-7941-6cf7c957608d1"/><text:span text:style-name="T6">-32768 to 32767</text:span> <text:span text:style-name="T16">)</text:span></text:p>
      <text:p text:style-name="P30"/>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6">If </text:span></text:span><text:span text:style-name="Strong_20_Emphasis"><text:span text:style-name="T68">Value</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_2.</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set the position of the Y-Axis in the Left-thumb stick of the specified device.</text:span></text:span></text:p>
      <text:p text:style-name="P8"><text:span text:style-name="Strong_20_Emphasis"><text:span text:style-name="T44">The valid range is <text:s/>-32768 to 32767. Center value is 0.</text:span></text:span></text:p>
      <text:h text:style-name="P66" text:outline-level="3"><text:bookmark-start text:name="__RefHeading__4418_1727089755"/><text:span text:style-name="Strong_20_Emphasis"><text:span text:style-name="T70">SetAxisRx function</text:span></text:span><text:bookmark-end text:name="__RefHeading__4418_1727089755"/></text:h>
      <text:p text:style-name="P17">Set Right Stick X-Axis to specified value</text:p>
      <text:h text:style-name="P48" text:outline-level="4">Syntax</text:h>
      <text:p text:style-name="P46">DWORD SetAxisRx(UINT UserIndex, SHORT Value);</text:p>
      <text:h text:style-name="P51" text:outline-level="4">Parameters</text:h>
      <text:p text:style-name="P27">UserIndex</text:p>
      <text:p text:style-name="P40">[in] Index of the device</text:p>
      <text:p text:style-name="P28">Value</text:p>
      <text:p text:style-name="P44"><text:span text:style-name="T16">[in] Axis value (Range: </text:span><text:bookmark text:name="docs-internal-guid-4b1401ef-6964-340c-7941-6cf7c957608d2"/><text:span text:style-name="T6">-32768 to 32767</text:span> <text:span text:style-name="T16">)</text:span></text:p>
      <text:p text:style-name="P30"/>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6">If </text:span></text:span><text:span text:style-name="Strong_20_Emphasis"><text:span text:style-name="T68">Value</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_2.</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set the position of the X-Axis in the Right-thumb stick of the specified device.</text:span></text:span></text:p>
      <text:p text:style-name="P8"><text:span text:style-name="Strong_20_Emphasis"><text:span text:style-name="T44">The valid range is <text:s/>-32768 to 32767. Center value is 0.</text:span></text:span></text:p>
      <text:h text:style-name="P66" text:outline-level="3"><text:bookmark-start text:name="__RefHeading__4420_1727089755"/><text:span text:style-name="Strong_20_Emphasis">SetAxisRy function</text:span><text:bookmark-end text:name="__RefHeading__4420_1727089755"/></text:h>
      <text:p text:style-name="P17">Set Right Stick Y-Axis to specified value</text:p>
      <text:h text:style-name="P48" text:outline-level="4">Syntax</text:h>
      <text:p text:style-name="P46">DWORD SetAxisRy(UINT UserIndex, SHORT Value);</text:p>
      <text:h text:style-name="P51" text:outline-level="4">Parameters</text:h>
      <text:p text:style-name="P27">UserIndex</text:p>
      <text:p text:style-name="P40">[in] Index of the device</text:p>
      <text:p text:style-name="P28">Value</text:p>
      <text:p text:style-name="P44"><text:span text:style-name="T16">[in] Axis value (Range: </text:span><text:bookmark text:name="docs-internal-guid-4b1401ef-6964-340c-7941-6cf7c957608d3"/><text:span text:style-name="T6">-32768 to 32767</text:span> <text:span text:style-name="T16">)</text:span></text:p>
      <text:p text:style-name="P30"/>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6">If </text:span></text:span><text:span text:style-name="Strong_20_Emphasis"><text:span text:style-name="T68">Value</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_2.</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set the position of the Y-Axis in the Right-thumb stick of the specified device.</text:span></text:span></text:p>
      <text:p text:style-name="P8"><text:span text:style-name="Strong_20_Emphasis"><text:span text:style-name="T44">The valid range is <text:s/>-32768 to 32767. Center value is 0.</text:span></text:span></text:p>
      <text:h text:style-name="P66" text:outline-level="3"><text:bookmark-start text:name="__RefHeading__5289_1727089755"/><text:span text:style-name="Strong_20_Emphasis"><text:span text:style-name="T60">SetTriggerL function</text:span></text:span><text:bookmark-end text:name="__RefHeading__5289_1727089755"/></text:h>
      <text:p text:style-name="P17">Set Left Trigger to specified value</text:p>
      <text:h text:style-name="P48" text:outline-level="4">Syntax</text:h>
      <text:p text:style-name="P46">DWORD SetTriggerL(UINT UserIndex, BYTE Value);</text:p>
      <text:h text:style-name="P51" text:outline-level="4">Parameters</text:h>
      <text:p text:style-name="P27">UserIndex</text:p>
      <text:p text:style-name="P40">[in] Index of the device</text:p>
      <text:p text:style-name="P28">Value</text:p>
      <text:p text:style-name="P40">[in] Trigger value (Range: 0-255)</text:p>
      <text:p text:style-name="P30"/>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6">If </text:span></text:span><text:span text:style-name="Strong_20_Emphasis"><text:span text:style-name="T68">Value</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_2.</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set the position of the Left Trigger of the specified device.</text:span></text:span></text:p>
      <text:p text:style-name="P8"><text:span text:style-name="Strong_20_Emphasis"><text:span text:style-name="T44">The valid range is 0 to 255.</text:span></text:span></text:p>
      <text:h text:style-name="P66" text:outline-level="3"><text:bookmark-start text:name="__RefHeading__5291_1727089755"/><text:span text:style-name="Strong_20_Emphasis"><text:span text:style-name="T70">SetTriggerR function</text:span></text:span><text:bookmark-end text:name="__RefHeading__5291_1727089755"/></text:h>
      <text:p text:style-name="P17">Set Right Trigger to specified value</text:p>
      <text:h text:style-name="P48" text:outline-level="4">Syntax</text:h>
      <text:p text:style-name="P46">DWORD SetTriggerR(UINT UserIndex, BYTE Value);</text:p>
      <text:h text:style-name="P51" text:outline-level="4">Parameters</text:h>
      <text:p text:style-name="P27">UserIndex</text:p>
      <text:p text:style-name="P40">[in] Index of the device</text:p>
      <text:p text:style-name="P28">Value</text:p>
      <text:p text:style-name="P40">[in] Trigger value (Range: 0-255)</text:p>
      <text:p text:style-name="P30"/>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6">If </text:span></text:span><text:span text:style-name="Strong_20_Emphasis"><text:span text:style-name="T68">Value</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_2.</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set the position of the Right Trigger of the specified device.</text:span></text:span></text:p>
      <text:p text:style-name="P8"><text:span text:style-name="Strong_20_Emphasis"><text:span text:style-name="T44">The valid range is 0 to 255.</text:span></text:span></text:p>
      <text:h text:style-name="P66" text:outline-level="3"><text:bookmark-start text:name="__RefHeading__5293_1727089755"/><text:span text:style-name="Strong_20_Emphasis"><text:span text:style-name="T60">SetBtn function</text:span></text:span><text:bookmark-end text:name="__RefHeading__5293_1727089755"/></text:h>
      <text:p text:style-name="P17">Press/Release one or more vBox device buttons.</text:p>
      <text:h text:style-name="P48" text:outline-level="4">Syntax</text:h>
      <text:p text:style-name="P46">DWORD SetBtn(UINT UserIndex, WORD Button, BOOL Press);</text:p>
      <text:h text:style-name="P51" text:outline-level="4">Parameters</text:h>
      <text:p text:style-name="P27">UserIndex</text:p>
      <text:p text:style-name="P40">[in] Index of the device</text:p>
      <text:p text:style-name="P28">Button</text:p>
      <text:p text:style-name="P40">[in] Button(s) to Press or Release</text:p>
      <text:p text:style-name="P28">Press</text:p>
      <text:h text:style-name="P54" text:outline-level="4">[in] Press or Release button</text:h>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Press or Release one or more buttons of the specified device.</text:span></text:span></text:p>
      <text:p text:style-name="P32"><text:span text:style-name="Strong_20_Emphasis"><text:span text:style-name="T44">If you want to Press the buttons, set parameter </text:span></text:span><text:span text:style-name="Strong_20_Emphasis"><text:span text:style-name="T48">Press</text:span></text:span><text:span text:style-name="Strong_20_Emphasis"><text:span text:style-name="T44"> to TRUE. </text:span></text:span></text:p>
      <text:p text:style-name="P32"><text:span text:style-name="Strong_20_Emphasis"><text:span text:style-name="T44">If you want to Release the buttons, set parameter </text:span></text:span><text:span text:style-name="Strong_20_Emphasis"><text:span text:style-name="T48">Press</text:span></text:span><text:span text:style-name="Strong_20_Emphasis"><text:span text:style-name="T44"> to FALSE.</text:span></text:span></text:p>
      <text:p text:style-name="P32"><text:span text:style-name="Strong_20_Emphasis"><text:span text:style-name="T44">Specify the button(s) to Press or Release by setting the correct value in parameter </text:span></text:span><text:span text:style-name="Strong_20_Emphasis"><text:span text:style-name="T48">Button</text:span></text:span><text:span text:style-name="Strong_20_Emphasis"><text:span text:style-name="T44">. You may OR two or more button values.</text:span></text:span></text:p>
      <text:p text:style-name="P32"><text:span text:style-name="Strong_20_Emphasis"><text:span text:style-name="T44">Button values are defined in header file Xinput.h (part of the WDK). The available values are:</text:span></text:span></text:p>
      <table:table table:name="Button_Macros" table:style-name="Button_5f_Macros">
        <table:table-column table:style-name="Button_5f_Macros.A"/>
        <table:table-column table:style-name="Button_5f_Macros.B"/>
        <text:soft-page-break/>
        <table:table-row>
          <table:table-cell table:style-name="Button_5f_Macros.A1" office:value-type="string">
            <text:p text:style-name="P34">XINPUT_GAMEPAD_START</text:p>
          </table:table-cell>
          <table:table-cell table:style-name="Button_5f_Macros.B1" office:value-type="string">
            <text:p text:style-name="P34">0x0010</text:p>
          </table:table-cell>
        </table:table-row>
        <table:table-row>
          <table:table-cell table:style-name="Button_5f_Macros.A2" office:value-type="string">
            <text:p text:style-name="P34">XINPUT_GAMEPAD_BACK</text:p>
          </table:table-cell>
          <table:table-cell table:style-name="Button_5f_Macros.B2" office:value-type="string">
            <text:p text:style-name="P34">0x0020</text:p>
          </table:table-cell>
        </table:table-row>
        <table:table-row>
          <table:table-cell table:style-name="Button_5f_Macros.A2" office:value-type="string">
            <text:p text:style-name="P34">XINPUT_GAMEPAD_LEFT_THUMB</text:p>
          </table:table-cell>
          <table:table-cell table:style-name="Button_5f_Macros.B2" office:value-type="string">
            <text:p text:style-name="P34">0x0040</text:p>
          </table:table-cell>
        </table:table-row>
        <table:table-row>
          <table:table-cell table:style-name="Button_5f_Macros.A2" office:value-type="string">
            <text:p text:style-name="P34">XINPUT_GAMEPAD_RIGHT_THUMB</text:p>
          </table:table-cell>
          <table:table-cell table:style-name="Button_5f_Macros.B2" office:value-type="string">
            <text:p text:style-name="P34">0x0080</text:p>
          </table:table-cell>
        </table:table-row>
        <table:table-row>
          <table:table-cell table:style-name="Button_5f_Macros.A2" office:value-type="string">
            <text:p text:style-name="P34">XINPUT_GAMEPAD_LEFT_SHOULDER</text:p>
          </table:table-cell>
          <table:table-cell table:style-name="Button_5f_Macros.B2" office:value-type="string">
            <text:p text:style-name="P34">0x0100</text:p>
          </table:table-cell>
        </table:table-row>
        <table:table-row>
          <table:table-cell table:style-name="Button_5f_Macros.A2" office:value-type="string">
            <text:p text:style-name="P34">XINPUT_GAMEPAD_RIGHT_SHOULDER</text:p>
          </table:table-cell>
          <table:table-cell table:style-name="Button_5f_Macros.B2" office:value-type="string">
            <text:p text:style-name="P34">0x0200</text:p>
          </table:table-cell>
        </table:table-row>
        <table:table-row>
          <table:table-cell table:style-name="Button_5f_Macros.A2" office:value-type="string">
            <text:p text:style-name="P34">XINPUT_GAMEPAD_A</text:p>
          </table:table-cell>
          <table:table-cell table:style-name="Button_5f_Macros.B2" office:value-type="string">
            <text:p text:style-name="P34">0x1000</text:p>
          </table:table-cell>
        </table:table-row>
        <table:table-row>
          <table:table-cell table:style-name="Button_5f_Macros.A2" office:value-type="string">
            <text:p text:style-name="P34">XINPUT_GAMEPAD_B</text:p>
          </table:table-cell>
          <table:table-cell table:style-name="Button_5f_Macros.B2" office:value-type="string">
            <text:p text:style-name="P34">0x2000</text:p>
          </table:table-cell>
        </table:table-row>
        <table:table-row>
          <table:table-cell table:style-name="Button_5f_Macros.A2" office:value-type="string">
            <text:p text:style-name="P34">XINPUT_GAMEPAD_X</text:p>
          </table:table-cell>
          <table:table-cell table:style-name="Button_5f_Macros.B2" office:value-type="string">
            <text:p text:style-name="P34">0x4000</text:p>
          </table:table-cell>
        </table:table-row>
        <table:table-row>
          <table:table-cell table:style-name="Button_5f_Macros.A2" office:value-type="string">
            <text:p text:style-name="P34">XINPUT_GAMEPAD_Y</text:p>
          </table:table-cell>
          <table:table-cell table:style-name="Button_5f_Macros.B2" office:value-type="string">
            <text:p text:style-name="P34">0x8000</text:p>
          </table:table-cell>
        </table:table-row>
      </table:table>
      <text:h text:style-name="P56" text:outline-level="4"/>
      <text:h text:style-name="P63" text:outline-level="3"><text:bookmark-start text:name="__RefHeading__5295_1727089755"/>SetDpad function<text:bookmark-end text:name="__RefHeading__5295_1727089755"/></text:h>
      <text:p text:style-name="P17">Press one or more vBox device D-Pad Directions.</text:p>
      <text:h text:style-name="P48" text:outline-level="4">Syntax</text:h>
      <text:p text:style-name="P46">DWORD SetDpad(UINT UserIndex, UCHAR Value);</text:p>
      <text:h text:style-name="P51" text:outline-level="4">Parameters</text:h>
      <text:p text:style-name="P27">UserIndex</text:p>
      <text:p text:style-name="P40">[in] Index of the device</text:p>
      <text:p text:style-name="P28">Value</text:p>
      <text:p text:style-name="P40">[in] Direction(s) to press</text:p>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Press <text:s/>one or more D-Pad directions of the specified device.</text:span></text:span></text:p>
      <text:p text:style-name="P32"><text:span text:style-name="Strong_20_Emphasis"><text:span text:style-name="T44">Specify the direction(s) to Press <text:s/>by setting the correct value in parameter </text:span></text:span><text:span text:style-name="Strong_20_Emphasis"><text:span text:style-name="T48">Value</text:span></text:span><text:span text:style-name="Strong_20_Emphasis"><text:span text:style-name="T44">. You may OR two or more direction values. </text:span></text:span></text:p>
      <text:p text:style-name="P32"><text:span text:style-name="Strong_20_Emphasis"><text:span text:style-name="T44">Every call to this function replaces the previous D-Pad state.</text:span></text:span></text:p>
      <text:p text:style-name="P32"><text:span text:style-name="Strong_20_Emphasis"><text:span text:style-name="T44">Use value=0 to depress all directions. </text:span></text:span></text:p>
      <text:p text:style-name="P32"><text:span text:style-name="Strong_20_Emphasis"><text:span text:style-name="T44">Direction values are defined in header file Xinput.h (part of the WDK). The available values are:</text:span></text:span></text:p>
      <table:table table:name="D-Pad_Macros" table:style-name="D-Pad_5f_Macros">
        <table:table-column table:style-name="D-Pad_5f_Macros.A"/>
        <table:table-column table:style-name="D-Pad_5f_Macros.B"/>
        <table:table-row>
          <table:table-cell table:style-name="D-Pad_5f_Macros.A1" office:value-type="string">
            <text:p text:style-name="P34">XINPUT_GAMEPAD_DPAD_UP</text:p>
          </table:table-cell>
          <table:table-cell table:style-name="D-Pad_5f_Macros.B1" office:value-type="string">
            <text:p text:style-name="P34">0x0001</text:p>
          </table:table-cell>
        </table:table-row>
        <text:soft-page-break/>
        <table:table-row>
          <table:table-cell table:style-name="D-Pad_5f_Macros.A2" office:value-type="string">
            <text:p text:style-name="P34">XINPUT_GAMEPAD_DPAD_DOWN</text:p>
          </table:table-cell>
          <table:table-cell table:style-name="D-Pad_5f_Macros.B2" office:value-type="string">
            <text:p text:style-name="P34">0x0002</text:p>
          </table:table-cell>
        </table:table-row>
        <table:table-row>
          <table:table-cell table:style-name="D-Pad_5f_Macros.A2" office:value-type="string">
            <text:p text:style-name="P34">XINPUT_GAMEPAD_DPAD_LEFT</text:p>
          </table:table-cell>
          <table:table-cell table:style-name="D-Pad_5f_Macros.B2" office:value-type="string">
            <text:p text:style-name="P34">0x0004</text:p>
          </table:table-cell>
        </table:table-row>
        <table:table-row>
          <table:table-cell table:style-name="D-Pad_5f_Macros.A2" office:value-type="string">
            <text:p text:style-name="P34">XINPUT_GAMEPAD_DPAD_RIGHT</text:p>
          </table:table-cell>
          <table:table-cell table:style-name="D-Pad_5f_Macros.B2" office:value-type="string">
            <text:p text:style-name="P34">0x0008</text:p>
          </table:table-cell>
        </table:table-row>
      </table:table>
      <text:h text:style-name="P55" text:outline-level="3"><text:bookmark-start text:name="__RefHeading__5660_1727089755"/><text:span text:style-name="Strong_20_Emphasis"><text:span text:style-name="T62">ResetController function</text:span></text:span><text:bookmark-end text:name="__RefHeading__5660_1727089755"/></text:h>
      <text:p text:style-name="P17">Reset all vBox device controls.</text:p>
      <text:h text:style-name="P48" text:outline-level="4">Syntax</text:h>
      <text:p text:style-name="P46">DWORD ResetController(UINT UserIndex);</text:p>
      <text:h text:style-name="P51" text:outline-level="4">Parameters</text:h>
      <text:p text:style-name="P27">UserIndex</text:p>
      <text:p text:style-name="P40">[in] Index of the device</text:p>
      <text:h text:style-name="P52" text:outline-level="4">Return Value</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Remarks</text:h>
      <text:p text:style-name="P32"><text:span text:style-name="Strong_20_Emphasis"><text:span text:style-name="T44">Use this function to reset all controls of the specified device.</text:span></text:span></text:p>
      <text:p text:style-name="P32"><text:span text:style-name="Strong_20_Emphasis"><text:span text:style-name="T44">If successful, the device controls are reset to the following values:</text:span></text:span></text:p>
      <text:list xml:id="list3846812755782783102" text:style-name="L8">
        <text:list-item>
          <text:p text:style-name="P23"><text:span text:style-name="Strong_20_Emphasis"><text:span text:style-name="T44">Axes: Centered (Value=0)</text:span></text:span></text:p>
        </text:list-item>
        <text:list-item>
          <text:p text:style-name="P23"><text:span text:style-name="Strong_20_Emphasis"><text:span text:style-name="T44">Triggers: Minimum (Value=0)</text:span></text:span></text:p>
        </text:list-item>
        <text:list-item>
          <text:p text:style-name="P23"><text:span text:style-name="Strong_20_Emphasis"><text:span text:style-name="T44">Buttons: Released</text:span></text:span></text:p>
        </text:list-item>
        <text:list-item>
          <text:p text:style-name="P10"><text:span text:style-name="Strong_20_Emphasis"><text:span text:style-name="T44">D-Pad: Neutral (centered)</text:span></text:span></text:p>
        </text:list-item>
      </text:list>
      <text:p text:style-name="P9"><text:soft-page-break/><text:span text:style-name="Strong_20_Emphasis"><text:span text:style-name="T60"/></text:span></text:p>
      <text:h text:style-name="P57" text:outline-level="3"><text:bookmark-start text:name="__RefHeading__5670_1727089755"/><text:span text:style-name="Strong_20_Emphasis"><text:span text:style-name="T60">ResetAllControllers function</text:span></text:span><text:bookmark-end text:name="__RefHeading__5670_1727089755"/></text:h>
      <text:p text:style-name="P17">Reset controls on all <text:s/>all vBox devices.</text:p>
      <text:h text:style-name="P48" text:outline-level="5"><text:bookmark-start text:name="__RefHeading__5662_1727089755"/>Syntax<text:bookmark-end text:name="__RefHeading__5662_1727089755"/></text:h>
      <text:p text:style-name="P46">DWORD ResetAllControllers(void);</text:p>
      <text:h text:style-name="P51" text:outline-level="4"><text:bookmark-start text:name="__RefHeading__5664_1727089755"/>Parameters<text:bookmark-end text:name="__RefHeading__5664_1727089755"/></text:h>
      <text:p text:style-name="P31">None</text:p>
      <text:h text:style-name="P52" text:outline-level="5"><text:bookmark-start text:name="__RefHeading__5666_1727089755"/>Return Value<text:bookmark-end text:name="__RefHeading__5666_1727089755"/></text:h>
      <text:p text:style-name="P32"><text:span text:style-name="T72">If the function succeeds, the return code is </text:span><text:span text:style-name="T73">STATUS</text:span><text:span text:style-name="Strong_20_Emphasis"><text:span text:style-name="T73">_SUCCESS</text:span></text:span><text:span text:style-name="T72">. </text:span></text:p>
      <text:p text:style-name="P32"><text:span text:style-name="T72">If there is no virtual USB bus, the function returns <text:s/></text:span><text:span text:style-name="T66"><text:s/></text:span><text:span text:style-name="T55">STATUS</text:span><text:span text:style-name="Strong_20_Emphasis"><text:span text:style-name="T55">_NO_SUCH_DEVICE.</text:span></text:span></text:p>
      <text:p text:style-name="P32"><text:span text:style-name="Strong_20_Emphasis"><text:span text:style-name="T56">If </text:span></text:span><text:span text:style-name="Strong_20_Emphasis"><text:span text:style-name="T59">UserIndex</text:span></text:span><text:span text:style-name="Strong_20_Emphasis"><text:span text:style-name="T56"> is out of range</text:span></text:span><text:span text:style-name="Strong_20_Emphasis"><text:span text:style-name="T57">, the function returns</text:span></text:span><text:span text:style-name="Strong_20_Emphasis"><text:span text:style-name="T65"> </text:span></text:span><text:span text:style-name="Strong_20_Emphasis"><text:span text:style-name="T55">STATUS_INVALID_PARAMETER.</text:span></text:span></text:p>
      <text:p text:style-name="P32"><text:span text:style-name="Strong_20_Emphasis"><text:span text:style-name="T57">If the API fails to get the information from the virtual USB bus, the function returns <text:s/></text:span></text:span><text:span text:style-name="Strong_20_Emphasis"><text:span text:style-name="T65"><text:s/></text:span></text:span><text:span text:style-name="Strong_20_Emphasis"><text:span text:style-name="T55">STATUS_IO_DEVICE_ERROR.</text:span></text:span></text:p>
      <text:p text:style-name="P36"><text:span text:style-name="Strong_20_Emphasis"><text:span text:style-name="T23">If device does not exist, the function will return </text:span></text:span><text:span text:style-name="Strong_20_Emphasis"><text:span text:style-name="T25">STATUS_DEVICE_DOES_NOT_EXIST</text:span></text:span><text:span text:style-name="Strong_20_Emphasis"><text:span text:style-name="T23">.</text:span></text:span></text:p>
      <text:p text:style-name="P32"><text:span text:style-name="Strong_20_Emphasis"><text:span text:style-name="T56">If device failed to start after it has been inserted, the function will return </text:span></text:span><text:span text:style-name="Strong_20_Emphasis"><text:span text:style-name="T55">STATUS_DEVICE_NOT_READY</text:span></text:span><text:span text:style-name="Strong_20_Emphasis"><text:span text:style-name="T56">.</text:span></text:span></text:p>
      <text:p text:style-name="P32"><text:span text:style-name="Strong_20_Emphasis"><text:span text:style-name="T56">If specified device is not owned by the current feeder, </text:span></text:span><text:span text:style-name="Strong_20_Emphasis"><text:span text:style-name="T57">the function returns</text:span></text:span><text:span text:style-name="Strong_20_Emphasis"><text:span text:style-name="T65"> </text:span></text:span><text:span text:style-name="Strong_20_Emphasis"><text:span text:style-name="T55">STATUS_RESOURCE_NOT_OWNED</text:span></text:span><text:span text:style-name="Strong_20_Emphasis"><text:span text:style-name="T56">.</text:span></text:span></text:p>
      <text:p text:style-name="P36"><text:span text:style-name="Strong_20_Emphasis"><text:span text:style-name="T23">If the current position pf the device cannot be obtained, the function returns </text:span></text:span><text:span text:style-name="Strong_20_Emphasis"><text:span text:style-name="T25">STATUS_MEMORY_NOT_ALLOCATED</text:span></text:span><text:span text:style-name="Strong_20_Emphasis"><text:span text:style-name="T23">.</text:span></text:span><text:span text:style-name="Strong_20_Emphasis"><text:span text:style-name="T56"> </text:span></text:span></text:p>
      <text:h text:style-name="P51" text:outline-level="4"><text:bookmark-start text:name="__RefHeading__5668_1727089755"/>Remarks<text:bookmark-end text:name="__RefHeading__5668_1727089755"/></text:h>
      <text:p text:style-name="P32"><text:span text:style-name="Strong_20_Emphasis"><text:span text:style-name="T44">Use this function to reset all controls of all vXbox device.</text:span></text:span></text:p>
      <text:p text:style-name="P32"><text:span text:style-name="Strong_20_Emphasis"><text:span text:style-name="T44">If successful, the device controls are reset to the following values:</text:span></text:span></text:p>
      <text:list xml:id="list4260304198816948102" text:style-name="L9">
        <text:list-item>
          <text:p text:style-name="P24"><text:span text:style-name="Strong_20_Emphasis"><text:span text:style-name="T44">Axes: Centered (Value=0)</text:span></text:span></text:p>
        </text:list-item>
        <text:list-item>
          <text:p text:style-name="P24"><text:span text:style-name="Strong_20_Emphasis"><text:span text:style-name="T44">Triggers: Minimum (Value=0)</text:span></text:span></text:p>
        </text:list-item>
        <text:list-item>
          <text:p text:style-name="P24"><text:span text:style-name="Strong_20_Emphasis"><text:span text:style-name="T44">Buttons: Released</text:span></text:span></text:p>
        </text:list-item>
        <text:list-item>
          <text:p text:style-name="P24"><text:span text:style-name="Strong_20_Emphasis"><text:span text:style-name="T58">D-Pad: Neutral (centered)</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ourier New" svg:font-family="'Courier New'"/>
    <style:font-face style:name="OpenSymbol" svg:font-family="OpenSymbol"/>
    <style:font-face style:name="Segoe UI Light" svg:font-family="'Segoe UI Light', 'Segoe UI', 'Lucida Grande', Verdana, Arial, Helvetica, sans-serif"/>
    <style:font-face style:name="Segoe UI Semibold" svg:font-family="'Segoe UI Semibold', 'Segoe UI', 'Lucida Grande', Verdana, Arial, Helvetica, sans-serif"/>
    <style:font-face style:name="Segoe UI1" svg:font-family="'Segoe UI', 'Lucida Grande', Verdana, Arial, Helvetica, sans-serif"/>
    <style:font-face style:name="Tahoma1" svg:font-family="Tahoma"/>
    <style:font-face style:name="Courier New1"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Segoe UI Light1" svg:font-family="'Segoe UI Light', 'Segoe UI', 'Lucida Grande', Verdana, Arial, Helvetica, sans-serif" style:font-adornments="Regular" style:font-family-generic="swiss" style:font-pitch="variable"/>
    <style:font-face style:name="Segoe UI3" svg:font-family="'Segoe UI', 'Lucida Grande', Verdana, Arial, Helvetica, sans-serif" style:font-adornments="Bold" style:font-family-generic="swiss" style:font-pitch="variable"/>
    <style:font-face style:name="Segoe UI2" svg:font-family="'Segoe UI', 'Lucida Grande', Verdana, Arial, Helvetica, sans-serif" style:font-adornments="Italic" style:font-family-generic="swiss" style:font-pitch="variable"/>
    <style:font-face style:name="Segoe UI" svg:font-family="'Segoe UI', 'Lucida Grande', Verdana, Arial, Helvetica, sans-serif" style:font-adornments="Regular"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language="zxx" fo:country="none"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39M19S</meta:editing-duration>
    <meta:editing-cycles>10</meta:editing-cycles>
    <meta:generator>OpenOffice/4.1.2$Win32 OpenOffice.org_project/412m3$Build-9782</meta:generator>
    <dc:date>2016-09-04T10:31:03.44</dc:date>
    <dc:creator>Shaul Eizikovich</dc:creator>
    <meta:document-statistic meta:table-count="11" meta:image-count="0" meta:object-count="0" meta:page-count="54" meta:paragraph-count="1125" meta:word-count="7680" meta:character-count="48084"/>
    <meta:user-defined meta:name="Info 1"/>
    <meta:user-defined meta:name="Info 2"/>
    <meta:user-defined meta:name="Info 3"/>
    <meta:user-defined meta:name="Info 4"/>
  </office:meta>
</office:document-meta>
</file>